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7.66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ME_0" table:style-name="ta1">
        <table:shapes>
          <draw:frame draw:z-index="0" draw:style-name="gr1" draw:text-style-name="P1" svg:width="276.41mm" svg:height="171.86mm" svg:x="248.11mm" svg:y="26.57mm">
            <loext:p draw:notify-on-update-of-ranges="TIME_0.A4:TIME_0.A84 TIME_0.B4:TIME_0.B84 TIME_0.C4:TIME_0.C84 TIME_0.D4:TIME_0.D84 TIME_0.E4:TIME_0.E84 TIME_0.F4:TIME_0.F84 TIME_0.G4:TIME_0.G84 TIME_0.H4:TIME_0.H84 TIME_0.I4:TIME_0.I84 TIME_0.J4:TIME_0.J8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1" table:default-cell-style-name="Default"/>
        <table:table-row table:style-name="ro1">
          <table:table-cell office:value-type="string" calcext:value-type="string">
            <text:p>TIME DATA - SEED 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PU TIME</text:p>
          </table:table-cell>
          <table:table-cell office:value-type="string" calcext:value-type="string">
            <text:p>OBJ_VALUE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maroon</text:p>
          </table:table-cell>
          <table:table-cell table:number-columns-repeated="4"/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green</text:p>
          </table:table-cell>
          <table:table-cell table:number-columns-repeated="2"/>
        </table:table-row>
        <table:table-row table:style-name="ro1">
          <table:table-cell office:value-type="float" office:value="27.096" calcext:value-type="float">
            <text:p>27.096</text:p>
          </table:table-cell>
          <table:table-cell office:value-type="float" office:value="824558000" calcext:value-type="float">
            <text:p>824558000</text:p>
          </table:table-cell>
          <table:table-cell office:value-type="float" office:value="26.584" calcext:value-type="float">
            <text:p>26.584</text:p>
          </table:table-cell>
          <table:table-cell office:value-type="float" office:value="826206000" calcext:value-type="float">
            <text:p>826206000</text:p>
          </table:table-cell>
          <table:table-cell office:value-type="float" office:value="27.584" calcext:value-type="float">
            <text:p>27.584</text:p>
          </table:table-cell>
          <table:table-cell office:value-type="float" office:value="819579000" calcext:value-type="float">
            <text:p>819579000</text:p>
          </table:table-cell>
          <table:table-cell office:value-type="float" office:value="29.092" calcext:value-type="float">
            <text:p>29.092</text:p>
          </table:table-cell>
          <table:table-cell office:value-type="float" office:value="821449000" calcext:value-type="float">
            <text:p>821449000</text:p>
          </table:table-cell>
          <table:table-cell office:value-type="float" office:value="3977.82" calcext:value-type="float">
            <text:p>3977.82</text:p>
          </table:table-cell>
          <table:table-cell office:value-type="float" office:value="838045000" calcext:value-type="float">
            <text:p>838045000</text:p>
          </table:table-cell>
          <table:table-cell table:number-columns-repeated="3"/>
          <table:table-cell office:value-type="float" office:value="27.096" calcext:value-type="float">
            <text:p>27.096</text:p>
          </table:table-cell>
          <table:table-cell office:value-type="float" office:value="824558000" calcext:value-type="float">
            <text:p>824558000</text:p>
          </table:table-cell>
          <table:table-cell office:value-type="float" office:value="26.584" calcext:value-type="float">
            <text:p>26.584</text:p>
          </table:table-cell>
          <table:table-cell office:value-type="float" office:value="826206000" calcext:value-type="float">
            <text:p>826206000</text:p>
          </table:table-cell>
          <table:table-cell office:value-type="float" office:value="27.584" calcext:value-type="float">
            <text:p>27.584</text:p>
          </table:table-cell>
          <table:table-cell office:value-type="float" office:value="819579000" calcext:value-type="float">
            <text:p>819579000</text:p>
          </table:table-cell>
          <table:table-cell office:value-type="float" office:value="29.092" calcext:value-type="float">
            <text:p>29.092</text:p>
          </table:table-cell>
          <table:table-cell office:value-type="float" office:value="821449000" calcext:value-type="float">
            <text:p>821449000</text:p>
          </table:table-cell>
          <table:table-cell office:value-type="float" office:value="3977.82" calcext:value-type="float">
            <text:p>3977.82</text:p>
          </table:table-cell>
          <table:table-cell office:value-type="float" office:value="838045000" calcext:value-type="float">
            <text:p>838045000</text:p>
          </table:table-cell>
        </table:table-row>
        <table:table-row table:style-name="ro1">
          <table:table-cell office:value-type="float" office:value="60.208" calcext:value-type="float">
            <text:p>60.208</text:p>
          </table:table-cell>
          <table:table-cell office:value-type="float" office:value="825639000" calcext:value-type="float">
            <text:p>825639000</text:p>
          </table:table-cell>
          <table:table-cell office:value-type="float" office:value="59.6" calcext:value-type="float">
            <text:p>59.6</text:p>
          </table:table-cell>
          <table:table-cell office:value-type="float" office:value="825745000" calcext:value-type="float">
            <text:p>825745000</text:p>
          </table:table-cell>
          <table:table-cell office:value-type="float" office:value="58.072" calcext:value-type="float">
            <text:p>58.072</text:p>
          </table:table-cell>
          <table:table-cell office:value-type="float" office:value="819605000" calcext:value-type="float">
            <text:p>819605000</text:p>
          </table:table-cell>
          <table:table-cell office:value-type="float" office:value="60.492" calcext:value-type="float">
            <text:p>60.492</text:p>
          </table:table-cell>
          <table:table-cell office:value-type="float" office:value="820883000" calcext:value-type="float">
            <text:p>820883000</text:p>
          </table:table-cell>
          <table:table-cell office:value-type="float" office:value="4003.09" calcext:value-type="float">
            <text:p>4003.09</text:p>
          </table:table-cell>
          <table:table-cell office:value-type="float" office:value="838045000" calcext:value-type="float">
            <text:p>838045000</text:p>
          </table:table-cell>
          <table:table-cell table:number-columns-repeated="3"/>
          <table:table-cell office:value-type="float" office:value="60.208" calcext:value-type="float">
            <text:p>60.208</text:p>
          </table:table-cell>
          <table:table-cell office:value-type="float" office:value="825639000" calcext:value-type="float">
            <text:p>825639000</text:p>
          </table:table-cell>
          <table:table-cell office:value-type="float" office:value="59.6" calcext:value-type="float">
            <text:p>59.6</text:p>
          </table:table-cell>
          <table:table-cell office:value-type="float" office:value="825745000" calcext:value-type="float">
            <text:p>825745000</text:p>
          </table:table-cell>
          <table:table-cell office:value-type="float" office:value="58.072" calcext:value-type="float">
            <text:p>58.072</text:p>
          </table:table-cell>
          <table:table-cell office:value-type="float" office:value="819605000" calcext:value-type="float">
            <text:p>819605000</text:p>
          </table:table-cell>
          <table:table-cell office:value-type="float" office:value="60.492" calcext:value-type="float">
            <text:p>60.492</text:p>
          </table:table-cell>
          <table:table-cell office:value-type="float" office:value="820883000" calcext:value-type="float">
            <text:p>820883000</text:p>
          </table:table-cell>
          <table:table-cell office:value-type="float" office:value="4003.09" calcext:value-type="float">
            <text:p>4003.09</text:p>
          </table:table-cell>
          <table:table-cell office:value-type="float" office:value="838045000" calcext:value-type="float">
            <text:p>838045000</text:p>
          </table:table-cell>
        </table:table-row>
        <table:table-row table:style-name="ro1">
          <table:table-cell office:value-type="float" office:value="89.66" calcext:value-type="float">
            <text:p>89.66</text:p>
          </table:table-cell>
          <table:table-cell office:value-type="float" office:value="825888000" calcext:value-type="float">
            <text:p>825888000</text:p>
          </table:table-cell>
          <table:table-cell office:value-type="float" office:value="88.252" calcext:value-type="float">
            <text:p>88.252</text:p>
          </table:table-cell>
          <table:table-cell office:value-type="float" office:value="826824000" calcext:value-type="float">
            <text:p>826824000</text:p>
          </table:table-cell>
          <table:table-cell office:value-type="float" office:value="85.808" calcext:value-type="float">
            <text:p>85.808</text:p>
          </table:table-cell>
          <table:table-cell office:value-type="float" office:value="819743000" calcext:value-type="float">
            <text:p>819743000</text:p>
          </table:table-cell>
          <table:table-cell office:value-type="float" office:value="89.692" calcext:value-type="float">
            <text:p>89.692</text:p>
          </table:table-cell>
          <table:table-cell office:value-type="float" office:value="821433000" calcext:value-type="float">
            <text:p>821433000</text:p>
          </table:table-cell>
          <table:table-cell office:value-type="float" office:value="4003.88" calcext:value-type="float">
            <text:p>4003.88</text:p>
          </table:table-cell>
          <table:table-cell office:value-type="float" office:value="838045000" calcext:value-type="float">
            <text:p>838045000</text:p>
          </table:table-cell>
          <table:table-cell table:number-columns-repeated="3"/>
          <table:table-cell office:value-type="float" office:value="89.66" calcext:value-type="float">
            <text:p>89.66</text:p>
          </table:table-cell>
          <table:table-cell office:value-type="float" office:value="825888000" calcext:value-type="float">
            <text:p>825888000</text:p>
          </table:table-cell>
          <table:table-cell office:value-type="float" office:value="88.252" calcext:value-type="float">
            <text:p>88.252</text:p>
          </table:table-cell>
          <table:table-cell office:value-type="float" office:value="826824000" calcext:value-type="float">
            <text:p>826824000</text:p>
          </table:table-cell>
          <table:table-cell office:value-type="float" office:value="85.808" calcext:value-type="float">
            <text:p>85.808</text:p>
          </table:table-cell>
          <table:table-cell office:value-type="float" office:value="819743000" calcext:value-type="float">
            <text:p>819743000</text:p>
          </table:table-cell>
          <table:table-cell office:value-type="float" office:value="89.692" calcext:value-type="float">
            <text:p>89.692</text:p>
          </table:table-cell>
          <table:table-cell office:value-type="float" office:value="821433000" calcext:value-type="float">
            <text:p>821433000</text:p>
          </table:table-cell>
          <table:table-cell office:value-type="float" office:value="4003.88" calcext:value-type="float">
            <text:p>4003.88</text:p>
          </table:table-cell>
          <table:table-cell office:value-type="float" office:value="838045000" calcext:value-type="float">
            <text:p>838045000</text:p>
          </table:table-cell>
        </table:table-row>
        <table:table-row table:style-name="ro1">
          <table:table-cell office:value-type="float" office:value="125.912" calcext:value-type="float">
            <text:p>125.912</text:p>
          </table:table-cell>
          <table:table-cell office:value-type="float" office:value="825623000" calcext:value-type="float">
            <text:p>825623000</text:p>
          </table:table-cell>
          <table:table-cell office:value-type="float" office:value="121.372" calcext:value-type="float">
            <text:p>121.372</text:p>
          </table:table-cell>
          <table:table-cell office:value-type="float" office:value="826577000" calcext:value-type="float">
            <text:p>826577000</text:p>
          </table:table-cell>
          <table:table-cell office:value-type="float" office:value="117.828" calcext:value-type="float">
            <text:p>117.828</text:p>
          </table:table-cell>
          <table:table-cell office:value-type="float" office:value="818801000" calcext:value-type="float">
            <text:p>818801000</text:p>
          </table:table-cell>
          <table:table-cell office:value-type="float" office:value="123.428" calcext:value-type="float">
            <text:p>123.428</text:p>
          </table:table-cell>
          <table:table-cell office:value-type="float" office:value="820396000" calcext:value-type="float">
            <text:p>820396000</text:p>
          </table:table-cell>
          <table:table-cell office:value-type="float" office:value="4003.88" calcext:value-type="float">
            <text:p>4003.88</text:p>
          </table:table-cell>
          <table:table-cell office:value-type="float" office:value="838045000" calcext:value-type="float">
            <text:p>838045000</text:p>
          </table:table-cell>
          <table:table-cell table:number-columns-repeated="3"/>
          <table:table-cell office:value-type="float" office:value="125.912" calcext:value-type="float">
            <text:p>125.912</text:p>
          </table:table-cell>
          <table:table-cell office:value-type="float" office:value="825623000" calcext:value-type="float">
            <text:p>825623000</text:p>
          </table:table-cell>
          <table:table-cell office:value-type="float" office:value="121.372" calcext:value-type="float">
            <text:p>121.372</text:p>
          </table:table-cell>
          <table:table-cell office:value-type="float" office:value="826577000" calcext:value-type="float">
            <text:p>826577000</text:p>
          </table:table-cell>
          <table:table-cell office:value-type="float" office:value="117.828" calcext:value-type="float">
            <text:p>117.828</text:p>
          </table:table-cell>
          <table:table-cell office:value-type="float" office:value="818801000" calcext:value-type="float">
            <text:p>818801000</text:p>
          </table:table-cell>
          <table:table-cell office:value-type="float" office:value="123.428" calcext:value-type="float">
            <text:p>123.428</text:p>
          </table:table-cell>
          <table:table-cell office:value-type="float" office:value="820396000" calcext:value-type="float">
            <text:p>820396000</text:p>
          </table:table-cell>
          <table:table-cell office:value-type="float" office:value="4003.88" calcext:value-type="float">
            <text:p>4003.88</text:p>
          </table:table-cell>
          <table:table-cell office:value-type="float" office:value="838045000" calcext:value-type="float">
            <text:p>838045000</text:p>
          </table:table-cell>
        </table:table-row>
        <table:table-row table:style-name="ro1">
          <table:table-cell office:value-type="float" office:value="157.884" calcext:value-type="float">
            <text:p>157.884</text:p>
          </table:table-cell>
          <table:table-cell office:value-type="float" office:value="825976000" calcext:value-type="float">
            <text:p>825976000</text:p>
          </table:table-cell>
          <table:table-cell office:value-type="float" office:value="153.624" calcext:value-type="float">
            <text:p>153.624</text:p>
          </table:table-cell>
          <table:table-cell office:value-type="float" office:value="826206000" calcext:value-type="float">
            <text:p>826206000</text:p>
          </table:table-cell>
          <table:table-cell office:value-type="float" office:value="150.692" calcext:value-type="float">
            <text:p>150.692</text:p>
          </table:table-cell>
          <table:table-cell office:value-type="float" office:value="821080000" calcext:value-type="float">
            <text:p>821080000</text:p>
          </table:table-cell>
          <table:table-cell office:value-type="float" office:value="154.972" calcext:value-type="float">
            <text:p>154.972</text:p>
          </table:table-cell>
          <table:table-cell office:value-type="float" office:value="821081000" calcext:value-type="float">
            <text:p>821081000</text:p>
          </table:table-cell>
          <table:table-cell office:value-type="float" office:value="4003.88" calcext:value-type="float">
            <text:p>4003.88</text:p>
          </table:table-cell>
          <table:table-cell office:value-type="float" office:value="838045000" calcext:value-type="float">
            <text:p>838045000</text:p>
          </table:table-cell>
          <table:table-cell table:number-columns-repeated="3"/>
          <table:table-cell office:value-type="float" office:value="157.884" calcext:value-type="float">
            <text:p>157.884</text:p>
          </table:table-cell>
          <table:table-cell office:value-type="float" office:value="825976000" calcext:value-type="float">
            <text:p>825976000</text:p>
          </table:table-cell>
          <table:table-cell office:value-type="float" office:value="153.624" calcext:value-type="float">
            <text:p>153.624</text:p>
          </table:table-cell>
          <table:table-cell office:value-type="float" office:value="826206000" calcext:value-type="float">
            <text:p>826206000</text:p>
          </table:table-cell>
          <table:table-cell office:value-type="float" office:value="150.692" calcext:value-type="float">
            <text:p>150.692</text:p>
          </table:table-cell>
          <table:table-cell office:value-type="float" office:value="821080000" calcext:value-type="float">
            <text:p>821080000</text:p>
          </table:table-cell>
          <table:table-cell office:value-type="float" office:value="154.972" calcext:value-type="float">
            <text:p>154.972</text:p>
          </table:table-cell>
          <table:table-cell office:value-type="float" office:value="821081000" calcext:value-type="float">
            <text:p>821081000</text:p>
          </table:table-cell>
          <table:table-cell office:value-type="float" office:value="4003.88" calcext:value-type="float">
            <text:p>4003.88</text:p>
          </table:table-cell>
          <table:table-cell office:value-type="float" office:value="838045000" calcext:value-type="float">
            <text:p>838045000</text:p>
          </table:table-cell>
        </table:table-row>
        <table:table-row table:style-name="ro1">
          <table:table-cell office:value-type="float" office:value="186.152" calcext:value-type="float">
            <text:p>186.152</text:p>
          </table:table-cell>
          <table:table-cell office:value-type="float" office:value="825387000" calcext:value-type="float">
            <text:p>825387000</text:p>
          </table:table-cell>
          <table:table-cell office:value-type="float" office:value="181.332" calcext:value-type="float">
            <text:p>181.332</text:p>
          </table:table-cell>
          <table:table-cell office:value-type="float" office:value="826117000" calcext:value-type="float">
            <text:p>826117000</text:p>
          </table:table-cell>
          <table:table-cell office:value-type="float" office:value="177.556" calcext:value-type="float">
            <text:p>177.556</text:p>
          </table:table-cell>
          <table:table-cell office:value-type="float" office:value="820483000" calcext:value-type="float">
            <text:p>820483000</text:p>
          </table:table-cell>
          <table:table-cell office:value-type="float" office:value="183.852" calcext:value-type="float">
            <text:p>183.852</text:p>
          </table:table-cell>
          <table:table-cell office:value-type="float" office:value="821532000" calcext:value-type="float">
            <text:p>821532000</text:p>
          </table:table-cell>
          <table:table-cell office:value-type="float" office:value="4004.15" calcext:value-type="float">
            <text:p>4004.15</text:p>
          </table:table-cell>
          <table:table-cell office:value-type="float" office:value="838045000" calcext:value-type="float">
            <text:p>838045000</text:p>
          </table:table-cell>
          <table:table-cell table:number-columns-repeated="3"/>
          <table:table-cell office:value-type="float" office:value="186.152" calcext:value-type="float">
            <text:p>186.152</text:p>
          </table:table-cell>
          <table:table-cell office:value-type="float" office:value="825387000" calcext:value-type="float">
            <text:p>825387000</text:p>
          </table:table-cell>
          <table:table-cell office:value-type="float" office:value="181.332" calcext:value-type="float">
            <text:p>181.332</text:p>
          </table:table-cell>
          <table:table-cell office:value-type="float" office:value="826117000" calcext:value-type="float">
            <text:p>826117000</text:p>
          </table:table-cell>
          <table:table-cell office:value-type="float" office:value="177.556" calcext:value-type="float">
            <text:p>177.556</text:p>
          </table:table-cell>
          <table:table-cell office:value-type="float" office:value="820483000" calcext:value-type="float">
            <text:p>820483000</text:p>
          </table:table-cell>
          <table:table-cell office:value-type="float" office:value="183.852" calcext:value-type="float">
            <text:p>183.852</text:p>
          </table:table-cell>
          <table:table-cell office:value-type="float" office:value="821532000" calcext:value-type="float">
            <text:p>821532000</text:p>
          </table:table-cell>
          <table:table-cell office:value-type="float" office:value="4004.15" calcext:value-type="float">
            <text:p>4004.15</text:p>
          </table:table-cell>
          <table:table-cell office:value-type="float" office:value="838045000" calcext:value-type="float">
            <text:p>838045000</text:p>
          </table:table-cell>
        </table:table-row>
        <table:table-row table:style-name="ro1">
          <table:table-cell office:value-type="float" office:value="216.684" calcext:value-type="float">
            <text:p>216.684</text:p>
          </table:table-cell>
          <table:table-cell office:value-type="float" office:value="825343000" calcext:value-type="float">
            <text:p>825343000</text:p>
          </table:table-cell>
          <table:table-cell office:value-type="float" office:value="213.348" calcext:value-type="float">
            <text:p>213.348</text:p>
          </table:table-cell>
          <table:table-cell office:value-type="float" office:value="826937000" calcext:value-type="float">
            <text:p>826937000</text:p>
          </table:table-cell>
          <table:table-cell office:value-type="float" office:value="210.016" calcext:value-type="float">
            <text:p>210.016</text:p>
          </table:table-cell>
          <table:table-cell office:value-type="float" office:value="820115000" calcext:value-type="float">
            <text:p>820115000</text:p>
          </table:table-cell>
          <table:table-cell office:value-type="float" office:value="213.24" calcext:value-type="float">
            <text:p>213.24</text:p>
          </table:table-cell>
          <table:table-cell office:value-type="float" office:value="821200000" calcext:value-type="float">
            <text:p>821200000</text:p>
          </table:table-cell>
          <table:table-cell office:value-type="float" office:value="4028.1" calcext:value-type="float">
            <text:p>4028.1</text:p>
          </table:table-cell>
          <table:table-cell office:value-type="float" office:value="838045000" calcext:value-type="float">
            <text:p>838045000</text:p>
          </table:table-cell>
          <table:table-cell table:number-columns-repeated="3"/>
          <table:table-cell office:value-type="float" office:value="216.684" calcext:value-type="float">
            <text:p>216.684</text:p>
          </table:table-cell>
          <table:table-cell office:value-type="float" office:value="825343000" calcext:value-type="float">
            <text:p>825343000</text:p>
          </table:table-cell>
          <table:table-cell office:value-type="float" office:value="213.348" calcext:value-type="float">
            <text:p>213.348</text:p>
          </table:table-cell>
          <table:table-cell office:value-type="float" office:value="826937000" calcext:value-type="float">
            <text:p>826937000</text:p>
          </table:table-cell>
          <table:table-cell office:value-type="float" office:value="210.016" calcext:value-type="float">
            <text:p>210.016</text:p>
          </table:table-cell>
          <table:table-cell office:value-type="float" office:value="820115000" calcext:value-type="float">
            <text:p>820115000</text:p>
          </table:table-cell>
          <table:table-cell office:value-type="float" office:value="213.24" calcext:value-type="float">
            <text:p>213.24</text:p>
          </table:table-cell>
          <table:table-cell office:value-type="float" office:value="821200000" calcext:value-type="float">
            <text:p>821200000</text:p>
          </table:table-cell>
          <table:table-cell office:value-type="float" office:value="4028.1" calcext:value-type="float">
            <text:p>4028.1</text:p>
          </table:table-cell>
          <table:table-cell office:value-type="float" office:value="838045000" calcext:value-type="float">
            <text:p>838045000</text:p>
          </table:table-cell>
        </table:table-row>
        <table:table-row table:style-name="ro1">
          <table:table-cell office:value-type="float" office:value="249.096" calcext:value-type="float">
            <text:p>249.096</text:p>
          </table:table-cell>
          <table:table-cell office:value-type="float" office:value="825271000" calcext:value-type="float">
            <text:p>825271000</text:p>
          </table:table-cell>
          <table:table-cell office:value-type="float" office:value="242.832" calcext:value-type="float">
            <text:p>242.832</text:p>
          </table:table-cell>
          <table:table-cell office:value-type="float" office:value="825807000" calcext:value-type="float">
            <text:p>825807000</text:p>
          </table:table-cell>
          <table:table-cell office:value-type="float" office:value="240.128" calcext:value-type="float">
            <text:p>240.128</text:p>
          </table:table-cell>
          <table:table-cell office:value-type="float" office:value="819285000" calcext:value-type="float">
            <text:p>819285000</text:p>
          </table:table-cell>
          <table:table-cell office:value-type="float" office:value="243.116" calcext:value-type="float">
            <text:p>243.116</text:p>
          </table:table-cell>
          <table:table-cell office:value-type="float" office:value="821791000" calcext:value-type="float">
            <text:p>821791000</text:p>
          </table:table-cell>
          <table:table-cell office:value-type="float" office:value="4028.99" calcext:value-type="float">
            <text:p>4028.99</text:p>
          </table:table-cell>
          <table:table-cell office:value-type="float" office:value="838045000" calcext:value-type="float">
            <text:p>838045000</text:p>
          </table:table-cell>
          <table:table-cell table:number-columns-repeated="3"/>
          <table:table-cell office:value-type="float" office:value="249.096" calcext:value-type="float">
            <text:p>249.096</text:p>
          </table:table-cell>
          <table:table-cell office:value-type="float" office:value="825271000" calcext:value-type="float">
            <text:p>825271000</text:p>
          </table:table-cell>
          <table:table-cell office:value-type="float" office:value="242.832" calcext:value-type="float">
            <text:p>242.832</text:p>
          </table:table-cell>
          <table:table-cell office:value-type="float" office:value="825807000" calcext:value-type="float">
            <text:p>825807000</text:p>
          </table:table-cell>
          <table:table-cell office:value-type="float" office:value="240.128" calcext:value-type="float">
            <text:p>240.128</text:p>
          </table:table-cell>
          <table:table-cell office:value-type="float" office:value="819285000" calcext:value-type="float">
            <text:p>819285000</text:p>
          </table:table-cell>
          <table:table-cell office:value-type="float" office:value="243.116" calcext:value-type="float">
            <text:p>243.116</text:p>
          </table:table-cell>
          <table:table-cell office:value-type="float" office:value="821791000" calcext:value-type="float">
            <text:p>821791000</text:p>
          </table:table-cell>
          <table:table-cell office:value-type="float" office:value="4028.99" calcext:value-type="float">
            <text:p>4028.99</text:p>
          </table:table-cell>
          <table:table-cell office:value-type="float" office:value="838045000" calcext:value-type="float">
            <text:p>838045000</text:p>
          </table:table-cell>
        </table:table-row>
        <table:table-row table:style-name="ro1">
          <table:table-cell office:value-type="float" office:value="280.132" calcext:value-type="float">
            <text:p>280.132</text:p>
          </table:table-cell>
          <table:table-cell office:value-type="float" office:value="825795000" calcext:value-type="float">
            <text:p>825795000</text:p>
          </table:table-cell>
          <table:table-cell office:value-type="float" office:value="271.116" calcext:value-type="float">
            <text:p>271.116</text:p>
          </table:table-cell>
          <table:table-cell office:value-type="float" office:value="826672000" calcext:value-type="float">
            <text:p>826672000</text:p>
          </table:table-cell>
          <table:table-cell office:value-type="float" office:value="268.98" calcext:value-type="float">
            <text:p>268.98</text:p>
          </table:table-cell>
          <table:table-cell office:value-type="float" office:value="819642000" calcext:value-type="float">
            <text:p>819642000</text:p>
          </table:table-cell>
          <table:table-cell office:value-type="float" office:value="269.12" calcext:value-type="float">
            <text:p>269.12</text:p>
          </table:table-cell>
          <table:table-cell office:value-type="float" office:value="821627000" calcext:value-type="float">
            <text:p>821627000</text:p>
          </table:table-cell>
          <table:table-cell office:value-type="float" office:value="4029.28" calcext:value-type="float">
            <text:p>4029.28</text:p>
          </table:table-cell>
          <table:table-cell office:value-type="float" office:value="838045000" calcext:value-type="float">
            <text:p>838045000</text:p>
          </table:table-cell>
          <table:table-cell table:number-columns-repeated="3"/>
          <table:table-cell office:value-type="float" office:value="280.132" calcext:value-type="float">
            <text:p>280.132</text:p>
          </table:table-cell>
          <table:table-cell office:value-type="float" office:value="825795000" calcext:value-type="float">
            <text:p>825795000</text:p>
          </table:table-cell>
          <table:table-cell office:value-type="float" office:value="271.116" calcext:value-type="float">
            <text:p>271.116</text:p>
          </table:table-cell>
          <table:table-cell office:value-type="float" office:value="826672000" calcext:value-type="float">
            <text:p>826672000</text:p>
          </table:table-cell>
          <table:table-cell office:value-type="float" office:value="268.98" calcext:value-type="float">
            <text:p>268.98</text:p>
          </table:table-cell>
          <table:table-cell office:value-type="float" office:value="819642000" calcext:value-type="float">
            <text:p>819642000</text:p>
          </table:table-cell>
          <table:table-cell office:value-type="float" office:value="269.12" calcext:value-type="float">
            <text:p>269.12</text:p>
          </table:table-cell>
          <table:table-cell office:value-type="float" office:value="821627000" calcext:value-type="float">
            <text:p>821627000</text:p>
          </table:table-cell>
          <table:table-cell office:value-type="float" office:value="4029.28" calcext:value-type="float">
            <text:p>4029.28</text:p>
          </table:table-cell>
          <table:table-cell office:value-type="float" office:value="838045000" calcext:value-type="float">
            <text:p>838045000</text:p>
          </table:table-cell>
        </table:table-row>
        <table:table-row table:style-name="ro1">
          <table:table-cell office:value-type="float" office:value="309.136" calcext:value-type="float">
            <text:p>309.136</text:p>
          </table:table-cell>
          <table:table-cell office:value-type="float" office:value="825581000" calcext:value-type="float">
            <text:p>825581000</text:p>
          </table:table-cell>
          <table:table-cell office:value-type="float" office:value="298.148" calcext:value-type="float">
            <text:p>298.148</text:p>
          </table:table-cell>
          <table:table-cell office:value-type="float" office:value="826203000" calcext:value-type="float">
            <text:p>826203000</text:p>
          </table:table-cell>
          <table:table-cell office:value-type="float" office:value="301.888" calcext:value-type="float">
            <text:p>301.888</text:p>
          </table:table-cell>
          <table:table-cell office:value-type="float" office:value="820053000" calcext:value-type="float">
            <text:p>820053000</text:p>
          </table:table-cell>
          <table:table-cell office:value-type="float" office:value="301.588" calcext:value-type="float">
            <text:p>301.588</text:p>
          </table:table-cell>
          <table:table-cell office:value-type="float" office:value="821964000" calcext:value-type="float">
            <text:p>821964000</text:p>
          </table:table-cell>
          <table:table-cell office:value-type="float" office:value="4030.56" calcext:value-type="float">
            <text:p>4030.56</text:p>
          </table:table-cell>
          <table:table-cell office:value-type="float" office:value="838045000" calcext:value-type="float">
            <text:p>838045000</text:p>
          </table:table-cell>
          <table:table-cell table:number-columns-repeated="3"/>
          <table:table-cell office:value-type="float" office:value="309.136" calcext:value-type="float">
            <text:p>309.136</text:p>
          </table:table-cell>
          <table:table-cell office:value-type="float" office:value="825581000" calcext:value-type="float">
            <text:p>825581000</text:p>
          </table:table-cell>
          <table:table-cell office:value-type="float" office:value="298.148" calcext:value-type="float">
            <text:p>298.148</text:p>
          </table:table-cell>
          <table:table-cell office:value-type="float" office:value="826203000" calcext:value-type="float">
            <text:p>826203000</text:p>
          </table:table-cell>
          <table:table-cell office:value-type="float" office:value="301.888" calcext:value-type="float">
            <text:p>301.888</text:p>
          </table:table-cell>
          <table:table-cell office:value-type="float" office:value="820053000" calcext:value-type="float">
            <text:p>820053000</text:p>
          </table:table-cell>
          <table:table-cell office:value-type="float" office:value="301.588" calcext:value-type="float">
            <text:p>301.588</text:p>
          </table:table-cell>
          <table:table-cell office:value-type="float" office:value="821964000" calcext:value-type="float">
            <text:p>821964000</text:p>
          </table:table-cell>
          <table:table-cell office:value-type="float" office:value="4030.56" calcext:value-type="float">
            <text:p>4030.56</text:p>
          </table:table-cell>
          <table:table-cell office:value-type="float" office:value="838045000" calcext:value-type="float">
            <text:p>838045000</text:p>
          </table:table-cell>
        </table:table-row>
        <table:table-row table:style-name="ro1">
          <table:table-cell office:value-type="float" office:value="340.62" calcext:value-type="float">
            <text:p>340.62</text:p>
          </table:table-cell>
          <table:table-cell office:value-type="float" office:value="825520000" calcext:value-type="float">
            <text:p>825520000</text:p>
          </table:table-cell>
          <table:table-cell office:value-type="float" office:value="331.452" calcext:value-type="float">
            <text:p>331.452</text:p>
          </table:table-cell>
          <table:table-cell office:value-type="float" office:value="826465000" calcext:value-type="float">
            <text:p>826465000</text:p>
          </table:table-cell>
          <table:table-cell office:value-type="float" office:value="331.356" calcext:value-type="float">
            <text:p>331.356</text:p>
          </table:table-cell>
          <table:table-cell office:value-type="float" office:value="820101000" calcext:value-type="float">
            <text:p>820101000</text:p>
          </table:table-cell>
          <table:table-cell office:value-type="float" office:value="331.908" calcext:value-type="float">
            <text:p>331.908</text:p>
          </table:table-cell>
          <table:table-cell office:value-type="float" office:value="819971000" calcext:value-type="float">
            <text:p>819971000</text:p>
          </table:table-cell>
          <table:table-cell office:value-type="float" office:value="4052.96" calcext:value-type="float">
            <text:p>4052.96</text:p>
          </table:table-cell>
          <table:table-cell office:value-type="float" office:value="838045000" calcext:value-type="float">
            <text:p>838045000</text:p>
          </table:table-cell>
          <table:table-cell table:number-columns-repeated="3"/>
          <table:table-cell office:value-type="float" office:value="340.62" calcext:value-type="float">
            <text:p>340.62</text:p>
          </table:table-cell>
          <table:table-cell office:value-type="float" office:value="825520000" calcext:value-type="float">
            <text:p>825520000</text:p>
          </table:table-cell>
          <table:table-cell office:value-type="float" office:value="331.452" calcext:value-type="float">
            <text:p>331.452</text:p>
          </table:table-cell>
          <table:table-cell office:value-type="float" office:value="826465000" calcext:value-type="float">
            <text:p>826465000</text:p>
          </table:table-cell>
          <table:table-cell office:value-type="float" office:value="331.356" calcext:value-type="float">
            <text:p>331.356</text:p>
          </table:table-cell>
          <table:table-cell office:value-type="float" office:value="820101000" calcext:value-type="float">
            <text:p>820101000</text:p>
          </table:table-cell>
          <table:table-cell office:value-type="float" office:value="331.908" calcext:value-type="float">
            <text:p>331.908</text:p>
          </table:table-cell>
          <table:table-cell office:value-type="float" office:value="819971000" calcext:value-type="float">
            <text:p>819971000</text:p>
          </table:table-cell>
          <table:table-cell office:value-type="float" office:value="4052.96" calcext:value-type="float">
            <text:p>4052.96</text:p>
          </table:table-cell>
          <table:table-cell office:value-type="float" office:value="838045000" calcext:value-type="float">
            <text:p>838045000</text:p>
          </table:table-cell>
        </table:table-row>
        <table:table-row table:style-name="ro1">
          <table:table-cell office:value-type="float" office:value="372.224" calcext:value-type="float">
            <text:p>372.224</text:p>
          </table:table-cell>
          <table:table-cell office:value-type="float" office:value="825392000" calcext:value-type="float">
            <text:p>825392000</text:p>
          </table:table-cell>
          <table:table-cell office:value-type="float" office:value="362.796" calcext:value-type="float">
            <text:p>362.796</text:p>
          </table:table-cell>
          <table:table-cell office:value-type="float" office:value="826384000" calcext:value-type="float">
            <text:p>826384000</text:p>
          </table:table-cell>
          <table:table-cell office:value-type="float" office:value="362.716" calcext:value-type="float">
            <text:p>362.716</text:p>
          </table:table-cell>
          <table:table-cell office:value-type="float" office:value="820308000" calcext:value-type="float">
            <text:p>820308000</text:p>
          </table:table-cell>
          <table:table-cell office:value-type="float" office:value="363.248" calcext:value-type="float">
            <text:p>363.248</text:p>
          </table:table-cell>
          <table:table-cell office:value-type="float" office:value="820115000" calcext:value-type="float">
            <text:p>820115000</text:p>
          </table:table-cell>
          <table:table-cell office:value-type="float" office:value="4054.97" calcext:value-type="float">
            <text:p>4054.97</text:p>
          </table:table-cell>
          <table:table-cell office:value-type="float" office:value="838045000" calcext:value-type="float">
            <text:p>838045000</text:p>
          </table:table-cell>
          <table:table-cell table:number-columns-repeated="3"/>
          <table:table-cell office:value-type="float" office:value="372.224" calcext:value-type="float">
            <text:p>372.224</text:p>
          </table:table-cell>
          <table:table-cell office:value-type="float" office:value="825392000" calcext:value-type="float">
            <text:p>825392000</text:p>
          </table:table-cell>
          <table:table-cell office:value-type="float" office:value="362.796" calcext:value-type="float">
            <text:p>362.796</text:p>
          </table:table-cell>
          <table:table-cell office:value-type="float" office:value="826384000" calcext:value-type="float">
            <text:p>826384000</text:p>
          </table:table-cell>
          <table:table-cell office:value-type="float" office:value="362.716" calcext:value-type="float">
            <text:p>362.716</text:p>
          </table:table-cell>
          <table:table-cell office:value-type="float" office:value="820308000" calcext:value-type="float">
            <text:p>820308000</text:p>
          </table:table-cell>
          <table:table-cell office:value-type="float" office:value="363.248" calcext:value-type="float">
            <text:p>363.248</text:p>
          </table:table-cell>
          <table:table-cell office:value-type="float" office:value="820115000" calcext:value-type="float">
            <text:p>820115000</text:p>
          </table:table-cell>
          <table:table-cell office:value-type="float" office:value="4054.97" calcext:value-type="float">
            <text:p>4054.97</text:p>
          </table:table-cell>
          <table:table-cell office:value-type="float" office:value="838045000" calcext:value-type="float">
            <text:p>838045000</text:p>
          </table:table-cell>
        </table:table-row>
        <table:table-row table:style-name="ro1">
          <table:table-cell office:value-type="float" office:value="404.776" calcext:value-type="float">
            <text:p>404.776</text:p>
          </table:table-cell>
          <table:table-cell office:value-type="float" office:value="826584000" calcext:value-type="float">
            <text:p>826584000</text:p>
          </table:table-cell>
          <table:table-cell office:value-type="float" office:value="388.396" calcext:value-type="float">
            <text:p>388.396</text:p>
          </table:table-cell>
          <table:table-cell office:value-type="float" office:value="826062000" calcext:value-type="float">
            <text:p>826062000</text:p>
          </table:table-cell>
          <table:table-cell office:value-type="float" office:value="389.08" calcext:value-type="float">
            <text:p>389.08</text:p>
          </table:table-cell>
          <table:table-cell office:value-type="float" office:value="819489000" calcext:value-type="float">
            <text:p>819489000</text:p>
          </table:table-cell>
          <table:table-cell office:value-type="float" office:value="390.044" calcext:value-type="float">
            <text:p>390.044</text:p>
          </table:table-cell>
          <table:table-cell office:value-type="float" office:value="821112000" calcext:value-type="float">
            <text:p>821112000</text:p>
          </table:table-cell>
          <table:table-cell office:value-type="float" office:value="4055.58" calcext:value-type="float">
            <text:p>4055.58</text:p>
          </table:table-cell>
          <table:table-cell office:value-type="float" office:value="838045000" calcext:value-type="float">
            <text:p>838045000</text:p>
          </table:table-cell>
          <table:table-cell table:number-columns-repeated="3"/>
          <table:table-cell office:value-type="float" office:value="404.776" calcext:value-type="float">
            <text:p>404.776</text:p>
          </table:table-cell>
          <table:table-cell office:value-type="float" office:value="826584000" calcext:value-type="float">
            <text:p>826584000</text:p>
          </table:table-cell>
          <table:table-cell office:value-type="float" office:value="388.396" calcext:value-type="float">
            <text:p>388.396</text:p>
          </table:table-cell>
          <table:table-cell office:value-type="float" office:value="826062000" calcext:value-type="float">
            <text:p>826062000</text:p>
          </table:table-cell>
          <table:table-cell office:value-type="float" office:value="389.08" calcext:value-type="float">
            <text:p>389.08</text:p>
          </table:table-cell>
          <table:table-cell office:value-type="float" office:value="819489000" calcext:value-type="float">
            <text:p>819489000</text:p>
          </table:table-cell>
          <table:table-cell office:value-type="float" office:value="390.044" calcext:value-type="float">
            <text:p>390.044</text:p>
          </table:table-cell>
          <table:table-cell office:value-type="float" office:value="821112000" calcext:value-type="float">
            <text:p>821112000</text:p>
          </table:table-cell>
          <table:table-cell office:value-type="float" office:value="4055.58" calcext:value-type="float">
            <text:p>4055.58</text:p>
          </table:table-cell>
          <table:table-cell office:value-type="float" office:value="838045000" calcext:value-type="float">
            <text:p>838045000</text:p>
          </table:table-cell>
        </table:table-row>
        <table:table-row table:style-name="ro1">
          <table:table-cell office:value-type="float" office:value="440.28" calcext:value-type="float">
            <text:p>440.28</text:p>
          </table:table-cell>
          <table:table-cell office:value-type="float" office:value="825844000" calcext:value-type="float">
            <text:p>825844000</text:p>
          </table:table-cell>
          <table:table-cell office:value-type="float" office:value="420.18" calcext:value-type="float">
            <text:p>420.18</text:p>
          </table:table-cell>
          <table:table-cell office:value-type="float" office:value="826445000" calcext:value-type="float">
            <text:p>826445000</text:p>
          </table:table-cell>
          <table:table-cell office:value-type="float" office:value="420.212" calcext:value-type="float">
            <text:p>420.212</text:p>
          </table:table-cell>
          <table:table-cell office:value-type="float" office:value="819340000" calcext:value-type="float">
            <text:p>819340000</text:p>
          </table:table-cell>
          <table:table-cell office:value-type="float" office:value="424.628" calcext:value-type="float">
            <text:p>424.628</text:p>
          </table:table-cell>
          <table:table-cell office:value-type="float" office:value="820912000" calcext:value-type="float">
            <text:p>820912000</text:p>
          </table:table-cell>
          <table:table-cell office:value-type="float" office:value="4057.44" calcext:value-type="float">
            <text:p>4057.44</text:p>
          </table:table-cell>
          <table:table-cell office:value-type="float" office:value="838045000" calcext:value-type="float">
            <text:p>838045000</text:p>
          </table:table-cell>
          <table:table-cell table:number-columns-repeated="3"/>
          <table:table-cell office:value-type="float" office:value="440.28" calcext:value-type="float">
            <text:p>440.28</text:p>
          </table:table-cell>
          <table:table-cell office:value-type="float" office:value="825844000" calcext:value-type="float">
            <text:p>825844000</text:p>
          </table:table-cell>
          <table:table-cell office:value-type="float" office:value="420.18" calcext:value-type="float">
            <text:p>420.18</text:p>
          </table:table-cell>
          <table:table-cell office:value-type="float" office:value="826445000" calcext:value-type="float">
            <text:p>826445000</text:p>
          </table:table-cell>
          <table:table-cell office:value-type="float" office:value="420.212" calcext:value-type="float">
            <text:p>420.212</text:p>
          </table:table-cell>
          <table:table-cell office:value-type="float" office:value="819340000" calcext:value-type="float">
            <text:p>819340000</text:p>
          </table:table-cell>
          <table:table-cell office:value-type="float" office:value="424.628" calcext:value-type="float">
            <text:p>424.628</text:p>
          </table:table-cell>
          <table:table-cell office:value-type="float" office:value="820912000" calcext:value-type="float">
            <text:p>820912000</text:p>
          </table:table-cell>
          <table:table-cell office:value-type="float" office:value="4057.44" calcext:value-type="float">
            <text:p>4057.44</text:p>
          </table:table-cell>
          <table:table-cell office:value-type="float" office:value="838045000" calcext:value-type="float">
            <text:p>838045000</text:p>
          </table:table-cell>
        </table:table-row>
        <table:table-row table:style-name="ro1">
          <table:table-cell office:value-type="float" office:value="474.132" calcext:value-type="float">
            <text:p>474.132</text:p>
          </table:table-cell>
          <table:table-cell office:value-type="float" office:value="825606000" calcext:value-type="float">
            <text:p>825606000</text:p>
          </table:table-cell>
          <table:table-cell office:value-type="float" office:value="451.272" calcext:value-type="float">
            <text:p>451.272</text:p>
          </table:table-cell>
          <table:table-cell office:value-type="float" office:value="826288000" calcext:value-type="float">
            <text:p>826288000</text:p>
          </table:table-cell>
          <table:table-cell office:value-type="float" office:value="449.788" calcext:value-type="float">
            <text:p>449.788</text:p>
          </table:table-cell>
          <table:table-cell office:value-type="float" office:value="819330000" calcext:value-type="float">
            <text:p>819330000</text:p>
          </table:table-cell>
          <table:table-cell office:value-type="float" office:value="453.804" calcext:value-type="float">
            <text:p>453.804</text:p>
          </table:table-cell>
          <table:table-cell office:value-type="float" office:value="821346000" calcext:value-type="float">
            <text:p>821346000</text:p>
          </table:table-cell>
          <table:table-cell office:value-type="float" office:value="4078.06" calcext:value-type="float">
            <text:p>4078.06</text:p>
          </table:table-cell>
          <table:table-cell office:value-type="float" office:value="838045000" calcext:value-type="float">
            <text:p>838045000</text:p>
          </table:table-cell>
          <table:table-cell table:number-columns-repeated="3"/>
          <table:table-cell office:value-type="float" office:value="474.132" calcext:value-type="float">
            <text:p>474.132</text:p>
          </table:table-cell>
          <table:table-cell office:value-type="float" office:value="825606000" calcext:value-type="float">
            <text:p>825606000</text:p>
          </table:table-cell>
          <table:table-cell office:value-type="float" office:value="451.272" calcext:value-type="float">
            <text:p>451.272</text:p>
          </table:table-cell>
          <table:table-cell office:value-type="float" office:value="826288000" calcext:value-type="float">
            <text:p>826288000</text:p>
          </table:table-cell>
          <table:table-cell office:value-type="float" office:value="449.788" calcext:value-type="float">
            <text:p>449.788</text:p>
          </table:table-cell>
          <table:table-cell office:value-type="float" office:value="819330000" calcext:value-type="float">
            <text:p>819330000</text:p>
          </table:table-cell>
          <table:table-cell office:value-type="float" office:value="453.804" calcext:value-type="float">
            <text:p>453.804</text:p>
          </table:table-cell>
          <table:table-cell office:value-type="float" office:value="821346000" calcext:value-type="float">
            <text:p>821346000</text:p>
          </table:table-cell>
          <table:table-cell office:value-type="float" office:value="4078.06" calcext:value-type="float">
            <text:p>4078.06</text:p>
          </table:table-cell>
          <table:table-cell office:value-type="float" office:value="838045000" calcext:value-type="float">
            <text:p>838045000</text:p>
          </table:table-cell>
        </table:table-row>
        <table:table-row table:style-name="ro1">
          <table:table-cell office:value-type="float" office:value="507.316" calcext:value-type="float">
            <text:p>507.316</text:p>
          </table:table-cell>
          <table:table-cell office:value-type="float" office:value="826033000" calcext:value-type="float">
            <text:p>826033000</text:p>
          </table:table-cell>
          <table:table-cell office:value-type="float" office:value="486.036" calcext:value-type="float">
            <text:p>486.036</text:p>
          </table:table-cell>
          <table:table-cell office:value-type="float" office:value="826121000" calcext:value-type="float">
            <text:p>826121000</text:p>
          </table:table-cell>
          <table:table-cell office:value-type="float" office:value="478.66" calcext:value-type="float">
            <text:p>478.66</text:p>
          </table:table-cell>
          <table:table-cell office:value-type="float" office:value="819888000" calcext:value-type="float">
            <text:p>819888000</text:p>
          </table:table-cell>
          <table:table-cell office:value-type="float" office:value="484.064" calcext:value-type="float">
            <text:p>484.064</text:p>
          </table:table-cell>
          <table:table-cell office:value-type="float" office:value="821030000" calcext:value-type="float">
            <text:p>821030000</text:p>
          </table:table-cell>
          <table:table-cell office:value-type="float" office:value="4081.07" calcext:value-type="float">
            <text:p>4081.07</text:p>
          </table:table-cell>
          <table:table-cell office:value-type="float" office:value="838045000" calcext:value-type="float">
            <text:p>838045000</text:p>
          </table:table-cell>
          <table:table-cell table:number-columns-repeated="3"/>
          <table:table-cell office:value-type="float" office:value="507.316" calcext:value-type="float">
            <text:p>507.316</text:p>
          </table:table-cell>
          <table:table-cell office:value-type="float" office:value="826033000" calcext:value-type="float">
            <text:p>826033000</text:p>
          </table:table-cell>
          <table:table-cell office:value-type="float" office:value="486.036" calcext:value-type="float">
            <text:p>486.036</text:p>
          </table:table-cell>
          <table:table-cell office:value-type="float" office:value="826121000" calcext:value-type="float">
            <text:p>826121000</text:p>
          </table:table-cell>
          <table:table-cell office:value-type="float" office:value="478.66" calcext:value-type="float">
            <text:p>478.66</text:p>
          </table:table-cell>
          <table:table-cell office:value-type="float" office:value="819888000" calcext:value-type="float">
            <text:p>819888000</text:p>
          </table:table-cell>
          <table:table-cell office:value-type="float" office:value="484.064" calcext:value-type="float">
            <text:p>484.064</text:p>
          </table:table-cell>
          <table:table-cell office:value-type="float" office:value="821030000" calcext:value-type="float">
            <text:p>821030000</text:p>
          </table:table-cell>
          <table:table-cell office:value-type="float" office:value="4081.07" calcext:value-type="float">
            <text:p>4081.07</text:p>
          </table:table-cell>
          <table:table-cell office:value-type="float" office:value="838045000" calcext:value-type="float">
            <text:p>838045000</text:p>
          </table:table-cell>
        </table:table-row>
        <table:table-row table:style-name="ro1">
          <table:table-cell office:value-type="float" office:value="537.556" calcext:value-type="float">
            <text:p>537.556</text:p>
          </table:table-cell>
          <table:table-cell office:value-type="float" office:value="825191000" calcext:value-type="float">
            <text:p>825191000</text:p>
          </table:table-cell>
          <table:table-cell office:value-type="float" office:value="519.828" calcext:value-type="float">
            <text:p>519.828</text:p>
          </table:table-cell>
          <table:table-cell office:value-type="float" office:value="826414000" calcext:value-type="float">
            <text:p>826414000</text:p>
          </table:table-cell>
          <table:table-cell office:value-type="float" office:value="509.496" calcext:value-type="float">
            <text:p>509.496</text:p>
          </table:table-cell>
          <table:table-cell office:value-type="float" office:value="819850000" calcext:value-type="float">
            <text:p>819850000</text:p>
          </table:table-cell>
          <table:table-cell office:value-type="float" office:value="516.252" calcext:value-type="float">
            <text:p>516.252</text:p>
          </table:table-cell>
          <table:table-cell office:value-type="float" office:value="822049000" calcext:value-type="float">
            <text:p>822049000</text:p>
          </table:table-cell>
          <table:table-cell office:value-type="float" office:value="4081.52" calcext:value-type="float">
            <text:p>4081.52</text:p>
          </table:table-cell>
          <table:table-cell office:value-type="float" office:value="838045000" calcext:value-type="float">
            <text:p>838045000</text:p>
          </table:table-cell>
          <table:table-cell table:number-columns-repeated="3"/>
          <table:table-cell office:value-type="float" office:value="537.556" calcext:value-type="float">
            <text:p>537.556</text:p>
          </table:table-cell>
          <table:table-cell office:value-type="float" office:value="825191000" calcext:value-type="float">
            <text:p>825191000</text:p>
          </table:table-cell>
          <table:table-cell office:value-type="float" office:value="519.828" calcext:value-type="float">
            <text:p>519.828</text:p>
          </table:table-cell>
          <table:table-cell office:value-type="float" office:value="826414000" calcext:value-type="float">
            <text:p>826414000</text:p>
          </table:table-cell>
          <table:table-cell office:value-type="float" office:value="509.496" calcext:value-type="float">
            <text:p>509.496</text:p>
          </table:table-cell>
          <table:table-cell office:value-type="float" office:value="819850000" calcext:value-type="float">
            <text:p>819850000</text:p>
          </table:table-cell>
          <table:table-cell office:value-type="float" office:value="516.252" calcext:value-type="float">
            <text:p>516.252</text:p>
          </table:table-cell>
          <table:table-cell office:value-type="float" office:value="822049000" calcext:value-type="float">
            <text:p>822049000</text:p>
          </table:table-cell>
          <table:table-cell office:value-type="float" office:value="4081.52" calcext:value-type="float">
            <text:p>4081.52</text:p>
          </table:table-cell>
          <table:table-cell office:value-type="float" office:value="838045000" calcext:value-type="float">
            <text:p>838045000</text:p>
          </table:table-cell>
        </table:table-row>
        <table:table-row table:style-name="ro1">
          <table:table-cell office:value-type="float" office:value="565.552" calcext:value-type="float">
            <text:p>565.552</text:p>
          </table:table-cell>
          <table:table-cell office:value-type="float" office:value="826021000" calcext:value-type="float">
            <text:p>826021000</text:p>
          </table:table-cell>
          <table:table-cell office:value-type="float" office:value="546.784" calcext:value-type="float">
            <text:p>546.784</text:p>
          </table:table-cell>
          <table:table-cell office:value-type="float" office:value="825939000" calcext:value-type="float">
            <text:p>825939000</text:p>
          </table:table-cell>
          <table:table-cell office:value-type="float" office:value="536.556" calcext:value-type="float">
            <text:p>536.556</text:p>
          </table:table-cell>
          <table:table-cell office:value-type="float" office:value="819662000" calcext:value-type="float">
            <text:p>819662000</text:p>
          </table:table-cell>
          <table:table-cell office:value-type="float" office:value="542.512" calcext:value-type="float">
            <text:p>542.512</text:p>
          </table:table-cell>
          <table:table-cell office:value-type="float" office:value="821390000" calcext:value-type="float">
            <text:p>821390000</text:p>
          </table:table-cell>
          <table:table-cell office:value-type="float" office:value="4086.5" calcext:value-type="float">
            <text:p>4086.5</text:p>
          </table:table-cell>
          <table:table-cell office:value-type="float" office:value="838045000" calcext:value-type="float">
            <text:p>838045000</text:p>
          </table:table-cell>
          <table:table-cell table:number-columns-repeated="3"/>
          <table:table-cell office:value-type="float" office:value="565.552" calcext:value-type="float">
            <text:p>565.552</text:p>
          </table:table-cell>
          <table:table-cell office:value-type="float" office:value="826021000" calcext:value-type="float">
            <text:p>826021000</text:p>
          </table:table-cell>
          <table:table-cell office:value-type="float" office:value="546.784" calcext:value-type="float">
            <text:p>546.784</text:p>
          </table:table-cell>
          <table:table-cell office:value-type="float" office:value="825939000" calcext:value-type="float">
            <text:p>825939000</text:p>
          </table:table-cell>
          <table:table-cell office:value-type="float" office:value="536.556" calcext:value-type="float">
            <text:p>536.556</text:p>
          </table:table-cell>
          <table:table-cell office:value-type="float" office:value="819662000" calcext:value-type="float">
            <text:p>819662000</text:p>
          </table:table-cell>
          <table:table-cell office:value-type="float" office:value="542.512" calcext:value-type="float">
            <text:p>542.512</text:p>
          </table:table-cell>
          <table:table-cell office:value-type="float" office:value="821390000" calcext:value-type="float">
            <text:p>821390000</text:p>
          </table:table-cell>
          <table:table-cell office:value-type="float" office:value="4086.5" calcext:value-type="float">
            <text:p>4086.5</text:p>
          </table:table-cell>
          <table:table-cell office:value-type="float" office:value="838045000" calcext:value-type="float">
            <text:p>838045000</text:p>
          </table:table-cell>
        </table:table-row>
        <table:table-row table:style-name="ro1">
          <table:table-cell office:value-type="float" office:value="593.932" calcext:value-type="float">
            <text:p>593.932</text:p>
          </table:table-cell>
          <table:table-cell office:value-type="float" office:value="825143000" calcext:value-type="float">
            <text:p>825143000</text:p>
          </table:table-cell>
          <table:table-cell office:value-type="float" office:value="574.268" calcext:value-type="float">
            <text:p>574.268</text:p>
          </table:table-cell>
          <table:table-cell office:value-type="float" office:value="826403000" calcext:value-type="float">
            <text:p>826403000</text:p>
          </table:table-cell>
          <table:table-cell office:value-type="float" office:value="564.316" calcext:value-type="float">
            <text:p>564.316</text:p>
          </table:table-cell>
          <table:table-cell office:value-type="float" office:value="820475000" calcext:value-type="float">
            <text:p>820475000</text:p>
          </table:table-cell>
          <table:table-cell office:value-type="float" office:value="568.768" calcext:value-type="float">
            <text:p>568.768</text:p>
          </table:table-cell>
          <table:table-cell office:value-type="float" office:value="820908000" calcext:value-type="float">
            <text:p>820908000</text:p>
          </table:table-cell>
          <table:table-cell office:value-type="float" office:value="4106.52" calcext:value-type="float">
            <text:p>4106.52</text:p>
          </table:table-cell>
          <table:table-cell office:value-type="float" office:value="838045000" calcext:value-type="float">
            <text:p>838045000</text:p>
          </table:table-cell>
          <table:table-cell table:number-columns-repeated="3"/>
          <table:table-cell office:value-type="float" office:value="593.932" calcext:value-type="float">
            <text:p>593.932</text:p>
          </table:table-cell>
          <table:table-cell office:value-type="float" office:value="825143000" calcext:value-type="float">
            <text:p>825143000</text:p>
          </table:table-cell>
          <table:table-cell office:value-type="float" office:value="574.268" calcext:value-type="float">
            <text:p>574.268</text:p>
          </table:table-cell>
          <table:table-cell office:value-type="float" office:value="826403000" calcext:value-type="float">
            <text:p>826403000</text:p>
          </table:table-cell>
          <table:table-cell office:value-type="float" office:value="564.316" calcext:value-type="float">
            <text:p>564.316</text:p>
          </table:table-cell>
          <table:table-cell office:value-type="float" office:value="820475000" calcext:value-type="float">
            <text:p>820475000</text:p>
          </table:table-cell>
          <table:table-cell office:value-type="float" office:value="568.768" calcext:value-type="float">
            <text:p>568.768</text:p>
          </table:table-cell>
          <table:table-cell office:value-type="float" office:value="820908000" calcext:value-type="float">
            <text:p>820908000</text:p>
          </table:table-cell>
          <table:table-cell office:value-type="float" office:value="4106.52" calcext:value-type="float">
            <text:p>4106.52</text:p>
          </table:table-cell>
          <table:table-cell office:value-type="float" office:value="838045000" calcext:value-type="float">
            <text:p>838045000</text:p>
          </table:table-cell>
        </table:table-row>
        <table:table-row table:style-name="ro1">
          <table:table-cell office:value-type="float" office:value="646.752" calcext:value-type="float">
            <text:p>646.752</text:p>
          </table:table-cell>
          <table:table-cell office:value-type="float" office:value="826116000" calcext:value-type="float">
            <text:p>826116000</text:p>
          </table:table-cell>
          <table:table-cell office:value-type="float" office:value="601.34" calcext:value-type="float">
            <text:p>601.34</text:p>
          </table:table-cell>
          <table:table-cell office:value-type="float" office:value="826051000" calcext:value-type="float">
            <text:p>826051000</text:p>
          </table:table-cell>
          <table:table-cell office:value-type="float" office:value="591.244" calcext:value-type="float">
            <text:p>591.244</text:p>
          </table:table-cell>
          <table:table-cell office:value-type="float" office:value="819850000" calcext:value-type="float">
            <text:p>819850000</text:p>
          </table:table-cell>
          <table:table-cell office:value-type="float" office:value="594.84" calcext:value-type="float">
            <text:p>594.84</text:p>
          </table:table-cell>
          <table:table-cell office:value-type="float" office:value="820324000" calcext:value-type="float">
            <text:p>820324000</text:p>
          </table:table-cell>
          <table:table-cell office:value-type="float" office:value="4108.56" calcext:value-type="float">
            <text:p>4108.56</text:p>
          </table:table-cell>
          <table:table-cell office:value-type="float" office:value="838045000" calcext:value-type="float">
            <text:p>838045000</text:p>
          </table:table-cell>
          <table:table-cell table:number-columns-repeated="3"/>
          <table:table-cell office:value-type="float" office:value="646.752" calcext:value-type="float">
            <text:p>646.752</text:p>
          </table:table-cell>
          <table:table-cell office:value-type="float" office:value="826116000" calcext:value-type="float">
            <text:p>826116000</text:p>
          </table:table-cell>
          <table:table-cell office:value-type="float" office:value="601.34" calcext:value-type="float">
            <text:p>601.34</text:p>
          </table:table-cell>
          <table:table-cell office:value-type="float" office:value="826051000" calcext:value-type="float">
            <text:p>826051000</text:p>
          </table:table-cell>
          <table:table-cell office:value-type="float" office:value="591.244" calcext:value-type="float">
            <text:p>591.244</text:p>
          </table:table-cell>
          <table:table-cell office:value-type="float" office:value="819850000" calcext:value-type="float">
            <text:p>819850000</text:p>
          </table:table-cell>
          <table:table-cell office:value-type="float" office:value="594.84" calcext:value-type="float">
            <text:p>594.84</text:p>
          </table:table-cell>
          <table:table-cell office:value-type="float" office:value="820324000" calcext:value-type="float">
            <text:p>820324000</text:p>
          </table:table-cell>
          <table:table-cell office:value-type="float" office:value="4108.56" calcext:value-type="float">
            <text:p>4108.56</text:p>
          </table:table-cell>
          <table:table-cell office:value-type="float" office:value="838045000" calcext:value-type="float">
            <text:p>838045000</text:p>
          </table:table-cell>
        </table:table-row>
        <table:table-row table:style-name="ro1">
          <table:table-cell office:value-type="float" office:value="1047.55" calcext:value-type="float">
            <text:p>1047.55</text:p>
          </table:table-cell>
          <table:table-cell table:formula="of:=[.N24]" office:value-type="float" office:value="826926000" calcext:value-type="float">
            <text:p>826926000</text:p>
          </table:table-cell>
          <table:table-cell office:value-type="float" office:value="1027.28" calcext:value-type="float">
            <text:p>1027.28</text:p>
          </table:table-cell>
          <table:table-cell office:value-type="float" office:value="831701000" calcext:value-type="float">
            <text:p>831701000</text:p>
          </table:table-cell>
          <table:table-cell office:value-type="float" office:value="1018.09" calcext:value-type="float">
            <text:p>1018.09</text:p>
          </table:table-cell>
          <table:table-cell table:formula="of:=[.R24]" office:value-type="float" office:value="821500000" calcext:value-type="float">
            <text:p>821500000</text:p>
          </table:table-cell>
          <table:table-cell office:value-type="float" office:value="1019.89" calcext:value-type="float">
            <text:p>1019.89</text:p>
          </table:table-cell>
          <table:table-cell table:formula="of:=[.T24]" office:value-type="float" office:value="825382000" calcext:value-type="float">
            <text:p>825382000</text:p>
          </table:table-cell>
          <table:table-cell office:value-type="float" office:value="4108.65" calcext:value-type="float">
            <text:p>4108.65</text:p>
          </table:table-cell>
          <table:table-cell office:value-type="float" office:value="838045000" calcext:value-type="float">
            <text:p>838045000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formula="of:=[.O24]+1000000" office:value-type="float" office:value="826926000" calcext:value-type="float">
            <text:p>826926000</text:p>
          </table:table-cell>
          <table:table-cell office:value-type="float" office:value="825926000" calcext:value-type="float">
            <text:p>825926000</text:p>
          </table:table-cell>
          <table:table-cell office:value-type="float" office:value="1027.28" calcext:value-type="float">
            <text:p>1027.28</text:p>
          </table:table-cell>
          <table:table-cell office:value-type="float" office:value="831701000" calcext:value-type="float">
            <text:p>831701000</text:p>
          </table:table-cell>
          <table:table-cell table:formula="of:=[.S24]+2000000" office:value-type="float" office:value="821500000" calcext:value-type="float">
            <text:p>821500000</text:p>
          </table:table-cell>
          <table:table-cell office:value-type="float" office:value="819500000" calcext:value-type="float">
            <text:p>819500000</text:p>
          </table:table-cell>
          <table:table-cell table:formula="of:=[.U24]+5000000" office:value-type="float" office:value="825382000" calcext:value-type="float">
            <text:p>825382000</text:p>
          </table:table-cell>
          <table:table-cell office:value-type="float" office:value="820382000" calcext:value-type="float">
            <text:p>820382000</text:p>
          </table:table-cell>
          <table:table-cell office:value-type="float" office:value="4108.65" calcext:value-type="float">
            <text:p>4108.65</text:p>
          </table:table-cell>
          <table:table-cell office:value-type="float" office:value="838045000" calcext:value-type="float">
            <text:p>838045000</text:p>
          </table:table-cell>
        </table:table-row>
        <table:table-row table:style-name="ro1">
          <table:table-cell office:value-type="float" office:value="1076.66" calcext:value-type="float">
            <text:p>1076.66</text:p>
          </table:table-cell>
          <table:table-cell table:formula="of:=[.N25]" office:value-type="float" office:value="826811000" calcext:value-type="float">
            <text:p>826811000</text:p>
          </table:table-cell>
          <table:table-cell office:value-type="float" office:value="1058.28" calcext:value-type="float">
            <text:p>1058.28</text:p>
          </table:table-cell>
          <table:table-cell office:value-type="float" office:value="831702000" calcext:value-type="float">
            <text:p>831702000</text:p>
          </table:table-cell>
          <table:table-cell office:value-type="float" office:value="1045.06" calcext:value-type="float">
            <text:p>1045.06</text:p>
          </table:table-cell>
          <table:table-cell table:formula="of:=[.R25]" office:value-type="float" office:value="822084000" calcext:value-type="float">
            <text:p>822084000</text:p>
          </table:table-cell>
          <table:table-cell office:value-type="float" office:value="1046.88" calcext:value-type="float">
            <text:p>1046.88</text:p>
          </table:table-cell>
          <table:table-cell table:formula="of:=[.T25]" office:value-type="float" office:value="825527000" calcext:value-type="float">
            <text:p>825527000</text:p>
          </table:table-cell>
          <table:table-cell office:value-type="float" office:value="4109.9" calcext:value-type="float">
            <text:p>4109.9</text:p>
          </table:table-cell>
          <table:table-cell office:value-type="float" office:value="838045000" calcext:value-type="float">
            <text:p>838045000</text:p>
          </table:table-cell>
          <table:table-cell table:number-columns-repeated="3"/>
          <table:table-cell table:formula="of:=[.O25]+1000000" office:value-type="float" office:value="826811000" calcext:value-type="float">
            <text:p>826811000</text:p>
          </table:table-cell>
          <table:table-cell office:value-type="float" office:value="825811000" calcext:value-type="float">
            <text:p>825811000</text:p>
          </table:table-cell>
          <table:table-cell office:value-type="float" office:value="1058.28" calcext:value-type="float">
            <text:p>1058.28</text:p>
          </table:table-cell>
          <table:table-cell office:value-type="float" office:value="831702000" calcext:value-type="float">
            <text:p>831702000</text:p>
          </table:table-cell>
          <table:table-cell table:formula="of:=[.S25]+2000000" office:value-type="float" office:value="822084000" calcext:value-type="float">
            <text:p>822084000</text:p>
          </table:table-cell>
          <table:table-cell office:value-type="float" office:value="820084000" calcext:value-type="float">
            <text:p>820084000</text:p>
          </table:table-cell>
          <table:table-cell table:formula="of:=[.U25]+5000000" office:value-type="float" office:value="825527000" calcext:value-type="float">
            <text:p>825527000</text:p>
          </table:table-cell>
          <table:table-cell office:value-type="float" office:value="820527000" calcext:value-type="float">
            <text:p>820527000</text:p>
          </table:table-cell>
          <table:table-cell office:value-type="float" office:value="4109.9" calcext:value-type="float">
            <text:p>4109.9</text:p>
          </table:table-cell>
          <table:table-cell office:value-type="float" office:value="838045000" calcext:value-type="float">
            <text:p>838045000</text:p>
          </table:table-cell>
        </table:table-row>
        <table:table-row table:style-name="ro1">
          <table:table-cell office:value-type="float" office:value="1104.39" calcext:value-type="float">
            <text:p>1104.39</text:p>
          </table:table-cell>
          <table:table-cell table:formula="of:=[.N26]" office:value-type="float" office:value="826486000" calcext:value-type="float">
            <text:p>826486000</text:p>
          </table:table-cell>
          <table:table-cell office:value-type="float" office:value="1087.55" calcext:value-type="float">
            <text:p>1087.55</text:p>
          </table:table-cell>
          <table:table-cell office:value-type="float" office:value="831700000" calcext:value-type="float">
            <text:p>831700000</text:p>
          </table:table-cell>
          <table:table-cell office:value-type="float" office:value="1072.86" calcext:value-type="float">
            <text:p>1072.86</text:p>
          </table:table-cell>
          <table:table-cell table:formula="of:=[.R26]" office:value-type="float" office:value="821011000" calcext:value-type="float">
            <text:p>821011000</text:p>
          </table:table-cell>
          <table:table-cell office:value-type="float" office:value="1073.34" calcext:value-type="float">
            <text:p>1073.34</text:p>
          </table:table-cell>
          <table:table-cell table:formula="of:=[.T26]" office:value-type="float" office:value="825851000" calcext:value-type="float">
            <text:p>825851000</text:p>
          </table:table-cell>
          <table:table-cell office:value-type="float" office:value="4400" calcext:value-type="float">
            <text:p>4400</text:p>
          </table:table-cell>
          <table:table-cell office:value-type="float" office:value="838045000" calcext:value-type="float">
            <text:p>838045000</text:p>
          </table:table-cell>
          <table:table-cell table:number-columns-repeated="3"/>
          <table:table-cell table:formula="of:=[.O26]+1000000" office:value-type="float" office:value="826486000" calcext:value-type="float">
            <text:p>826486000</text:p>
          </table:table-cell>
          <table:table-cell office:value-type="float" office:value="825486000" calcext:value-type="float">
            <text:p>825486000</text:p>
          </table:table-cell>
          <table:table-cell office:value-type="float" office:value="1087.55" calcext:value-type="float">
            <text:p>1087.55</text:p>
          </table:table-cell>
          <table:table-cell office:value-type="float" office:value="831700000" calcext:value-type="float">
            <text:p>831700000</text:p>
          </table:table-cell>
          <table:table-cell table:formula="of:=[.S26]+2000000" office:value-type="float" office:value="821011000" calcext:value-type="float">
            <text:p>821011000</text:p>
          </table:table-cell>
          <table:table-cell office:value-type="float" office:value="819011000" calcext:value-type="float">
            <text:p>819011000</text:p>
          </table:table-cell>
          <table:table-cell table:formula="of:=[.U26]+5000000" office:value-type="float" office:value="825851000" calcext:value-type="float">
            <text:p>825851000</text:p>
          </table:table-cell>
          <table:table-cell office:value-type="float" office:value="820851000" calcext:value-type="float">
            <text:p>820851000</text:p>
          </table:table-cell>
          <table:table-cell office:value-type="float" office:value="4113.39" calcext:value-type="float">
            <text:p>4113.39</text:p>
          </table:table-cell>
          <table:table-cell office:value-type="float" office:value="838045000" calcext:value-type="float">
            <text:p>838045000</text:p>
          </table:table-cell>
        </table:table-row>
        <table:table-row table:style-name="ro1">
          <table:table-cell office:value-type="float" office:value="1130.63" calcext:value-type="float">
            <text:p>1130.63</text:p>
          </table:table-cell>
          <table:table-cell table:formula="of:=[.N27]" office:value-type="float" office:value="826284000" calcext:value-type="float">
            <text:p>826284000</text:p>
          </table:table-cell>
          <table:table-cell office:value-type="float" office:value="1117.28" calcext:value-type="float">
            <text:p>1117.28</text:p>
          </table:table-cell>
          <table:table-cell office:value-type="float" office:value="831712000" calcext:value-type="float">
            <text:p>831712000</text:p>
          </table:table-cell>
          <table:table-cell office:value-type="float" office:value="1100.77" calcext:value-type="float">
            <text:p>1100.77</text:p>
          </table:table-cell>
          <table:table-cell table:formula="of:=[.R27]" office:value-type="float" office:value="821864000" calcext:value-type="float">
            <text:p>821864000</text:p>
          </table:table-cell>
          <table:table-cell office:value-type="float" office:value="1101.94" calcext:value-type="float">
            <text:p>1101.94</text:p>
          </table:table-cell>
          <table:table-cell table:formula="of:=[.T27]" office:value-type="float" office:value="825265000" calcext:value-type="float">
            <text:p>825265000</text:p>
          </table:table-cell>
          <table:table-cell table:number-columns-repeated="5"/>
          <table:table-cell table:formula="of:=[.O27]+1000000" office:value-type="float" office:value="826284000" calcext:value-type="float">
            <text:p>826284000</text:p>
          </table:table-cell>
          <table:table-cell office:value-type="float" office:value="825284000" calcext:value-type="float">
            <text:p>825284000</text:p>
          </table:table-cell>
          <table:table-cell office:value-type="float" office:value="1117.28" calcext:value-type="float">
            <text:p>1117.28</text:p>
          </table:table-cell>
          <table:table-cell office:value-type="float" office:value="831712000" calcext:value-type="float">
            <text:p>831712000</text:p>
          </table:table-cell>
          <table:table-cell table:formula="of:=[.S27]+2000000" office:value-type="float" office:value="821864000" calcext:value-type="float">
            <text:p>821864000</text:p>
          </table:table-cell>
          <table:table-cell office:value-type="float" office:value="819864000" calcext:value-type="float">
            <text:p>819864000</text:p>
          </table:table-cell>
          <table:table-cell table:formula="of:=[.U27]+5000000" office:value-type="float" office:value="825265000" calcext:value-type="float">
            <text:p>825265000</text:p>
          </table:table-cell>
          <table:table-cell office:value-type="float" office:value="820265000" calcext:value-type="float">
            <text:p>820265000</text:p>
          </table:table-cell>
          <table:table-cell table:number-columns-repeated="2"/>
        </table:table-row>
        <table:table-row table:style-name="ro1">
          <table:table-cell office:value-type="float" office:value="1157.98" calcext:value-type="float">
            <text:p>1157.98</text:p>
          </table:table-cell>
          <table:table-cell table:formula="of:=[.N28]" office:value-type="float" office:value="826368000" calcext:value-type="float">
            <text:p>826368000</text:p>
          </table:table-cell>
          <table:table-cell office:value-type="float" office:value="1146.14" calcext:value-type="float">
            <text:p>1146.14</text:p>
          </table:table-cell>
          <table:table-cell office:value-type="float" office:value="831701000" calcext:value-type="float">
            <text:p>831701000</text:p>
          </table:table-cell>
          <table:table-cell office:value-type="float" office:value="1127.07" calcext:value-type="float">
            <text:p>1127.07</text:p>
          </table:table-cell>
          <table:table-cell table:formula="of:=[.R28]" office:value-type="float" office:value="822343000" calcext:value-type="float">
            <text:p>822343000</text:p>
          </table:table-cell>
          <table:table-cell office:value-type="float" office:value="1127.23" calcext:value-type="float">
            <text:p>1127.23</text:p>
          </table:table-cell>
          <table:table-cell table:formula="of:=[.T28]" office:value-type="float" office:value="825924000" calcext:value-type="float">
            <text:p>825924000</text:p>
          </table:table-cell>
          <table:table-cell table:number-columns-repeated="5"/>
          <table:table-cell table:formula="of:=[.O28]+1000000" office:value-type="float" office:value="826368000" calcext:value-type="float">
            <text:p>826368000</text:p>
          </table:table-cell>
          <table:table-cell office:value-type="float" office:value="825368000" calcext:value-type="float">
            <text:p>825368000</text:p>
          </table:table-cell>
          <table:table-cell office:value-type="float" office:value="1146.14" calcext:value-type="float">
            <text:p>1146.14</text:p>
          </table:table-cell>
          <table:table-cell office:value-type="float" office:value="831701000" calcext:value-type="float">
            <text:p>831701000</text:p>
          </table:table-cell>
          <table:table-cell table:formula="of:=[.S28]+2000000" office:value-type="float" office:value="822343000" calcext:value-type="float">
            <text:p>822343000</text:p>
          </table:table-cell>
          <table:table-cell office:value-type="float" office:value="820343000" calcext:value-type="float">
            <text:p>820343000</text:p>
          </table:table-cell>
          <table:table-cell table:formula="of:=[.U28]+5000000" office:value-type="float" office:value="825924000" calcext:value-type="float">
            <text:p>825924000</text:p>
          </table:table-cell>
          <table:table-cell office:value-type="float" office:value="820924000" calcext:value-type="float">
            <text:p>820924000</text:p>
          </table:table-cell>
          <table:table-cell table:number-columns-repeated="2"/>
        </table:table-row>
        <table:table-row table:style-name="ro1">
          <table:table-cell office:value-type="float" office:value="1185.49" calcext:value-type="float">
            <text:p>1185.49</text:p>
          </table:table-cell>
          <table:table-cell table:formula="of:=[.N29]" office:value-type="float" office:value="827113000" calcext:value-type="float">
            <text:p>827113000</text:p>
          </table:table-cell>
          <table:table-cell office:value-type="float" office:value="1176.57" calcext:value-type="float">
            <text:p>1176.57</text:p>
          </table:table-cell>
          <table:table-cell office:value-type="float" office:value="831701000" calcext:value-type="float">
            <text:p>831701000</text:p>
          </table:table-cell>
          <table:table-cell office:value-type="float" office:value="1153.16" calcext:value-type="float">
            <text:p>1153.16</text:p>
          </table:table-cell>
          <table:table-cell table:formula="of:=[.R29]" office:value-type="float" office:value="822120000" calcext:value-type="float">
            <text:p>822120000</text:p>
          </table:table-cell>
          <table:table-cell office:value-type="float" office:value="1152.52" calcext:value-type="float">
            <text:p>1152.52</text:p>
          </table:table-cell>
          <table:table-cell table:formula="of:=[.T29]" office:value-type="float" office:value="825546000" calcext:value-type="float">
            <text:p>825546000</text:p>
          </table:table-cell>
          <table:table-cell table:number-columns-repeated="5"/>
          <table:table-cell table:formula="of:=[.O29]+1000000" office:value-type="float" office:value="827113000" calcext:value-type="float">
            <text:p>827113000</text:p>
          </table:table-cell>
          <table:table-cell office:value-type="float" office:value="826113000" calcext:value-type="float">
            <text:p>826113000</text:p>
          </table:table-cell>
          <table:table-cell office:value-type="float" office:value="1176.57" calcext:value-type="float">
            <text:p>1176.57</text:p>
          </table:table-cell>
          <table:table-cell office:value-type="float" office:value="831701000" calcext:value-type="float">
            <text:p>831701000</text:p>
          </table:table-cell>
          <table:table-cell table:formula="of:=[.S29]+2000000" office:value-type="float" office:value="822120000" calcext:value-type="float">
            <text:p>822120000</text:p>
          </table:table-cell>
          <table:table-cell office:value-type="float" office:value="820120000" calcext:value-type="float">
            <text:p>820120000</text:p>
          </table:table-cell>
          <table:table-cell table:formula="of:=[.U29]+5000000" office:value-type="float" office:value="825546000" calcext:value-type="float">
            <text:p>825546000</text:p>
          </table:table-cell>
          <table:table-cell office:value-type="float" office:value="820546000" calcext:value-type="float">
            <text:p>820546000</text:p>
          </table:table-cell>
          <table:table-cell table:number-columns-repeated="2"/>
        </table:table-row>
        <table:table-row table:style-name="ro1">
          <table:table-cell office:value-type="float" office:value="1213.92" calcext:value-type="float">
            <text:p>1213.92</text:p>
          </table:table-cell>
          <table:table-cell table:formula="of:=[.N30]" office:value-type="float" office:value="827330000" calcext:value-type="float">
            <text:p>827330000</text:p>
          </table:table-cell>
          <table:table-cell office:value-type="float" office:value="1206.54" calcext:value-type="float">
            <text:p>1206.54</text:p>
          </table:table-cell>
          <table:table-cell office:value-type="float" office:value="831701000" calcext:value-type="float">
            <text:p>831701000</text:p>
          </table:table-cell>
          <table:table-cell office:value-type="float" office:value="1181.19" calcext:value-type="float">
            <text:p>1181.19</text:p>
          </table:table-cell>
          <table:table-cell table:formula="of:=[.R30]" office:value-type="float" office:value="821677000" calcext:value-type="float">
            <text:p>821677000</text:p>
          </table:table-cell>
          <table:table-cell office:value-type="float" office:value="1179.3" calcext:value-type="float">
            <text:p>1179.3</text:p>
          </table:table-cell>
          <table:table-cell table:formula="of:=[.T30]" office:value-type="float" office:value="825678000" calcext:value-type="float">
            <text:p>825678000</text:p>
          </table:table-cell>
          <table:table-cell table:number-columns-repeated="5"/>
          <table:table-cell table:formula="of:=[.O30]+1000000" office:value-type="float" office:value="827330000" calcext:value-type="float">
            <text:p>827330000</text:p>
          </table:table-cell>
          <table:table-cell office:value-type="float" office:value="826330000" calcext:value-type="float">
            <text:p>826330000</text:p>
          </table:table-cell>
          <table:table-cell office:value-type="float" office:value="1206.54" calcext:value-type="float">
            <text:p>1206.54</text:p>
          </table:table-cell>
          <table:table-cell office:value-type="float" office:value="831701000" calcext:value-type="float">
            <text:p>831701000</text:p>
          </table:table-cell>
          <table:table-cell table:formula="of:=[.S30]+2000000" office:value-type="float" office:value="821677000" calcext:value-type="float">
            <text:p>821677000</text:p>
          </table:table-cell>
          <table:table-cell office:value-type="float" office:value="819677000" calcext:value-type="float">
            <text:p>819677000</text:p>
          </table:table-cell>
          <table:table-cell table:formula="of:=[.U30]+5000000" office:value-type="float" office:value="825678000" calcext:value-type="float">
            <text:p>825678000</text:p>
          </table:table-cell>
          <table:table-cell office:value-type="float" office:value="820678000" calcext:value-type="float">
            <text:p>820678000</text:p>
          </table:table-cell>
          <table:table-cell table:number-columns-repeated="2"/>
        </table:table-row>
        <table:table-row table:style-name="ro1">
          <table:table-cell office:value-type="float" office:value="1241.57" calcext:value-type="float">
            <text:p>1241.57</text:p>
          </table:table-cell>
          <table:table-cell table:formula="of:=[.N31]" office:value-type="float" office:value="826617000" calcext:value-type="float">
            <text:p>826617000</text:p>
          </table:table-cell>
          <table:table-cell office:value-type="float" office:value="1235.14" calcext:value-type="float">
            <text:p>1235.14</text:p>
          </table:table-cell>
          <table:table-cell office:value-type="float" office:value="831702000" calcext:value-type="float">
            <text:p>831702000</text:p>
          </table:table-cell>
          <table:table-cell office:value-type="float" office:value="1206.84" calcext:value-type="float">
            <text:p>1206.84</text:p>
          </table:table-cell>
          <table:table-cell table:formula="of:=[.R31]" office:value-type="float" office:value="822137000" calcext:value-type="float">
            <text:p>822137000</text:p>
          </table:table-cell>
          <table:table-cell office:value-type="float" office:value="1205.42" calcext:value-type="float">
            <text:p>1205.42</text:p>
          </table:table-cell>
          <table:table-cell table:formula="of:=[.T31]" office:value-type="float" office:value="826863000" calcext:value-type="float">
            <text:p>826863000</text:p>
          </table:table-cell>
          <table:table-cell table:number-columns-repeated="5"/>
          <table:table-cell table:formula="of:=[.O31]+1000000" office:value-type="float" office:value="826617000" calcext:value-type="float">
            <text:p>826617000</text:p>
          </table:table-cell>
          <table:table-cell office:value-type="float" office:value="825617000" calcext:value-type="float">
            <text:p>825617000</text:p>
          </table:table-cell>
          <table:table-cell office:value-type="float" office:value="1235.14" calcext:value-type="float">
            <text:p>1235.14</text:p>
          </table:table-cell>
          <table:table-cell office:value-type="float" office:value="831702000" calcext:value-type="float">
            <text:p>831702000</text:p>
          </table:table-cell>
          <table:table-cell table:formula="of:=[.S31]+2000000" office:value-type="float" office:value="822137000" calcext:value-type="float">
            <text:p>822137000</text:p>
          </table:table-cell>
          <table:table-cell office:value-type="float" office:value="820137000" calcext:value-type="float">
            <text:p>820137000</text:p>
          </table:table-cell>
          <table:table-cell table:formula="of:=[.U31]+5000000" office:value-type="float" office:value="826863000" calcext:value-type="float">
            <text:p>826863000</text:p>
          </table:table-cell>
          <table:table-cell office:value-type="float" office:value="821863000" calcext:value-type="float">
            <text:p>821863000</text:p>
          </table:table-cell>
          <table:table-cell table:number-columns-repeated="2"/>
        </table:table-row>
        <table:table-row table:style-name="ro1">
          <table:table-cell office:value-type="float" office:value="1269.86" calcext:value-type="float">
            <text:p>1269.86</text:p>
          </table:table-cell>
          <table:table-cell table:formula="of:=[.N32]" office:value-type="float" office:value="826852000" calcext:value-type="float">
            <text:p>826852000</text:p>
          </table:table-cell>
          <table:table-cell office:value-type="float" office:value="1263.89" calcext:value-type="float">
            <text:p>1263.89</text:p>
          </table:table-cell>
          <table:table-cell office:value-type="float" office:value="831703000" calcext:value-type="float">
            <text:p>831703000</text:p>
          </table:table-cell>
          <table:table-cell office:value-type="float" office:value="1232.39" calcext:value-type="float">
            <text:p>1232.39</text:p>
          </table:table-cell>
          <table:table-cell table:formula="of:=[.R32]" office:value-type="float" office:value="822313000" calcext:value-type="float">
            <text:p>822313000</text:p>
          </table:table-cell>
          <table:table-cell office:value-type="float" office:value="1230.49" calcext:value-type="float">
            <text:p>1230.49</text:p>
          </table:table-cell>
          <table:table-cell table:formula="of:=[.T32]" office:value-type="float" office:value="825123000" calcext:value-type="float">
            <text:p>825123000</text:p>
          </table:table-cell>
          <table:table-cell table:number-columns-repeated="5"/>
          <table:table-cell table:formula="of:=[.O32]+1000000" office:value-type="float" office:value="826852000" calcext:value-type="float">
            <text:p>826852000</text:p>
          </table:table-cell>
          <table:table-cell office:value-type="float" office:value="825852000" calcext:value-type="float">
            <text:p>825852000</text:p>
          </table:table-cell>
          <table:table-cell office:value-type="float" office:value="1263.89" calcext:value-type="float">
            <text:p>1263.89</text:p>
          </table:table-cell>
          <table:table-cell office:value-type="float" office:value="831703000" calcext:value-type="float">
            <text:p>831703000</text:p>
          </table:table-cell>
          <table:table-cell table:formula="of:=[.S32]+2000000" office:value-type="float" office:value="822313000" calcext:value-type="float">
            <text:p>822313000</text:p>
          </table:table-cell>
          <table:table-cell office:value-type="float" office:value="820313000" calcext:value-type="float">
            <text:p>820313000</text:p>
          </table:table-cell>
          <table:table-cell table:formula="of:=[.U32]+5000000" office:value-type="float" office:value="825123000" calcext:value-type="float">
            <text:p>825123000</text:p>
          </table:table-cell>
          <table:table-cell office:value-type="float" office:value="820123000" calcext:value-type="float">
            <text:p>820123000</text:p>
          </table:table-cell>
          <table:table-cell table:number-columns-repeated="2"/>
        </table:table-row>
        <table:table-row table:style-name="ro1">
          <table:table-cell office:value-type="float" office:value="1297.13" calcext:value-type="float">
            <text:p>1297.13</text:p>
          </table:table-cell>
          <table:table-cell table:formula="of:=[.N33]" office:value-type="float" office:value="826756000" calcext:value-type="float">
            <text:p>826756000</text:p>
          </table:table-cell>
          <table:table-cell office:value-type="float" office:value="1293.33" calcext:value-type="float">
            <text:p>1293.33</text:p>
          </table:table-cell>
          <table:table-cell office:value-type="float" office:value="831702000" calcext:value-type="float">
            <text:p>831702000</text:p>
          </table:table-cell>
          <table:table-cell office:value-type="float" office:value="1258.99" calcext:value-type="float">
            <text:p>1258.99</text:p>
          </table:table-cell>
          <table:table-cell table:formula="of:=[.R33]" office:value-type="float" office:value="821278000" calcext:value-type="float">
            <text:p>821278000</text:p>
          </table:table-cell>
          <table:table-cell office:value-type="float" office:value="1254.86" calcext:value-type="float">
            <text:p>1254.86</text:p>
          </table:table-cell>
          <table:table-cell table:formula="of:=[.T33]" office:value-type="float" office:value="824582000" calcext:value-type="float">
            <text:p>824582000</text:p>
          </table:table-cell>
          <table:table-cell table:number-columns-repeated="5"/>
          <table:table-cell table:formula="of:=[.O33]+1000000" office:value-type="float" office:value="826756000" calcext:value-type="float">
            <text:p>826756000</text:p>
          </table:table-cell>
          <table:table-cell office:value-type="float" office:value="825756000" calcext:value-type="float">
            <text:p>825756000</text:p>
          </table:table-cell>
          <table:table-cell office:value-type="float" office:value="1293.33" calcext:value-type="float">
            <text:p>1293.33</text:p>
          </table:table-cell>
          <table:table-cell office:value-type="float" office:value="831702000" calcext:value-type="float">
            <text:p>831702000</text:p>
          </table:table-cell>
          <table:table-cell table:formula="of:=[.S33]+2000000" office:value-type="float" office:value="821278000" calcext:value-type="float">
            <text:p>821278000</text:p>
          </table:table-cell>
          <table:table-cell office:value-type="float" office:value="819278000" calcext:value-type="float">
            <text:p>819278000</text:p>
          </table:table-cell>
          <table:table-cell table:formula="of:=[.U33]+5000000" office:value-type="float" office:value="824582000" calcext:value-type="float">
            <text:p>824582000</text:p>
          </table:table-cell>
          <table:table-cell office:value-type="float" office:value="819582000" calcext:value-type="float">
            <text:p>819582000</text:p>
          </table:table-cell>
          <table:table-cell table:number-columns-repeated="2"/>
        </table:table-row>
        <table:table-row table:style-name="ro1">
          <table:table-cell office:value-type="float" office:value="1324.12" calcext:value-type="float">
            <text:p>1324.12</text:p>
          </table:table-cell>
          <table:table-cell table:formula="of:=[.N34]" office:value-type="float" office:value="825864000" calcext:value-type="float">
            <text:p>825864000</text:p>
          </table:table-cell>
          <table:table-cell office:value-type="float" office:value="1322.98" calcext:value-type="float">
            <text:p>1322.98</text:p>
          </table:table-cell>
          <table:table-cell office:value-type="float" office:value="831702000" calcext:value-type="float">
            <text:p>831702000</text:p>
          </table:table-cell>
          <table:table-cell office:value-type="float" office:value="1285.29" calcext:value-type="float">
            <text:p>1285.29</text:p>
          </table:table-cell>
          <table:table-cell table:formula="of:=[.R34]" office:value-type="float" office:value="822493000" calcext:value-type="float">
            <text:p>822493000</text:p>
          </table:table-cell>
          <table:table-cell office:value-type="float" office:value="1281.08" calcext:value-type="float">
            <text:p>1281.08</text:p>
          </table:table-cell>
          <table:table-cell table:formula="of:=[.T34]" office:value-type="float" office:value="825483000" calcext:value-type="float">
            <text:p>825483000</text:p>
          </table:table-cell>
          <table:table-cell table:number-columns-repeated="5"/>
          <table:table-cell table:formula="of:=[.O34]+1000000" office:value-type="float" office:value="825864000" calcext:value-type="float">
            <text:p>825864000</text:p>
          </table:table-cell>
          <table:table-cell office:value-type="float" office:value="824864000" calcext:value-type="float">
            <text:p>824864000</text:p>
          </table:table-cell>
          <table:table-cell office:value-type="float" office:value="1322.98" calcext:value-type="float">
            <text:p>1322.98</text:p>
          </table:table-cell>
          <table:table-cell office:value-type="float" office:value="831702000" calcext:value-type="float">
            <text:p>831702000</text:p>
          </table:table-cell>
          <table:table-cell table:formula="of:=[.S34]+2000000" office:value-type="float" office:value="822493000" calcext:value-type="float">
            <text:p>822493000</text:p>
          </table:table-cell>
          <table:table-cell office:value-type="float" office:value="820493000" calcext:value-type="float">
            <text:p>820493000</text:p>
          </table:table-cell>
          <table:table-cell table:formula="of:=[.U34]+5000000" office:value-type="float" office:value="825483000" calcext:value-type="float">
            <text:p>825483000</text:p>
          </table:table-cell>
          <table:table-cell office:value-type="float" office:value="820483000" calcext:value-type="float">
            <text:p>820483000</text:p>
          </table:table-cell>
          <table:table-cell table:number-columns-repeated="2"/>
        </table:table-row>
        <table:table-row table:style-name="ro1">
          <table:table-cell office:value-type="float" office:value="1351.04" calcext:value-type="float">
            <text:p>1351.04</text:p>
          </table:table-cell>
          <table:table-cell table:formula="of:=[.N35]" office:value-type="float" office:value="826138000" calcext:value-type="float">
            <text:p>826138000</text:p>
          </table:table-cell>
          <table:table-cell office:value-type="float" office:value="1352.1" calcext:value-type="float">
            <text:p>1352.1</text:p>
          </table:table-cell>
          <table:table-cell office:value-type="float" office:value="831702000" calcext:value-type="float">
            <text:p>831702000</text:p>
          </table:table-cell>
          <table:table-cell office:value-type="float" office:value="1311.73" calcext:value-type="float">
            <text:p>1311.73</text:p>
          </table:table-cell>
          <table:table-cell table:formula="of:=[.R35]" office:value-type="float" office:value="821793000" calcext:value-type="float">
            <text:p>821793000</text:p>
          </table:table-cell>
          <table:table-cell office:value-type="float" office:value="1308.04" calcext:value-type="float">
            <text:p>1308.04</text:p>
          </table:table-cell>
          <table:table-cell table:formula="of:=[.T35]" office:value-type="float" office:value="825444000" calcext:value-type="float">
            <text:p>825444000</text:p>
          </table:table-cell>
          <table:table-cell table:number-columns-repeated="5"/>
          <table:table-cell table:formula="of:=[.O35]+1000000" office:value-type="float" office:value="826138000" calcext:value-type="float">
            <text:p>826138000</text:p>
          </table:table-cell>
          <table:table-cell office:value-type="float" office:value="825138000" calcext:value-type="float">
            <text:p>825138000</text:p>
          </table:table-cell>
          <table:table-cell office:value-type="float" office:value="1352.1" calcext:value-type="float">
            <text:p>1352.1</text:p>
          </table:table-cell>
          <table:table-cell office:value-type="float" office:value="831702000" calcext:value-type="float">
            <text:p>831702000</text:p>
          </table:table-cell>
          <table:table-cell table:formula="of:=[.S35]+2000000" office:value-type="float" office:value="821793000" calcext:value-type="float">
            <text:p>821793000</text:p>
          </table:table-cell>
          <table:table-cell office:value-type="float" office:value="819793000" calcext:value-type="float">
            <text:p>819793000</text:p>
          </table:table-cell>
          <table:table-cell table:formula="of:=[.U35]+5000000" office:value-type="float" office:value="825444000" calcext:value-type="float">
            <text:p>825444000</text:p>
          </table:table-cell>
          <table:table-cell office:value-type="float" office:value="820444000" calcext:value-type="float">
            <text:p>820444000</text:p>
          </table:table-cell>
          <table:table-cell table:number-columns-repeated="2"/>
        </table:table-row>
        <table:table-row table:style-name="ro1">
          <table:table-cell office:value-type="float" office:value="1378.54" calcext:value-type="float">
            <text:p>1378.54</text:p>
          </table:table-cell>
          <table:table-cell table:formula="of:=[.N36]" office:value-type="float" office:value="826548000" calcext:value-type="float">
            <text:p>826548000</text:p>
          </table:table-cell>
          <table:table-cell office:value-type="float" office:value="1380.92" calcext:value-type="float">
            <text:p>1380.92</text:p>
          </table:table-cell>
          <table:table-cell office:value-type="float" office:value="831701000" calcext:value-type="float">
            <text:p>831701000</text:p>
          </table:table-cell>
          <table:table-cell office:value-type="float" office:value="1338.73" calcext:value-type="float">
            <text:p>1338.73</text:p>
          </table:table-cell>
          <table:table-cell table:formula="of:=[.R36]" office:value-type="float" office:value="822183000" calcext:value-type="float">
            <text:p>822183000</text:p>
          </table:table-cell>
          <table:table-cell office:value-type="float" office:value="1334.04" calcext:value-type="float">
            <text:p>1334.04</text:p>
          </table:table-cell>
          <table:table-cell table:formula="of:=[.T36]" office:value-type="float" office:value="825998000" calcext:value-type="float">
            <text:p>825998000</text:p>
          </table:table-cell>
          <table:table-cell table:number-columns-repeated="5"/>
          <table:table-cell table:formula="of:=[.O36]+1000000" office:value-type="float" office:value="826548000" calcext:value-type="float">
            <text:p>826548000</text:p>
          </table:table-cell>
          <table:table-cell office:value-type="float" office:value="825548000" calcext:value-type="float">
            <text:p>825548000</text:p>
          </table:table-cell>
          <table:table-cell office:value-type="float" office:value="1380.92" calcext:value-type="float">
            <text:p>1380.92</text:p>
          </table:table-cell>
          <table:table-cell office:value-type="float" office:value="831701000" calcext:value-type="float">
            <text:p>831701000</text:p>
          </table:table-cell>
          <table:table-cell table:formula="of:=[.S36]+2000000" office:value-type="float" office:value="822183000" calcext:value-type="float">
            <text:p>822183000</text:p>
          </table:table-cell>
          <table:table-cell office:value-type="float" office:value="820183000" calcext:value-type="float">
            <text:p>820183000</text:p>
          </table:table-cell>
          <table:table-cell table:formula="of:=[.U36]+5000000" office:value-type="float" office:value="825998000" calcext:value-type="float">
            <text:p>825998000</text:p>
          </table:table-cell>
          <table:table-cell office:value-type="float" office:value="820998000" calcext:value-type="float">
            <text:p>820998000</text:p>
          </table:table-cell>
          <table:table-cell table:number-columns-repeated="2"/>
        </table:table-row>
        <table:table-row table:style-name="ro1">
          <table:table-cell office:value-type="float" office:value="1406.75" calcext:value-type="float">
            <text:p>1406.75</text:p>
          </table:table-cell>
          <table:table-cell table:formula="of:=[.N37]" office:value-type="float" office:value="826769000" calcext:value-type="float">
            <text:p>826769000</text:p>
          </table:table-cell>
          <table:table-cell office:value-type="float" office:value="1410.07" calcext:value-type="float">
            <text:p>1410.07</text:p>
          </table:table-cell>
          <table:table-cell office:value-type="float" office:value="831700000" calcext:value-type="float">
            <text:p>831700000</text:p>
          </table:table-cell>
          <table:table-cell office:value-type="float" office:value="1365.22" calcext:value-type="float">
            <text:p>1365.22</text:p>
          </table:table-cell>
          <table:table-cell table:formula="of:=[.R37]" office:value-type="float" office:value="821676000" calcext:value-type="float">
            <text:p>821676000</text:p>
          </table:table-cell>
          <table:table-cell office:value-type="float" office:value="1359.74" calcext:value-type="float">
            <text:p>1359.74</text:p>
          </table:table-cell>
          <table:table-cell table:formula="of:=[.T37]" office:value-type="float" office:value="825862000" calcext:value-type="float">
            <text:p>825862000</text:p>
          </table:table-cell>
          <table:table-cell table:number-columns-repeated="5"/>
          <table:table-cell table:formula="of:=[.O37]+1000000" office:value-type="float" office:value="826769000" calcext:value-type="float">
            <text:p>826769000</text:p>
          </table:table-cell>
          <table:table-cell office:value-type="float" office:value="825769000" calcext:value-type="float">
            <text:p>825769000</text:p>
          </table:table-cell>
          <table:table-cell office:value-type="float" office:value="1410.07" calcext:value-type="float">
            <text:p>1410.07</text:p>
          </table:table-cell>
          <table:table-cell office:value-type="float" office:value="831700000" calcext:value-type="float">
            <text:p>831700000</text:p>
          </table:table-cell>
          <table:table-cell table:formula="of:=[.S37]+2000000" office:value-type="float" office:value="821676000" calcext:value-type="float">
            <text:p>821676000</text:p>
          </table:table-cell>
          <table:table-cell office:value-type="float" office:value="819676000" calcext:value-type="float">
            <text:p>819676000</text:p>
          </table:table-cell>
          <table:table-cell table:formula="of:=[.U37]+5000000" office:value-type="float" office:value="825862000" calcext:value-type="float">
            <text:p>825862000</text:p>
          </table:table-cell>
          <table:table-cell office:value-type="float" office:value="820862000" calcext:value-type="float">
            <text:p>820862000</text:p>
          </table:table-cell>
          <table:table-cell table:number-columns-repeated="2"/>
        </table:table-row>
        <table:table-row table:style-name="ro1">
          <table:table-cell office:value-type="float" office:value="1434.22" calcext:value-type="float">
            <text:p>1434.22</text:p>
          </table:table-cell>
          <table:table-cell table:formula="of:=[.N38]" office:value-type="float" office:value="826877000" calcext:value-type="float">
            <text:p>826877000</text:p>
          </table:table-cell>
          <table:table-cell office:value-type="float" office:value="1439.01" calcext:value-type="float">
            <text:p>1439.01</text:p>
          </table:table-cell>
          <table:table-cell office:value-type="float" office:value="831702000" calcext:value-type="float">
            <text:p>831702000</text:p>
          </table:table-cell>
          <table:table-cell office:value-type="float" office:value="1391.45" calcext:value-type="float">
            <text:p>1391.45</text:p>
          </table:table-cell>
          <table:table-cell table:formula="of:=[.R38]" office:value-type="float" office:value="821718000" calcext:value-type="float">
            <text:p>821718000</text:p>
          </table:table-cell>
          <table:table-cell office:value-type="float" office:value="1385.58" calcext:value-type="float">
            <text:p>1385.58</text:p>
          </table:table-cell>
          <table:table-cell table:formula="of:=[.T38]" office:value-type="float" office:value="826838000" calcext:value-type="float">
            <text:p>826838000</text:p>
          </table:table-cell>
          <table:table-cell table:number-columns-repeated="5"/>
          <table:table-cell table:formula="of:=[.O38]+1000000" office:value-type="float" office:value="826877000" calcext:value-type="float">
            <text:p>826877000</text:p>
          </table:table-cell>
          <table:table-cell office:value-type="float" office:value="825877000" calcext:value-type="float">
            <text:p>825877000</text:p>
          </table:table-cell>
          <table:table-cell office:value-type="float" office:value="1439.01" calcext:value-type="float">
            <text:p>1439.01</text:p>
          </table:table-cell>
          <table:table-cell office:value-type="float" office:value="831702000" calcext:value-type="float">
            <text:p>831702000</text:p>
          </table:table-cell>
          <table:table-cell table:formula="of:=[.S38]+2000000" office:value-type="float" office:value="821718000" calcext:value-type="float">
            <text:p>821718000</text:p>
          </table:table-cell>
          <table:table-cell office:value-type="float" office:value="819718000" calcext:value-type="float">
            <text:p>819718000</text:p>
          </table:table-cell>
          <table:table-cell table:formula="of:=[.U38]+5000000" office:value-type="float" office:value="826838000" calcext:value-type="float">
            <text:p>826838000</text:p>
          </table:table-cell>
          <table:table-cell office:value-type="float" office:value="821838000" calcext:value-type="float">
            <text:p>821838000</text:p>
          </table:table-cell>
          <table:table-cell table:number-columns-repeated="2"/>
        </table:table-row>
        <table:table-row table:style-name="ro1">
          <table:table-cell office:value-type="float" office:value="1463.6" calcext:value-type="float">
            <text:p>1463.6</text:p>
          </table:table-cell>
          <table:table-cell table:formula="of:=[.N39]" office:value-type="float" office:value="826393000" calcext:value-type="float">
            <text:p>826393000</text:p>
          </table:table-cell>
          <table:table-cell office:value-type="float" office:value="1469.46" calcext:value-type="float">
            <text:p>1469.46</text:p>
          </table:table-cell>
          <table:table-cell office:value-type="float" office:value="831702000" calcext:value-type="float">
            <text:p>831702000</text:p>
          </table:table-cell>
          <table:table-cell office:value-type="float" office:value="1417.31" calcext:value-type="float">
            <text:p>1417.31</text:p>
          </table:table-cell>
          <table:table-cell table:formula="of:=[.R39]" office:value-type="float" office:value="822297000" calcext:value-type="float">
            <text:p>822297000</text:p>
          </table:table-cell>
          <table:table-cell office:value-type="float" office:value="1411.94" calcext:value-type="float">
            <text:p>1411.94</text:p>
          </table:table-cell>
          <table:table-cell table:formula="of:=[.T39]" office:value-type="float" office:value="825758000" calcext:value-type="float">
            <text:p>825758000</text:p>
          </table:table-cell>
          <table:table-cell table:number-columns-repeated="5"/>
          <table:table-cell table:formula="of:=[.O39]+1000000" office:value-type="float" office:value="826393000" calcext:value-type="float">
            <text:p>826393000</text:p>
          </table:table-cell>
          <table:table-cell office:value-type="float" office:value="825393000" calcext:value-type="float">
            <text:p>825393000</text:p>
          </table:table-cell>
          <table:table-cell office:value-type="float" office:value="1469.46" calcext:value-type="float">
            <text:p>1469.46</text:p>
          </table:table-cell>
          <table:table-cell office:value-type="float" office:value="831702000" calcext:value-type="float">
            <text:p>831702000</text:p>
          </table:table-cell>
          <table:table-cell table:formula="of:=[.S39]+2000000" office:value-type="float" office:value="822297000" calcext:value-type="float">
            <text:p>822297000</text:p>
          </table:table-cell>
          <table:table-cell office:value-type="float" office:value="820297000" calcext:value-type="float">
            <text:p>820297000</text:p>
          </table:table-cell>
          <table:table-cell table:formula="of:=[.U39]+5000000" office:value-type="float" office:value="825758000" calcext:value-type="float">
            <text:p>825758000</text:p>
          </table:table-cell>
          <table:table-cell office:value-type="float" office:value="820758000" calcext:value-type="float">
            <text:p>820758000</text:p>
          </table:table-cell>
          <table:table-cell table:number-columns-repeated="2"/>
        </table:table-row>
        <table:table-row table:style-name="ro1">
          <table:table-cell office:value-type="float" office:value="1493.92" calcext:value-type="float">
            <text:p>1493.92</text:p>
          </table:table-cell>
          <table:table-cell table:formula="of:=[.N40]" office:value-type="float" office:value="825718000" calcext:value-type="float">
            <text:p>825718000</text:p>
          </table:table-cell>
          <table:table-cell office:value-type="float" office:value="1500.39" calcext:value-type="float">
            <text:p>1500.39</text:p>
          </table:table-cell>
          <table:table-cell office:value-type="float" office:value="831701000" calcext:value-type="float">
            <text:p>831701000</text:p>
          </table:table-cell>
          <table:table-cell office:value-type="float" office:value="1444.13" calcext:value-type="float">
            <text:p>1444.13</text:p>
          </table:table-cell>
          <table:table-cell table:formula="of:=[.R40]" office:value-type="float" office:value="822620000" calcext:value-type="float">
            <text:p>822620000</text:p>
          </table:table-cell>
          <table:table-cell office:value-type="float" office:value="1437.94" calcext:value-type="float">
            <text:p>1437.94</text:p>
          </table:table-cell>
          <table:table-cell table:formula="of:=[.T40]" office:value-type="float" office:value="826029000" calcext:value-type="float">
            <text:p>826029000</text:p>
          </table:table-cell>
          <table:table-cell table:number-columns-repeated="5"/>
          <table:table-cell table:formula="of:=[.O40]+1000000" office:value-type="float" office:value="825718000" calcext:value-type="float">
            <text:p>825718000</text:p>
          </table:table-cell>
          <table:table-cell office:value-type="float" office:value="824718000" calcext:value-type="float">
            <text:p>824718000</text:p>
          </table:table-cell>
          <table:table-cell office:value-type="float" office:value="1500.39" calcext:value-type="float">
            <text:p>1500.39</text:p>
          </table:table-cell>
          <table:table-cell office:value-type="float" office:value="831701000" calcext:value-type="float">
            <text:p>831701000</text:p>
          </table:table-cell>
          <table:table-cell table:formula="of:=[.S40]+2000000" office:value-type="float" office:value="822620000" calcext:value-type="float">
            <text:p>822620000</text:p>
          </table:table-cell>
          <table:table-cell office:value-type="float" office:value="820620000" calcext:value-type="float">
            <text:p>820620000</text:p>
          </table:table-cell>
          <table:table-cell table:formula="of:=[.U40]+5000000" office:value-type="float" office:value="826029000" calcext:value-type="float">
            <text:p>826029000</text:p>
          </table:table-cell>
          <table:table-cell office:value-type="float" office:value="821029000" calcext:value-type="float">
            <text:p>821029000</text:p>
          </table:table-cell>
          <table:table-cell table:number-columns-repeated="2"/>
        </table:table-row>
        <table:table-row table:style-name="ro1">
          <table:table-cell office:value-type="float" office:value="1521.43" calcext:value-type="float">
            <text:p>1521.43</text:p>
          </table:table-cell>
          <table:table-cell table:formula="of:=[.N41]" office:value-type="float" office:value="826562000" calcext:value-type="float">
            <text:p>826562000</text:p>
          </table:table-cell>
          <table:table-cell office:value-type="float" office:value="1532.19" calcext:value-type="float">
            <text:p>1532.19</text:p>
          </table:table-cell>
          <table:table-cell office:value-type="float" office:value="831701000" calcext:value-type="float">
            <text:p>831701000</text:p>
          </table:table-cell>
          <table:table-cell office:value-type="float" office:value="1472.14" calcext:value-type="float">
            <text:p>1472.14</text:p>
          </table:table-cell>
          <table:table-cell table:formula="of:=[.R41]" office:value-type="float" office:value="821925000" calcext:value-type="float">
            <text:p>821925000</text:p>
          </table:table-cell>
          <table:table-cell office:value-type="float" office:value="1464.97" calcext:value-type="float">
            <text:p>1464.97</text:p>
          </table:table-cell>
          <table:table-cell table:formula="of:=[.T41]" office:value-type="float" office:value="826241000" calcext:value-type="float">
            <text:p>826241000</text:p>
          </table:table-cell>
          <table:table-cell table:number-columns-repeated="5"/>
          <table:table-cell table:formula="of:=[.O41]+1000000" office:value-type="float" office:value="826562000" calcext:value-type="float">
            <text:p>826562000</text:p>
          </table:table-cell>
          <table:table-cell office:value-type="float" office:value="825562000" calcext:value-type="float">
            <text:p>825562000</text:p>
          </table:table-cell>
          <table:table-cell office:value-type="float" office:value="1532.19" calcext:value-type="float">
            <text:p>1532.19</text:p>
          </table:table-cell>
          <table:table-cell office:value-type="float" office:value="831701000" calcext:value-type="float">
            <text:p>831701000</text:p>
          </table:table-cell>
          <table:table-cell table:formula="of:=[.S41]+2000000" office:value-type="float" office:value="821925000" calcext:value-type="float">
            <text:p>821925000</text:p>
          </table:table-cell>
          <table:table-cell office:value-type="float" office:value="819925000" calcext:value-type="float">
            <text:p>819925000</text:p>
          </table:table-cell>
          <table:table-cell table:formula="of:=[.U41]+5000000" office:value-type="float" office:value="826241000" calcext:value-type="float">
            <text:p>826241000</text:p>
          </table:table-cell>
          <table:table-cell office:value-type="float" office:value="821241000" calcext:value-type="float">
            <text:p>821241000</text:p>
          </table:table-cell>
          <table:table-cell table:number-columns-repeated="2"/>
        </table:table-row>
        <table:table-row table:style-name="ro1">
          <table:table-cell office:value-type="float" office:value="1567.21" calcext:value-type="float">
            <text:p>1567.21</text:p>
          </table:table-cell>
          <table:table-cell table:formula="of:=[.N42]" office:value-type="float" office:value="826560000" calcext:value-type="float">
            <text:p>826560000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831702000" calcext:value-type="float">
            <text:p>831702000</text:p>
          </table:table-cell>
          <table:table-cell office:value-type="float" office:value="1497.8" calcext:value-type="float">
            <text:p>1497.8</text:p>
          </table:table-cell>
          <table:table-cell table:formula="of:=[.R42]" office:value-type="float" office:value="821598000" calcext:value-type="float">
            <text:p>821598000</text:p>
          </table:table-cell>
          <table:table-cell office:value-type="float" office:value="1493.02" calcext:value-type="float">
            <text:p>1493.02</text:p>
          </table:table-cell>
          <table:table-cell table:formula="of:=[.T42]" office:value-type="float" office:value="825397000" calcext:value-type="float">
            <text:p>825397000</text:p>
          </table:table-cell>
          <table:table-cell table:number-columns-repeated="5"/>
          <table:table-cell table:formula="of:=[.O42]+1000000" office:value-type="float" office:value="826560000" calcext:value-type="float">
            <text:p>826560000</text:p>
          </table:table-cell>
          <table:table-cell office:value-type="float" office:value="825560000" calcext:value-type="float">
            <text:p>825560000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831702000" calcext:value-type="float">
            <text:p>831702000</text:p>
          </table:table-cell>
          <table:table-cell table:formula="of:=[.S42]+2000000" office:value-type="float" office:value="821598000" calcext:value-type="float">
            <text:p>821598000</text:p>
          </table:table-cell>
          <table:table-cell office:value-type="float" office:value="819598000" calcext:value-type="float">
            <text:p>819598000</text:p>
          </table:table-cell>
          <table:table-cell table:formula="of:=[.U42]+5000000" office:value-type="float" office:value="825397000" calcext:value-type="float">
            <text:p>825397000</text:p>
          </table:table-cell>
          <table:table-cell office:value-type="float" office:value="820397000" calcext:value-type="float">
            <text:p>820397000</text:p>
          </table:table-cell>
          <table:table-cell table:number-columns-repeated="2"/>
        </table:table-row>
        <table:table-row table:style-name="ro1">
          <table:table-cell office:value-type="float" office:value="1609.8" calcext:value-type="float">
            <text:p>1609.8</text:p>
          </table:table-cell>
          <table:table-cell table:formula="of:=[.N43]" office:value-type="float" office:value="827565000" calcext:value-type="float">
            <text:p>827565000</text:p>
          </table:table-cell>
          <table:table-cell office:value-type="float" office:value="1650.55" calcext:value-type="float">
            <text:p>1650.55</text:p>
          </table:table-cell>
          <table:table-cell office:value-type="float" office:value="831701000" calcext:value-type="float">
            <text:p>831701000</text:p>
          </table:table-cell>
          <table:table-cell office:value-type="float" office:value="1523.12" calcext:value-type="float">
            <text:p>1523.12</text:p>
          </table:table-cell>
          <table:table-cell table:formula="of:=[.R43]" office:value-type="float" office:value="822642000" calcext:value-type="float">
            <text:p>822642000</text:p>
          </table:table-cell>
          <table:table-cell office:value-type="float" office:value="1518.57" calcext:value-type="float">
            <text:p>1518.57</text:p>
          </table:table-cell>
          <table:table-cell table:formula="of:=[.T43]" office:value-type="float" office:value="825693000" calcext:value-type="float">
            <text:p>825693000</text:p>
          </table:table-cell>
          <table:table-cell table:number-columns-repeated="5"/>
          <table:table-cell table:formula="of:=[.O43]+1000000" office:value-type="float" office:value="827565000" calcext:value-type="float">
            <text:p>827565000</text:p>
          </table:table-cell>
          <table:table-cell office:value-type="float" office:value="826565000" calcext:value-type="float">
            <text:p>826565000</text:p>
          </table:table-cell>
          <table:table-cell office:value-type="float" office:value="1650.55" calcext:value-type="float">
            <text:p>1650.55</text:p>
          </table:table-cell>
          <table:table-cell office:value-type="float" office:value="831701000" calcext:value-type="float">
            <text:p>831701000</text:p>
          </table:table-cell>
          <table:table-cell table:formula="of:=[.S43]+2000000" office:value-type="float" office:value="822642000" calcext:value-type="float">
            <text:p>822642000</text:p>
          </table:table-cell>
          <table:table-cell office:value-type="float" office:value="820642000" calcext:value-type="float">
            <text:p>820642000</text:p>
          </table:table-cell>
          <table:table-cell table:formula="of:=[.U43]+5000000" office:value-type="float" office:value="825693000" calcext:value-type="float">
            <text:p>825693000</text:p>
          </table:table-cell>
          <table:table-cell office:value-type="float" office:value="820693000" calcext:value-type="float">
            <text:p>820693000</text:p>
          </table:table-cell>
          <table:table-cell table:number-columns-repeated="2"/>
        </table:table-row>
        <table:table-row table:style-name="ro1">
          <table:table-cell office:value-type="float" office:value="2027.08" calcext:value-type="float">
            <text:p>2027.08</text:p>
          </table:table-cell>
          <table:table-cell table:formula="of:=[.N44]" office:value-type="float" office:value="829258000" calcext:value-type="float">
            <text:p>829258000</text:p>
          </table:table-cell>
          <table:table-cell office:value-type="float" office:value="1785.39" calcext:value-type="float">
            <text:p>1785.39</text:p>
          </table:table-cell>
          <table:table-cell office:value-type="float" office:value="832639000" calcext:value-type="float">
            <text:p>832639000</text:p>
          </table:table-cell>
          <table:table-cell office:value-type="float" office:value="1955.65" calcext:value-type="float">
            <text:p>1955.65</text:p>
          </table:table-cell>
          <table:table-cell office:value-type="float" office:value="831193000" calcext:value-type="float">
            <text:p>831193000</text:p>
          </table:table-cell>
          <table:table-cell office:value-type="float" office:value="1959.66" calcext:value-type="float">
            <text:p>1959.66</text:p>
          </table:table-cell>
          <table:table-cell office:value-type="float" office:value="831749000" calcext:value-type="float">
            <text:p>831749000</text:p>
          </table:table-cell>
          <table:table-cell table:number-columns-repeated="4"/>
          <table:table-cell office:value-type="string" calcext:value-type="string">
            <text:p>*</text:p>
          </table:table-cell>
          <table:table-cell table:formula="of:=[.O44]+2500000" office:value-type="float" office:value="829258000" calcext:value-type="float">
            <text:p>829258000</text:p>
          </table:table-cell>
          <table:table-cell office:value-type="float" office:value="826758000" calcext:value-type="float">
            <text:p>826758000</text:p>
          </table:table-cell>
          <table:table-cell office:value-type="float" office:value="1785.39" calcext:value-type="float">
            <text:p>1785.39</text:p>
          </table:table-cell>
          <table:table-cell office:value-type="float" office:value="832639000" calcext:value-type="float">
            <text:p>832639000</text:p>
          </table:table-cell>
          <table:table-cell office:value-type="float" office:value="1955.65" calcext:value-type="float">
            <text:p>1955.65</text:p>
          </table:table-cell>
          <table:table-cell office:value-type="float" office:value="831193000" calcext:value-type="float">
            <text:p>831193000</text:p>
          </table:table-cell>
          <table:table-cell office:value-type="float" office:value="1959.66" calcext:value-type="float">
            <text:p>1959.66</text:p>
          </table:table-cell>
          <table:table-cell office:value-type="float" office:value="831749000" calcext:value-type="float">
            <text:p>831749000</text:p>
          </table:table-cell>
          <table:table-cell table:number-columns-repeated="2"/>
        </table:table-row>
        <table:table-row table:style-name="ro1">
          <table:table-cell office:value-type="float" office:value="2054.64" calcext:value-type="float">
            <text:p>2054.64</text:p>
          </table:table-cell>
          <table:table-cell table:formula="of:=[.N45]" office:value-type="float" office:value="828324000" calcext:value-type="float">
            <text:p>828324000</text:p>
          </table:table-cell>
          <table:table-cell office:value-type="float" office:value="1901.3" calcext:value-type="float">
            <text:p>1901.3</text:p>
          </table:table-cell>
          <table:table-cell office:value-type="float" office:value="832570000" calcext:value-type="float">
            <text:p>832570000</text:p>
          </table:table-cell>
          <table:table-cell office:value-type="float" office:value="1997.94" calcext:value-type="float">
            <text:p>1997.94</text:p>
          </table:table-cell>
          <table:table-cell office:value-type="float" office:value="831193000" calcext:value-type="float">
            <text:p>831193000</text:p>
          </table:table-cell>
          <table:table-cell office:value-type="float" office:value="2002.04" calcext:value-type="float">
            <text:p>2002.04</text:p>
          </table:table-cell>
          <table:table-cell office:value-type="float" office:value="831747000" calcext:value-type="float">
            <text:p>831747000</text:p>
          </table:table-cell>
          <table:table-cell table:number-columns-repeated="5"/>
          <table:table-cell table:formula="of:=[.O45]+2500000" office:value-type="float" office:value="828324000" calcext:value-type="float">
            <text:p>828324000</text:p>
          </table:table-cell>
          <table:table-cell office:value-type="float" office:value="825824000" calcext:value-type="float">
            <text:p>825824000</text:p>
          </table:table-cell>
          <table:table-cell office:value-type="float" office:value="1901.3" calcext:value-type="float">
            <text:p>1901.3</text:p>
          </table:table-cell>
          <table:table-cell office:value-type="float" office:value="832570000" calcext:value-type="float">
            <text:p>832570000</text:p>
          </table:table-cell>
          <table:table-cell office:value-type="float" office:value="1997.94" calcext:value-type="float">
            <text:p>1997.94</text:p>
          </table:table-cell>
          <table:table-cell office:value-type="float" office:value="831193000" calcext:value-type="float">
            <text:p>831193000</text:p>
          </table:table-cell>
          <table:table-cell office:value-type="float" office:value="2002.04" calcext:value-type="float">
            <text:p>2002.04</text:p>
          </table:table-cell>
          <table:table-cell office:value-type="float" office:value="831747000" calcext:value-type="float">
            <text:p>831747000</text:p>
          </table:table-cell>
          <table:table-cell table:number-columns-repeated="2"/>
        </table:table-row>
        <table:table-row table:style-name="ro1">
          <table:table-cell office:value-type="float" office:value="2081.58" calcext:value-type="float">
            <text:p>2081.58</text:p>
          </table:table-cell>
          <table:table-cell table:formula="of:=[.N46]" office:value-type="float" office:value="827889000" calcext:value-type="float">
            <text:p>827889000</text:p>
          </table:table-cell>
          <table:table-cell office:value-type="float" office:value="1961.86" calcext:value-type="float">
            <text:p>1961.86</text:p>
          </table:table-cell>
          <table:table-cell office:value-type="float" office:value="832618000" calcext:value-type="float">
            <text:p>832618000</text:p>
          </table:table-cell>
          <table:table-cell office:value-type="float" office:value="2025.44" calcext:value-type="float">
            <text:p>2025.44</text:p>
          </table:table-cell>
          <table:table-cell office:value-type="float" office:value="831193000" calcext:value-type="float">
            <text:p>831193000</text:p>
          </table:table-cell>
          <table:table-cell office:value-type="float" office:value="2029.05" calcext:value-type="float">
            <text:p>2029.05</text:p>
          </table:table-cell>
          <table:table-cell office:value-type="float" office:value="831748000" calcext:value-type="float">
            <text:p>831748000</text:p>
          </table:table-cell>
          <table:table-cell table:number-columns-repeated="5"/>
          <table:table-cell table:formula="of:=[.O46]+2500000" office:value-type="float" office:value="827889000" calcext:value-type="float">
            <text:p>827889000</text:p>
          </table:table-cell>
          <table:table-cell office:value-type="float" office:value="825389000" calcext:value-type="float">
            <text:p>825389000</text:p>
          </table:table-cell>
          <table:table-cell office:value-type="float" office:value="1961.86" calcext:value-type="float">
            <text:p>1961.86</text:p>
          </table:table-cell>
          <table:table-cell office:value-type="float" office:value="832618000" calcext:value-type="float">
            <text:p>832618000</text:p>
          </table:table-cell>
          <table:table-cell office:value-type="float" office:value="2025.44" calcext:value-type="float">
            <text:p>2025.44</text:p>
          </table:table-cell>
          <table:table-cell office:value-type="float" office:value="831193000" calcext:value-type="float">
            <text:p>831193000</text:p>
          </table:table-cell>
          <table:table-cell office:value-type="float" office:value="2029.05" calcext:value-type="float">
            <text:p>2029.05</text:p>
          </table:table-cell>
          <table:table-cell office:value-type="float" office:value="831748000" calcext:value-type="float">
            <text:p>831748000</text:p>
          </table:table-cell>
          <table:table-cell table:number-columns-repeated="2"/>
        </table:table-row>
        <table:table-row table:style-name="ro1">
          <table:table-cell office:value-type="float" office:value="2110.28" calcext:value-type="float">
            <text:p>2110.28</text:p>
          </table:table-cell>
          <table:table-cell table:formula="of:=[.N47]" office:value-type="float" office:value="828657000" calcext:value-type="float">
            <text:p>828657000</text:p>
          </table:table-cell>
          <table:table-cell office:value-type="float" office:value="2005.72" calcext:value-type="float">
            <text:p>2005.72</text:p>
          </table:table-cell>
          <table:table-cell office:value-type="float" office:value="832504000" calcext:value-type="float">
            <text:p>832504000</text:p>
          </table:table-cell>
          <table:table-cell office:value-type="float" office:value="2052.38" calcext:value-type="float">
            <text:p>2052.38</text:p>
          </table:table-cell>
          <table:table-cell office:value-type="float" office:value="831193000" calcext:value-type="float">
            <text:p>831193000</text:p>
          </table:table-cell>
          <table:table-cell office:value-type="float" office:value="2056.34" calcext:value-type="float">
            <text:p>2056.34</text:p>
          </table:table-cell>
          <table:table-cell office:value-type="float" office:value="831748000" calcext:value-type="float">
            <text:p>831748000</text:p>
          </table:table-cell>
          <table:table-cell table:number-columns-repeated="5"/>
          <table:table-cell table:formula="of:=[.O47]+2500000" office:value-type="float" office:value="828657000" calcext:value-type="float">
            <text:p>828657000</text:p>
          </table:table-cell>
          <table:table-cell office:value-type="float" office:value="826157000" calcext:value-type="float">
            <text:p>826157000</text:p>
          </table:table-cell>
          <table:table-cell office:value-type="float" office:value="2005.72" calcext:value-type="float">
            <text:p>2005.72</text:p>
          </table:table-cell>
          <table:table-cell office:value-type="float" office:value="832504000" calcext:value-type="float">
            <text:p>832504000</text:p>
          </table:table-cell>
          <table:table-cell office:value-type="float" office:value="2052.38" calcext:value-type="float">
            <text:p>2052.38</text:p>
          </table:table-cell>
          <table:table-cell office:value-type="float" office:value="831193000" calcext:value-type="float">
            <text:p>831193000</text:p>
          </table:table-cell>
          <table:table-cell office:value-type="float" office:value="2056.34" calcext:value-type="float">
            <text:p>2056.34</text:p>
          </table:table-cell>
          <table:table-cell office:value-type="float" office:value="831748000" calcext:value-type="float">
            <text:p>831748000</text:p>
          </table:table-cell>
          <table:table-cell table:number-columns-repeated="2"/>
        </table:table-row>
        <table:table-row table:style-name="ro1">
          <table:table-cell office:value-type="float" office:value="2138.41" calcext:value-type="float">
            <text:p>2138.41</text:p>
          </table:table-cell>
          <table:table-cell table:formula="of:=[.N48]" office:value-type="float" office:value="828289000" calcext:value-type="float">
            <text:p>828289000</text:p>
          </table:table-cell>
          <table:table-cell office:value-type="float" office:value="2035.38" calcext:value-type="float">
            <text:p>2035.38</text:p>
          </table:table-cell>
          <table:table-cell office:value-type="float" office:value="832444000" calcext:value-type="float">
            <text:p>832444000</text:p>
          </table:table-cell>
          <table:table-cell office:value-type="float" office:value="2079.44" calcext:value-type="float">
            <text:p>2079.44</text:p>
          </table:table-cell>
          <table:table-cell office:value-type="float" office:value="831193000" calcext:value-type="float">
            <text:p>831193000</text:p>
          </table:table-cell>
          <table:table-cell office:value-type="float" office:value="2083.56" calcext:value-type="float">
            <text:p>2083.56</text:p>
          </table:table-cell>
          <table:table-cell office:value-type="float" office:value="831749000" calcext:value-type="float">
            <text:p>831749000</text:p>
          </table:table-cell>
          <table:table-cell table:number-columns-repeated="5"/>
          <table:table-cell table:formula="of:=[.O48]+2500000" office:value-type="float" office:value="828289000" calcext:value-type="float">
            <text:p>828289000</text:p>
          </table:table-cell>
          <table:table-cell office:value-type="float" office:value="825789000" calcext:value-type="float">
            <text:p>825789000</text:p>
          </table:table-cell>
          <table:table-cell office:value-type="float" office:value="2035.38" calcext:value-type="float">
            <text:p>2035.38</text:p>
          </table:table-cell>
          <table:table-cell office:value-type="float" office:value="832444000" calcext:value-type="float">
            <text:p>832444000</text:p>
          </table:table-cell>
          <table:table-cell office:value-type="float" office:value="2079.44" calcext:value-type="float">
            <text:p>2079.44</text:p>
          </table:table-cell>
          <table:table-cell office:value-type="float" office:value="831193000" calcext:value-type="float">
            <text:p>831193000</text:p>
          </table:table-cell>
          <table:table-cell office:value-type="float" office:value="2083.56" calcext:value-type="float">
            <text:p>2083.56</text:p>
          </table:table-cell>
          <table:table-cell office:value-type="float" office:value="831749000" calcext:value-type="float">
            <text:p>831749000</text:p>
          </table:table-cell>
          <table:table-cell table:number-columns-repeated="2"/>
        </table:table-row>
        <table:table-row table:style-name="ro1">
          <table:table-cell office:value-type="float" office:value="2168.6" calcext:value-type="float">
            <text:p>2168.6</text:p>
          </table:table-cell>
          <table:table-cell table:formula="of:=[.N49]" office:value-type="float" office:value="828576000" calcext:value-type="float">
            <text:p>828576000</text:p>
          </table:table-cell>
          <table:table-cell office:value-type="float" office:value="2065.27" calcext:value-type="float">
            <text:p>2065.27</text:p>
          </table:table-cell>
          <table:table-cell office:value-type="float" office:value="832672000" calcext:value-type="float">
            <text:p>832672000</text:p>
          </table:table-cell>
          <table:table-cell office:value-type="float" office:value="2106.64" calcext:value-type="float">
            <text:p>2106.64</text:p>
          </table:table-cell>
          <table:table-cell office:value-type="float" office:value="831193000" calcext:value-type="float">
            <text:p>831193000</text:p>
          </table:table-cell>
          <table:table-cell office:value-type="float" office:value="2110.7" calcext:value-type="float">
            <text:p>2110.7</text:p>
          </table:table-cell>
          <table:table-cell office:value-type="float" office:value="831747000" calcext:value-type="float">
            <text:p>831747000</text:p>
          </table:table-cell>
          <table:table-cell table:number-columns-repeated="5"/>
          <table:table-cell table:formula="of:=[.O49]+2500000" office:value-type="float" office:value="828576000" calcext:value-type="float">
            <text:p>828576000</text:p>
          </table:table-cell>
          <table:table-cell office:value-type="float" office:value="826076000" calcext:value-type="float">
            <text:p>826076000</text:p>
          </table:table-cell>
          <table:table-cell office:value-type="float" office:value="2065.27" calcext:value-type="float">
            <text:p>2065.27</text:p>
          </table:table-cell>
          <table:table-cell office:value-type="float" office:value="832672000" calcext:value-type="float">
            <text:p>832672000</text:p>
          </table:table-cell>
          <table:table-cell office:value-type="float" office:value="2106.64" calcext:value-type="float">
            <text:p>2106.64</text:p>
          </table:table-cell>
          <table:table-cell office:value-type="float" office:value="831193000" calcext:value-type="float">
            <text:p>831193000</text:p>
          </table:table-cell>
          <table:table-cell office:value-type="float" office:value="2110.7" calcext:value-type="float">
            <text:p>2110.7</text:p>
          </table:table-cell>
          <table:table-cell office:value-type="float" office:value="831747000" calcext:value-type="float">
            <text:p>831747000</text:p>
          </table:table-cell>
          <table:table-cell table:number-columns-repeated="2"/>
        </table:table-row>
        <table:table-row table:style-name="ro1">
          <table:table-cell office:value-type="float" office:value="2198.66" calcext:value-type="float">
            <text:p>2198.66</text:p>
          </table:table-cell>
          <table:table-cell table:formula="of:=[.N50]" office:value-type="float" office:value="827885000" calcext:value-type="float">
            <text:p>827885000</text:p>
          </table:table-cell>
          <table:table-cell office:value-type="float" office:value="2095.32" calcext:value-type="float">
            <text:p>2095.32</text:p>
          </table:table-cell>
          <table:table-cell office:value-type="float" office:value="833008000" calcext:value-type="float">
            <text:p>833008000</text:p>
          </table:table-cell>
          <table:table-cell office:value-type="float" office:value="2133.66" calcext:value-type="float">
            <text:p>2133.66</text:p>
          </table:table-cell>
          <table:table-cell office:value-type="float" office:value="831193000" calcext:value-type="float">
            <text:p>831193000</text:p>
          </table:table-cell>
          <table:table-cell office:value-type="float" office:value="2137.75" calcext:value-type="float">
            <text:p>2137.75</text:p>
          </table:table-cell>
          <table:table-cell office:value-type="float" office:value="831747000" calcext:value-type="float">
            <text:p>831747000</text:p>
          </table:table-cell>
          <table:table-cell table:number-columns-repeated="5"/>
          <table:table-cell table:formula="of:=[.O50]+2500000" office:value-type="float" office:value="827885000" calcext:value-type="float">
            <text:p>827885000</text:p>
          </table:table-cell>
          <table:table-cell office:value-type="float" office:value="825385000" calcext:value-type="float">
            <text:p>825385000</text:p>
          </table:table-cell>
          <table:table-cell office:value-type="float" office:value="2095.32" calcext:value-type="float">
            <text:p>2095.32</text:p>
          </table:table-cell>
          <table:table-cell office:value-type="float" office:value="833008000" calcext:value-type="float">
            <text:p>833008000</text:p>
          </table:table-cell>
          <table:table-cell office:value-type="float" office:value="2133.66" calcext:value-type="float">
            <text:p>2133.66</text:p>
          </table:table-cell>
          <table:table-cell office:value-type="float" office:value="831193000" calcext:value-type="float">
            <text:p>831193000</text:p>
          </table:table-cell>
          <table:table-cell office:value-type="float" office:value="2137.75" calcext:value-type="float">
            <text:p>2137.75</text:p>
          </table:table-cell>
          <table:table-cell office:value-type="float" office:value="831747000" calcext:value-type="float">
            <text:p>831747000</text:p>
          </table:table-cell>
          <table:table-cell table:number-columns-repeated="2"/>
        </table:table-row>
        <table:table-row table:style-name="ro1">
          <table:table-cell office:value-type="float" office:value="2227.28" calcext:value-type="float">
            <text:p>2227.28</text:p>
          </table:table-cell>
          <table:table-cell table:formula="of:=[.N51]" office:value-type="float" office:value="828410000" calcext:value-type="float">
            <text:p>828410000</text:p>
          </table:table-cell>
          <table:table-cell office:value-type="float" office:value="2125.15" calcext:value-type="float">
            <text:p>2125.15</text:p>
          </table:table-cell>
          <table:table-cell office:value-type="float" office:value="832487000" calcext:value-type="float">
            <text:p>832487000</text:p>
          </table:table-cell>
          <table:table-cell office:value-type="float" office:value="2161.61" calcext:value-type="float">
            <text:p>2161.61</text:p>
          </table:table-cell>
          <table:table-cell office:value-type="float" office:value="831193000" calcext:value-type="float">
            <text:p>831193000</text:p>
          </table:table-cell>
          <table:table-cell office:value-type="float" office:value="2165.56" calcext:value-type="float">
            <text:p>2165.56</text:p>
          </table:table-cell>
          <table:table-cell office:value-type="float" office:value="831748000" calcext:value-type="float">
            <text:p>831748000</text:p>
          </table:table-cell>
          <table:table-cell table:number-columns-repeated="5"/>
          <table:table-cell table:formula="of:=[.O51]+2500000" office:value-type="float" office:value="828410000" calcext:value-type="float">
            <text:p>828410000</text:p>
          </table:table-cell>
          <table:table-cell office:value-type="float" office:value="825910000" calcext:value-type="float">
            <text:p>825910000</text:p>
          </table:table-cell>
          <table:table-cell office:value-type="float" office:value="2125.15" calcext:value-type="float">
            <text:p>2125.15</text:p>
          </table:table-cell>
          <table:table-cell office:value-type="float" office:value="832487000" calcext:value-type="float">
            <text:p>832487000</text:p>
          </table:table-cell>
          <table:table-cell office:value-type="float" office:value="2161.61" calcext:value-type="float">
            <text:p>2161.61</text:p>
          </table:table-cell>
          <table:table-cell office:value-type="float" office:value="831193000" calcext:value-type="float">
            <text:p>831193000</text:p>
          </table:table-cell>
          <table:table-cell office:value-type="float" office:value="2165.56" calcext:value-type="float">
            <text:p>2165.56</text:p>
          </table:table-cell>
          <table:table-cell office:value-type="float" office:value="831748000" calcext:value-type="float">
            <text:p>831748000</text:p>
          </table:table-cell>
          <table:table-cell table:number-columns-repeated="2"/>
        </table:table-row>
        <table:table-row table:style-name="ro1">
          <table:table-cell office:value-type="float" office:value="2255.53" calcext:value-type="float">
            <text:p>2255.53</text:p>
          </table:table-cell>
          <table:table-cell table:formula="of:=[.N52]" office:value-type="float" office:value="827755000" calcext:value-type="float">
            <text:p>827755000</text:p>
          </table:table-cell>
          <table:table-cell office:value-type="float" office:value="2155.21" calcext:value-type="float">
            <text:p>2155.21</text:p>
          </table:table-cell>
          <table:table-cell office:value-type="float" office:value="832714000" calcext:value-type="float">
            <text:p>832714000</text:p>
          </table:table-cell>
          <table:table-cell office:value-type="float" office:value="2189.87" calcext:value-type="float">
            <text:p>2189.87</text:p>
          </table:table-cell>
          <table:table-cell office:value-type="float" office:value="831193000" calcext:value-type="float">
            <text:p>831193000</text:p>
          </table:table-cell>
          <table:table-cell office:value-type="float" office:value="2193.54" calcext:value-type="float">
            <text:p>2193.54</text:p>
          </table:table-cell>
          <table:table-cell office:value-type="float" office:value="831745000" calcext:value-type="float">
            <text:p>831745000</text:p>
          </table:table-cell>
          <table:table-cell table:number-columns-repeated="5"/>
          <table:table-cell table:formula="of:=[.O52]+2500000" office:value-type="float" office:value="827755000" calcext:value-type="float">
            <text:p>827755000</text:p>
          </table:table-cell>
          <table:table-cell office:value-type="float" office:value="825255000" calcext:value-type="float">
            <text:p>825255000</text:p>
          </table:table-cell>
          <table:table-cell office:value-type="float" office:value="2155.21" calcext:value-type="float">
            <text:p>2155.21</text:p>
          </table:table-cell>
          <table:table-cell office:value-type="float" office:value="832714000" calcext:value-type="float">
            <text:p>832714000</text:p>
          </table:table-cell>
          <table:table-cell office:value-type="float" office:value="2189.87" calcext:value-type="float">
            <text:p>2189.87</text:p>
          </table:table-cell>
          <table:table-cell office:value-type="float" office:value="831193000" calcext:value-type="float">
            <text:p>831193000</text:p>
          </table:table-cell>
          <table:table-cell office:value-type="float" office:value="2193.54" calcext:value-type="float">
            <text:p>2193.54</text:p>
          </table:table-cell>
          <table:table-cell office:value-type="float" office:value="831745000" calcext:value-type="float">
            <text:p>831745000</text:p>
          </table:table-cell>
          <table:table-cell table:number-columns-repeated="2"/>
        </table:table-row>
        <table:table-row table:style-name="ro1">
          <table:table-cell office:value-type="float" office:value="2283.75" calcext:value-type="float">
            <text:p>2283.75</text:p>
          </table:table-cell>
          <table:table-cell table:formula="of:=[.N53]" office:value-type="float" office:value="828611000" calcext:value-type="float">
            <text:p>828611000</text:p>
          </table:table-cell>
          <table:table-cell office:value-type="float" office:value="2185.04" calcext:value-type="float">
            <text:p>2185.04</text:p>
          </table:table-cell>
          <table:table-cell office:value-type="float" office:value="832553000" calcext:value-type="float">
            <text:p>832553000</text:p>
          </table:table-cell>
          <table:table-cell office:value-type="float" office:value="2218.65" calcext:value-type="float">
            <text:p>2218.65</text:p>
          </table:table-cell>
          <table:table-cell office:value-type="float" office:value="831193000" calcext:value-type="float">
            <text:p>831193000</text:p>
          </table:table-cell>
          <table:table-cell office:value-type="float" office:value="2222.77" calcext:value-type="float">
            <text:p>2222.77</text:p>
          </table:table-cell>
          <table:table-cell office:value-type="float" office:value="831747000" calcext:value-type="float">
            <text:p>831747000</text:p>
          </table:table-cell>
          <table:table-cell table:number-columns-repeated="5"/>
          <table:table-cell table:formula="of:=[.O53]+2900000" office:value-type="float" office:value="828611000" calcext:value-type="float">
            <text:p>828611000</text:p>
          </table:table-cell>
          <table:table-cell office:value-type="float" office:value="825711000" calcext:value-type="float">
            <text:p>825711000</text:p>
          </table:table-cell>
          <table:table-cell office:value-type="float" office:value="2185.04" calcext:value-type="float">
            <text:p>2185.04</text:p>
          </table:table-cell>
          <table:table-cell office:value-type="float" office:value="832553000" calcext:value-type="float">
            <text:p>832553000</text:p>
          </table:table-cell>
          <table:table-cell office:value-type="float" office:value="2218.65" calcext:value-type="float">
            <text:p>2218.65</text:p>
          </table:table-cell>
          <table:table-cell office:value-type="float" office:value="831193000" calcext:value-type="float">
            <text:p>831193000</text:p>
          </table:table-cell>
          <table:table-cell office:value-type="float" office:value="2222.77" calcext:value-type="float">
            <text:p>2222.77</text:p>
          </table:table-cell>
          <table:table-cell office:value-type="float" office:value="831747000" calcext:value-type="float">
            <text:p>831747000</text:p>
          </table:table-cell>
          <table:table-cell table:number-columns-repeated="2"/>
        </table:table-row>
        <table:table-row table:style-name="ro1">
          <table:table-cell office:value-type="float" office:value="2312.49" calcext:value-type="float">
            <text:p>2312.49</text:p>
          </table:table-cell>
          <table:table-cell table:formula="of:=[.N54]" office:value-type="float" office:value="828608000" calcext:value-type="float">
            <text:p>828608000</text:p>
          </table:table-cell>
          <table:table-cell office:value-type="float" office:value="2216.14" calcext:value-type="float">
            <text:p>2216.14</text:p>
          </table:table-cell>
          <table:table-cell office:value-type="float" office:value="832714000" calcext:value-type="float">
            <text:p>832714000</text:p>
          </table:table-cell>
          <table:table-cell office:value-type="float" office:value="2244.64" calcext:value-type="float">
            <text:p>2244.64</text:p>
          </table:table-cell>
          <table:table-cell office:value-type="float" office:value="831193000" calcext:value-type="float">
            <text:p>831193000</text:p>
          </table:table-cell>
          <table:table-cell office:value-type="float" office:value="2251.26" calcext:value-type="float">
            <text:p>2251.26</text:p>
          </table:table-cell>
          <table:table-cell office:value-type="float" office:value="831748000" calcext:value-type="float">
            <text:p>831748000</text:p>
          </table:table-cell>
          <table:table-cell table:number-columns-repeated="5"/>
          <table:table-cell table:formula="of:=[.O54]+2900000" office:value-type="float" office:value="828608000" calcext:value-type="float">
            <text:p>828608000</text:p>
          </table:table-cell>
          <table:table-cell office:value-type="float" office:value="825708000" calcext:value-type="float">
            <text:p>825708000</text:p>
          </table:table-cell>
          <table:table-cell office:value-type="float" office:value="2216.14" calcext:value-type="float">
            <text:p>2216.14</text:p>
          </table:table-cell>
          <table:table-cell office:value-type="float" office:value="832714000" calcext:value-type="float">
            <text:p>832714000</text:p>
          </table:table-cell>
          <table:table-cell office:value-type="float" office:value="2244.64" calcext:value-type="float">
            <text:p>2244.64</text:p>
          </table:table-cell>
          <table:table-cell office:value-type="float" office:value="831193000" calcext:value-type="float">
            <text:p>831193000</text:p>
          </table:table-cell>
          <table:table-cell office:value-type="float" office:value="2251.26" calcext:value-type="float">
            <text:p>2251.26</text:p>
          </table:table-cell>
          <table:table-cell office:value-type="float" office:value="831748000" calcext:value-type="float">
            <text:p>831748000</text:p>
          </table:table-cell>
          <table:table-cell table:number-columns-repeated="2"/>
        </table:table-row>
        <table:table-row table:style-name="ro1">
          <table:table-cell office:value-type="float" office:value="2340.18" calcext:value-type="float">
            <text:p>2340.18</text:p>
          </table:table-cell>
          <table:table-cell table:formula="of:=[.N55]" office:value-type="float" office:value="827997000" calcext:value-type="float">
            <text:p>827997000</text:p>
          </table:table-cell>
          <table:table-cell office:value-type="float" office:value="2246.2" calcext:value-type="float">
            <text:p>2246.2</text:p>
          </table:table-cell>
          <table:table-cell office:value-type="float" office:value="832332000" calcext:value-type="float">
            <text:p>832332000</text:p>
          </table:table-cell>
          <table:table-cell office:value-type="float" office:value="2272.24" calcext:value-type="float">
            <text:p>2272.24</text:p>
          </table:table-cell>
          <table:table-cell office:value-type="float" office:value="831193000" calcext:value-type="float">
            <text:p>831193000</text:p>
          </table:table-cell>
          <table:table-cell office:value-type="float" office:value="2279.44" calcext:value-type="float">
            <text:p>2279.44</text:p>
          </table:table-cell>
          <table:table-cell office:value-type="float" office:value="831745000" calcext:value-type="float">
            <text:p>831745000</text:p>
          </table:table-cell>
          <table:table-cell table:number-columns-repeated="5"/>
          <table:table-cell table:formula="of:=[.O55]+2900000" office:value-type="float" office:value="827997000" calcext:value-type="float">
            <text:p>827997000</text:p>
          </table:table-cell>
          <table:table-cell office:value-type="float" office:value="825097000" calcext:value-type="float">
            <text:p>825097000</text:p>
          </table:table-cell>
          <table:table-cell office:value-type="float" office:value="2246.2" calcext:value-type="float">
            <text:p>2246.2</text:p>
          </table:table-cell>
          <table:table-cell office:value-type="float" office:value="832332000" calcext:value-type="float">
            <text:p>832332000</text:p>
          </table:table-cell>
          <table:table-cell office:value-type="float" office:value="2272.24" calcext:value-type="float">
            <text:p>2272.24</text:p>
          </table:table-cell>
          <table:table-cell office:value-type="float" office:value="831193000" calcext:value-type="float">
            <text:p>831193000</text:p>
          </table:table-cell>
          <table:table-cell office:value-type="float" office:value="2279.44" calcext:value-type="float">
            <text:p>2279.44</text:p>
          </table:table-cell>
          <table:table-cell office:value-type="float" office:value="831745000" calcext:value-type="float">
            <text:p>831745000</text:p>
          </table:table-cell>
          <table:table-cell table:number-columns-repeated="2"/>
        </table:table-row>
        <table:table-row table:style-name="ro1">
          <table:table-cell office:value-type="float" office:value="2367.95" calcext:value-type="float">
            <text:p>2367.95</text:p>
          </table:table-cell>
          <table:table-cell table:formula="of:=[.N56]" office:value-type="float" office:value="828196000" calcext:value-type="float">
            <text:p>828196000</text:p>
          </table:table-cell>
          <table:table-cell office:value-type="float" office:value="2276.02" calcext:value-type="float">
            <text:p>2276.02</text:p>
          </table:table-cell>
          <table:table-cell office:value-type="float" office:value="832666000" calcext:value-type="float">
            <text:p>832666000</text:p>
          </table:table-cell>
          <table:table-cell office:value-type="float" office:value="2298.44" calcext:value-type="float">
            <text:p>2298.44</text:p>
          </table:table-cell>
          <table:table-cell office:value-type="float" office:value="831193000" calcext:value-type="float">
            <text:p>831193000</text:p>
          </table:table-cell>
          <table:table-cell office:value-type="float" office:value="2307.19" calcext:value-type="float">
            <text:p>2307.19</text:p>
          </table:table-cell>
          <table:table-cell office:value-type="float" office:value="831744000" calcext:value-type="float">
            <text:p>831744000</text:p>
          </table:table-cell>
          <table:table-cell table:number-columns-repeated="5"/>
          <table:table-cell table:formula="of:=[.O56]+2900000" office:value-type="float" office:value="828196000" calcext:value-type="float">
            <text:p>828196000</text:p>
          </table:table-cell>
          <table:table-cell office:value-type="float" office:value="825296000" calcext:value-type="float">
            <text:p>825296000</text:p>
          </table:table-cell>
          <table:table-cell office:value-type="float" office:value="2276.02" calcext:value-type="float">
            <text:p>2276.02</text:p>
          </table:table-cell>
          <table:table-cell office:value-type="float" office:value="832666000" calcext:value-type="float">
            <text:p>832666000</text:p>
          </table:table-cell>
          <table:table-cell office:value-type="float" office:value="2298.44" calcext:value-type="float">
            <text:p>2298.44</text:p>
          </table:table-cell>
          <table:table-cell office:value-type="float" office:value="831193000" calcext:value-type="float">
            <text:p>831193000</text:p>
          </table:table-cell>
          <table:table-cell office:value-type="float" office:value="2307.19" calcext:value-type="float">
            <text:p>2307.19</text:p>
          </table:table-cell>
          <table:table-cell office:value-type="float" office:value="831744000" calcext:value-type="float">
            <text:p>831744000</text:p>
          </table:table-cell>
          <table:table-cell table:number-columns-repeated="2"/>
        </table:table-row>
        <table:table-row table:style-name="ro1">
          <table:table-cell office:value-type="float" office:value="2396.22" calcext:value-type="float">
            <text:p>2396.22</text:p>
          </table:table-cell>
          <table:table-cell table:formula="of:=[.N57]" office:value-type="float" office:value="828184000" calcext:value-type="float">
            <text:p>828184000</text:p>
          </table:table-cell>
          <table:table-cell office:value-type="float" office:value="2305.68" calcext:value-type="float">
            <text:p>2305.68</text:p>
          </table:table-cell>
          <table:table-cell office:value-type="float" office:value="832386000" calcext:value-type="float">
            <text:p>832386000</text:p>
          </table:table-cell>
          <table:table-cell office:value-type="float" office:value="2324.86" calcext:value-type="float">
            <text:p>2324.86</text:p>
          </table:table-cell>
          <table:table-cell office:value-type="float" office:value="831193000" calcext:value-type="float">
            <text:p>831193000</text:p>
          </table:table-cell>
          <table:table-cell office:value-type="float" office:value="2334.6" calcext:value-type="float">
            <text:p>2334.6</text:p>
          </table:table-cell>
          <table:table-cell office:value-type="float" office:value="831749000" calcext:value-type="float">
            <text:p>831749000</text:p>
          </table:table-cell>
          <table:table-cell table:number-columns-repeated="5"/>
          <table:table-cell table:formula="of:=[.O57]+2900000" office:value-type="float" office:value="828184000" calcext:value-type="float">
            <text:p>828184000</text:p>
          </table:table-cell>
          <table:table-cell office:value-type="float" office:value="825284000" calcext:value-type="float">
            <text:p>825284000</text:p>
          </table:table-cell>
          <table:table-cell office:value-type="float" office:value="2305.68" calcext:value-type="float">
            <text:p>2305.68</text:p>
          </table:table-cell>
          <table:table-cell office:value-type="float" office:value="832386000" calcext:value-type="float">
            <text:p>832386000</text:p>
          </table:table-cell>
          <table:table-cell office:value-type="float" office:value="2324.86" calcext:value-type="float">
            <text:p>2324.86</text:p>
          </table:table-cell>
          <table:table-cell office:value-type="float" office:value="831193000" calcext:value-type="float">
            <text:p>831193000</text:p>
          </table:table-cell>
          <table:table-cell office:value-type="float" office:value="2334.6" calcext:value-type="float">
            <text:p>2334.6</text:p>
          </table:table-cell>
          <table:table-cell office:value-type="float" office:value="831749000" calcext:value-type="float">
            <text:p>831749000</text:p>
          </table:table-cell>
          <table:table-cell table:number-columns-repeated="2"/>
        </table:table-row>
        <table:table-row table:style-name="ro1">
          <table:table-cell office:value-type="float" office:value="2424.68" calcext:value-type="float">
            <text:p>2424.68</text:p>
          </table:table-cell>
          <table:table-cell table:formula="of:=[.N58]" office:value-type="float" office:value="827849000" calcext:value-type="float">
            <text:p>827849000</text:p>
          </table:table-cell>
          <table:table-cell office:value-type="float" office:value="2335.37" calcext:value-type="float">
            <text:p>2335.37</text:p>
          </table:table-cell>
          <table:table-cell office:value-type="float" office:value="832690000" calcext:value-type="float">
            <text:p>832690000</text:p>
          </table:table-cell>
          <table:table-cell office:value-type="float" office:value="2351.78" calcext:value-type="float">
            <text:p>2351.78</text:p>
          </table:table-cell>
          <table:table-cell office:value-type="float" office:value="831193000" calcext:value-type="float">
            <text:p>831193000</text:p>
          </table:table-cell>
          <table:table-cell office:value-type="float" office:value="2362.52" calcext:value-type="float">
            <text:p>2362.52</text:p>
          </table:table-cell>
          <table:table-cell office:value-type="float" office:value="831749000" calcext:value-type="float">
            <text:p>831749000</text:p>
          </table:table-cell>
          <table:table-cell table:number-columns-repeated="5"/>
          <table:table-cell table:formula="of:=[.O58]+2900000" office:value-type="float" office:value="827849000" calcext:value-type="float">
            <text:p>827849000</text:p>
          </table:table-cell>
          <table:table-cell office:value-type="float" office:value="824949000" calcext:value-type="float">
            <text:p>824949000</text:p>
          </table:table-cell>
          <table:table-cell office:value-type="float" office:value="2335.37" calcext:value-type="float">
            <text:p>2335.37</text:p>
          </table:table-cell>
          <table:table-cell office:value-type="float" office:value="832690000" calcext:value-type="float">
            <text:p>832690000</text:p>
          </table:table-cell>
          <table:table-cell office:value-type="float" office:value="2351.78" calcext:value-type="float">
            <text:p>2351.78</text:p>
          </table:table-cell>
          <table:table-cell office:value-type="float" office:value="831193000" calcext:value-type="float">
            <text:p>831193000</text:p>
          </table:table-cell>
          <table:table-cell office:value-type="float" office:value="2362.52" calcext:value-type="float">
            <text:p>2362.52</text:p>
          </table:table-cell>
          <table:table-cell office:value-type="float" office:value="831749000" calcext:value-type="float">
            <text:p>831749000</text:p>
          </table:table-cell>
          <table:table-cell table:number-columns-repeated="2"/>
        </table:table-row>
        <table:table-row table:style-name="ro1">
          <table:table-cell office:value-type="float" office:value="2452.74" calcext:value-type="float">
            <text:p>2452.74</text:p>
          </table:table-cell>
          <table:table-cell table:formula="of:=[.N59]" office:value-type="float" office:value="827381000" calcext:value-type="float">
            <text:p>827381000</text:p>
          </table:table-cell>
          <table:table-cell office:value-type="float" office:value="2364.31" calcext:value-type="float">
            <text:p>2364.31</text:p>
          </table:table-cell>
          <table:table-cell office:value-type="float" office:value="832517000" calcext:value-type="float">
            <text:p>832517000</text:p>
          </table:table-cell>
          <table:table-cell office:value-type="float" office:value="2378.26" calcext:value-type="float">
            <text:p>2378.26</text:p>
          </table:table-cell>
          <table:table-cell office:value-type="float" office:value="831193000" calcext:value-type="float">
            <text:p>831193000</text:p>
          </table:table-cell>
          <table:table-cell office:value-type="float" office:value="2390.18" calcext:value-type="float">
            <text:p>2390.18</text:p>
          </table:table-cell>
          <table:table-cell office:value-type="float" office:value="831748000" calcext:value-type="float">
            <text:p>831748000</text:p>
          </table:table-cell>
          <table:table-cell table:number-columns-repeated="5"/>
          <table:table-cell table:formula="of:=[.O59]+2900000" office:value-type="float" office:value="827381000" calcext:value-type="float">
            <text:p>827381000</text:p>
          </table:table-cell>
          <table:table-cell office:value-type="float" office:value="824481000" calcext:value-type="float">
            <text:p>824481000</text:p>
          </table:table-cell>
          <table:table-cell office:value-type="float" office:value="2364.31" calcext:value-type="float">
            <text:p>2364.31</text:p>
          </table:table-cell>
          <table:table-cell office:value-type="float" office:value="832517000" calcext:value-type="float">
            <text:p>832517000</text:p>
          </table:table-cell>
          <table:table-cell office:value-type="float" office:value="2378.26" calcext:value-type="float">
            <text:p>2378.26</text:p>
          </table:table-cell>
          <table:table-cell office:value-type="float" office:value="831193000" calcext:value-type="float">
            <text:p>831193000</text:p>
          </table:table-cell>
          <table:table-cell office:value-type="float" office:value="2390.18" calcext:value-type="float">
            <text:p>2390.18</text:p>
          </table:table-cell>
          <table:table-cell office:value-type="float" office:value="831748000" calcext:value-type="float">
            <text:p>831748000</text:p>
          </table:table-cell>
          <table:table-cell table:number-columns-repeated="2"/>
        </table:table-row>
        <table:table-row table:style-name="ro1">
          <table:table-cell office:value-type="float" office:value="2481.5" calcext:value-type="float">
            <text:p>2481.5</text:p>
          </table:table-cell>
          <table:table-cell table:formula="of:=[.N60]" office:value-type="float" office:value="828432000" calcext:value-type="float">
            <text:p>828432000</text:p>
          </table:table-cell>
          <table:table-cell office:value-type="float" office:value="2394.49" calcext:value-type="float">
            <text:p>2394.49</text:p>
          </table:table-cell>
          <table:table-cell office:value-type="float" office:value="832357000" calcext:value-type="float">
            <text:p>832357000</text:p>
          </table:table-cell>
          <table:table-cell office:value-type="float" office:value="2404.85" calcext:value-type="float">
            <text:p>2404.85</text:p>
          </table:table-cell>
          <table:table-cell office:value-type="float" office:value="831193000" calcext:value-type="float">
            <text:p>831193000</text:p>
          </table:table-cell>
          <table:table-cell office:value-type="float" office:value="2417.96" calcext:value-type="float">
            <text:p>2417.96</text:p>
          </table:table-cell>
          <table:table-cell office:value-type="float" office:value="831747000" calcext:value-type="float">
            <text:p>831747000</text:p>
          </table:table-cell>
          <table:table-cell table:number-columns-repeated="5"/>
          <table:table-cell table:formula="of:=[.O60]+2900000" office:value-type="float" office:value="828432000" calcext:value-type="float">
            <text:p>828432000</text:p>
          </table:table-cell>
          <table:table-cell office:value-type="float" office:value="825532000" calcext:value-type="float">
            <text:p>825532000</text:p>
          </table:table-cell>
          <table:table-cell office:value-type="float" office:value="2394.49" calcext:value-type="float">
            <text:p>2394.49</text:p>
          </table:table-cell>
          <table:table-cell office:value-type="float" office:value="832357000" calcext:value-type="float">
            <text:p>832357000</text:p>
          </table:table-cell>
          <table:table-cell office:value-type="float" office:value="2404.85" calcext:value-type="float">
            <text:p>2404.85</text:p>
          </table:table-cell>
          <table:table-cell office:value-type="float" office:value="831193000" calcext:value-type="float">
            <text:p>831193000</text:p>
          </table:table-cell>
          <table:table-cell office:value-type="float" office:value="2417.96" calcext:value-type="float">
            <text:p>2417.96</text:p>
          </table:table-cell>
          <table:table-cell office:value-type="float" office:value="831747000" calcext:value-type="float">
            <text:p>831747000</text:p>
          </table:table-cell>
          <table:table-cell table:number-columns-repeated="2"/>
        </table:table-row>
        <table:table-row table:style-name="ro1">
          <table:table-cell office:value-type="float" office:value="2513.23" calcext:value-type="float">
            <text:p>2513.23</text:p>
          </table:table-cell>
          <table:table-cell table:formula="of:=[.N61]" office:value-type="float" office:value="827874000" calcext:value-type="float">
            <text:p>827874000</text:p>
          </table:table-cell>
          <table:table-cell office:value-type="float" office:value="2423.9" calcext:value-type="float">
            <text:p>2423.9</text:p>
          </table:table-cell>
          <table:table-cell office:value-type="float" office:value="832486000" calcext:value-type="float">
            <text:p>832486000</text:p>
          </table:table-cell>
          <table:table-cell office:value-type="float" office:value="2431.78" calcext:value-type="float">
            <text:p>2431.78</text:p>
          </table:table-cell>
          <table:table-cell office:value-type="float" office:value="831193000" calcext:value-type="float">
            <text:p>831193000</text:p>
          </table:table-cell>
          <table:table-cell office:value-type="float" office:value="2445.64" calcext:value-type="float">
            <text:p>2445.64</text:p>
          </table:table-cell>
          <table:table-cell office:value-type="float" office:value="831747000" calcext:value-type="float">
            <text:p>831747000</text:p>
          </table:table-cell>
          <table:table-cell table:number-columns-repeated="5"/>
          <table:table-cell table:formula="of:=[.O61]+2900000" office:value-type="float" office:value="827874000" calcext:value-type="float">
            <text:p>827874000</text:p>
          </table:table-cell>
          <table:table-cell office:value-type="float" office:value="824974000" calcext:value-type="float">
            <text:p>824974000</text:p>
          </table:table-cell>
          <table:table-cell office:value-type="float" office:value="2423.9" calcext:value-type="float">
            <text:p>2423.9</text:p>
          </table:table-cell>
          <table:table-cell office:value-type="float" office:value="832486000" calcext:value-type="float">
            <text:p>832486000</text:p>
          </table:table-cell>
          <table:table-cell office:value-type="float" office:value="2431.78" calcext:value-type="float">
            <text:p>2431.78</text:p>
          </table:table-cell>
          <table:table-cell office:value-type="float" office:value="831193000" calcext:value-type="float">
            <text:p>831193000</text:p>
          </table:table-cell>
          <table:table-cell office:value-type="float" office:value="2445.64" calcext:value-type="float">
            <text:p>2445.64</text:p>
          </table:table-cell>
          <table:table-cell office:value-type="float" office:value="831747000" calcext:value-type="float">
            <text:p>831747000</text:p>
          </table:table-cell>
          <table:table-cell table:number-columns-repeated="2"/>
        </table:table-row>
        <table:table-row table:style-name="ro1">
          <table:table-cell office:value-type="float" office:value="2560.56" calcext:value-type="float">
            <text:p>2560.56</text:p>
          </table:table-cell>
          <table:table-cell table:formula="of:=[.N62]" office:value-type="float" office:value="828290000" calcext:value-type="float">
            <text:p>828290000</text:p>
          </table:table-cell>
          <table:table-cell office:value-type="float" office:value="2453.93" calcext:value-type="float">
            <text:p>2453.93</text:p>
          </table:table-cell>
          <table:table-cell office:value-type="float" office:value="832634000" calcext:value-type="float">
            <text:p>832634000</text:p>
          </table:table-cell>
          <table:table-cell office:value-type="float" office:value="2458.35" calcext:value-type="float">
            <text:p>2458.35</text:p>
          </table:table-cell>
          <table:table-cell office:value-type="float" office:value="831193000" calcext:value-type="float">
            <text:p>831193000</text:p>
          </table:table-cell>
          <table:table-cell office:value-type="float" office:value="2474.55" calcext:value-type="float">
            <text:p>2474.55</text:p>
          </table:table-cell>
          <table:table-cell office:value-type="float" office:value="831744000" calcext:value-type="float">
            <text:p>831744000</text:p>
          </table:table-cell>
          <table:table-cell table:number-columns-repeated="5"/>
          <table:table-cell table:formula="of:=[.O62]+2900000" office:value-type="float" office:value="828290000" calcext:value-type="float">
            <text:p>828290000</text:p>
          </table:table-cell>
          <table:table-cell office:value-type="float" office:value="825390000" calcext:value-type="float">
            <text:p>825390000</text:p>
          </table:table-cell>
          <table:table-cell office:value-type="float" office:value="2453.93" calcext:value-type="float">
            <text:p>2453.93</text:p>
          </table:table-cell>
          <table:table-cell office:value-type="float" office:value="832634000" calcext:value-type="float">
            <text:p>832634000</text:p>
          </table:table-cell>
          <table:table-cell office:value-type="float" office:value="2458.35" calcext:value-type="float">
            <text:p>2458.35</text:p>
          </table:table-cell>
          <table:table-cell office:value-type="float" office:value="831193000" calcext:value-type="float">
            <text:p>831193000</text:p>
          </table:table-cell>
          <table:table-cell office:value-type="float" office:value="2474.55" calcext:value-type="float">
            <text:p>2474.55</text:p>
          </table:table-cell>
          <table:table-cell office:value-type="float" office:value="831744000" calcext:value-type="float">
            <text:p>831744000</text:p>
          </table:table-cell>
          <table:table-cell table:number-columns-repeated="2"/>
        </table:table-row>
        <table:table-row table:style-name="ro1">
          <table:table-cell office:value-type="float" office:value="2610.88" calcext:value-type="float">
            <text:p>2610.88</text:p>
          </table:table-cell>
          <table:table-cell table:formula="of:=[.N63]" office:value-type="float" office:value="828376000" calcext:value-type="float">
            <text:p>828376000</text:p>
          </table:table-cell>
          <table:table-cell office:value-type="float" office:value="2484.56" calcext:value-type="float">
            <text:p>2484.56</text:p>
          </table:table-cell>
          <table:table-cell office:value-type="float" office:value="832444000" calcext:value-type="float">
            <text:p>832444000</text:p>
          </table:table-cell>
          <table:table-cell office:value-type="float" office:value="2486.61" calcext:value-type="float">
            <text:p>2486.61</text:p>
          </table:table-cell>
          <table:table-cell office:value-type="float" office:value="831193000" calcext:value-type="float">
            <text:p>831193000</text:p>
          </table:table-cell>
          <table:table-cell office:value-type="float" office:value="2507.76" calcext:value-type="float">
            <text:p>2507.76</text:p>
          </table:table-cell>
          <table:table-cell office:value-type="float" office:value="831748000" calcext:value-type="float">
            <text:p>831748000</text:p>
          </table:table-cell>
          <table:table-cell table:number-columns-repeated="5"/>
          <table:table-cell table:formula="of:=[.O63]+2900000" office:value-type="float" office:value="828376000" calcext:value-type="float">
            <text:p>828376000</text:p>
          </table:table-cell>
          <table:table-cell office:value-type="float" office:value="825476000" calcext:value-type="float">
            <text:p>825476000</text:p>
          </table:table-cell>
          <table:table-cell office:value-type="float" office:value="2484.56" calcext:value-type="float">
            <text:p>2484.56</text:p>
          </table:table-cell>
          <table:table-cell office:value-type="float" office:value="832444000" calcext:value-type="float">
            <text:p>832444000</text:p>
          </table:table-cell>
          <table:table-cell office:value-type="float" office:value="2486.61" calcext:value-type="float">
            <text:p>2486.61</text:p>
          </table:table-cell>
          <table:table-cell office:value-type="float" office:value="831193000" calcext:value-type="float">
            <text:p>831193000</text:p>
          </table:table-cell>
          <table:table-cell office:value-type="float" office:value="2507.76" calcext:value-type="float">
            <text:p>2507.76</text:p>
          </table:table-cell>
          <table:table-cell office:value-type="float" office:value="831748000" calcext:value-type="float">
            <text:p>831748000</text:p>
          </table:table-cell>
          <table:table-cell table:number-columns-repeated="2"/>
        </table:table-row>
        <table:table-row table:style-name="ro1">
          <table:table-cell office:value-type="float" office:value="3026.35" calcext:value-type="float">
            <text:p>3026.35</text:p>
          </table:table-cell>
          <table:table-cell office:value-type="float" office:value="831518000" calcext:value-type="float">
            <text:p>831518000</text:p>
          </table:table-cell>
          <table:table-cell office:value-type="float" office:value="2905.19" calcext:value-type="float">
            <text:p>2905.19</text:p>
          </table:table-cell>
          <table:table-cell office:value-type="float" office:value="836205000" calcext:value-type="float">
            <text:p>836205000</text:p>
          </table:table-cell>
          <table:table-cell office:value-type="float" office:value="2551.28" calcext:value-type="float">
            <text:p>2551.28</text:p>
          </table:table-cell>
          <table:table-cell office:value-type="float" office:value="832000000" calcext:value-type="float">
            <text:p>832000000</text:p>
          </table:table-cell>
          <table:table-cell office:value-type="float" office:value="2583.39" calcext:value-type="float">
            <text:p>2583.39</text:p>
          </table:table-cell>
          <table:table-cell office:value-type="float" office:value="831890000" calcext:value-type="float">
            <text:p>831890000</text:p>
          </table:table-cell>
          <table:table-cell table:number-columns-repeated="4"/>
          <table:table-cell office:value-type="string" calcext:value-type="string">
            <text:p>*</text:p>
          </table:table-cell>
          <table:table-cell office:value-type="float" office:value="3026.35" calcext:value-type="float">
            <text:p>3026.35</text:p>
          </table:table-cell>
          <table:table-cell office:value-type="float" office:value="831518000" calcext:value-type="float">
            <text:p>831518000</text:p>
          </table:table-cell>
          <table:table-cell office:value-type="float" office:value="2905.19" calcext:value-type="float">
            <text:p>2905.19</text:p>
          </table:table-cell>
          <table:table-cell office:value-type="float" office:value="836205000" calcext:value-type="float">
            <text:p>836205000</text:p>
          </table:table-cell>
          <table:table-cell office:value-type="float" office:value="2551.28" calcext:value-type="float">
            <text:p>2551.28</text:p>
          </table:table-cell>
          <table:table-cell office:value-type="float" office:value="832000000" calcext:value-type="float">
            <text:p>832000000</text:p>
          </table:table-cell>
          <table:table-cell office:value-type="float" office:value="2583.39" calcext:value-type="float">
            <text:p>2583.39</text:p>
          </table:table-cell>
          <table:table-cell office:value-type="float" office:value="831890000" calcext:value-type="float">
            <text:p>831890000</text:p>
          </table:table-cell>
          <table:table-cell table:number-columns-repeated="2"/>
        </table:table-row>
        <table:table-row table:style-name="ro1">
          <table:table-cell office:value-type="float" office:value="3058.96" calcext:value-type="float">
            <text:p>3058.96</text:p>
          </table:table-cell>
          <table:table-cell office:value-type="float" office:value="831518000" calcext:value-type="float">
            <text:p>831518000</text:p>
          </table:table-cell>
          <table:table-cell office:value-type="float" office:value="2951.65" calcext:value-type="float">
            <text:p>2951.65</text:p>
          </table:table-cell>
          <table:table-cell office:value-type="float" office:value="836205000" calcext:value-type="float">
            <text:p>836205000</text:p>
          </table:table-cell>
          <table:table-cell office:value-type="float" office:value="2600.36" calcext:value-type="float">
            <text:p>2600.36</text:p>
          </table:table-cell>
          <table:table-cell office:value-type="float" office:value="832152000" calcext:value-type="float">
            <text:p>832152000</text:p>
          </table:table-cell>
          <table:table-cell office:value-type="float" office:value="2642.05" calcext:value-type="float">
            <text:p>2642.05</text:p>
          </table:table-cell>
          <table:table-cell office:value-type="float" office:value="831888000" calcext:value-type="float">
            <text:p>831888000</text:p>
          </table:table-cell>
          <table:table-cell table:number-columns-repeated="5"/>
          <table:table-cell office:value-type="float" office:value="3058.96" calcext:value-type="float">
            <text:p>3058.96</text:p>
          </table:table-cell>
          <table:table-cell office:value-type="float" office:value="831518000" calcext:value-type="float">
            <text:p>831518000</text:p>
          </table:table-cell>
          <table:table-cell office:value-type="float" office:value="2951.65" calcext:value-type="float">
            <text:p>2951.65</text:p>
          </table:table-cell>
          <table:table-cell office:value-type="float" office:value="836205000" calcext:value-type="float">
            <text:p>836205000</text:p>
          </table:table-cell>
          <table:table-cell office:value-type="float" office:value="2600.36" calcext:value-type="float">
            <text:p>2600.36</text:p>
          </table:table-cell>
          <table:table-cell office:value-type="float" office:value="832152000" calcext:value-type="float">
            <text:p>832152000</text:p>
          </table:table-cell>
          <table:table-cell office:value-type="float" office:value="2642.05" calcext:value-type="float">
            <text:p>2642.05</text:p>
          </table:table-cell>
          <table:table-cell office:value-type="float" office:value="831888000" calcext:value-type="float">
            <text:p>831888000</text:p>
          </table:table-cell>
          <table:table-cell table:number-columns-repeated="2"/>
        </table:table-row>
        <table:table-row table:style-name="ro1">
          <table:table-cell office:value-type="float" office:value="3091.02" calcext:value-type="float">
            <text:p>3091.02</text:p>
          </table:table-cell>
          <table:table-cell office:value-type="float" office:value="831518000" calcext:value-type="float">
            <text:p>831518000</text:p>
          </table:table-cell>
          <table:table-cell office:value-type="float" office:value="3005.06" calcext:value-type="float">
            <text:p>3005.06</text:p>
          </table:table-cell>
          <table:table-cell office:value-type="float" office:value="836205000" calcext:value-type="float">
            <text:p>836205000</text:p>
          </table:table-cell>
          <table:table-cell office:value-type="float" office:value="2667.58" calcext:value-type="float">
            <text:p>2667.58</text:p>
          </table:table-cell>
          <table:table-cell office:value-type="float" office:value="831975000" calcext:value-type="float">
            <text:p>831975000</text:p>
          </table:table-cell>
          <table:table-cell office:value-type="float" office:value="2717.88" calcext:value-type="float">
            <text:p>2717.88</text:p>
          </table:table-cell>
          <table:table-cell office:value-type="float" office:value="831895000" calcext:value-type="float">
            <text:p>831895000</text:p>
          </table:table-cell>
          <table:table-cell table:number-columns-repeated="5"/>
          <table:table-cell office:value-type="float" office:value="3091.02" calcext:value-type="float">
            <text:p>3091.02</text:p>
          </table:table-cell>
          <table:table-cell office:value-type="float" office:value="831518000" calcext:value-type="float">
            <text:p>831518000</text:p>
          </table:table-cell>
          <table:table-cell office:value-type="float" office:value="3005.06" calcext:value-type="float">
            <text:p>3005.06</text:p>
          </table:table-cell>
          <table:table-cell office:value-type="float" office:value="836205000" calcext:value-type="float">
            <text:p>836205000</text:p>
          </table:table-cell>
          <table:table-cell office:value-type="float" office:value="2667.58" calcext:value-type="float">
            <text:p>2667.58</text:p>
          </table:table-cell>
          <table:table-cell office:value-type="float" office:value="831975000" calcext:value-type="float">
            <text:p>831975000</text:p>
          </table:table-cell>
          <table:table-cell office:value-type="float" office:value="2717.88" calcext:value-type="float">
            <text:p>2717.88</text:p>
          </table:table-cell>
          <table:table-cell office:value-type="float" office:value="831895000" calcext:value-type="float">
            <text:p>831895000</text:p>
          </table:table-cell>
          <table:table-cell table:number-columns-repeated="2"/>
        </table:table-row>
        <table:table-row table:style-name="ro1">
          <table:table-cell office:value-type="float" office:value="3123.76" calcext:value-type="float">
            <text:p>3123.76</text:p>
          </table:table-cell>
          <table:table-cell office:value-type="float" office:value="831518000" calcext:value-type="float">
            <text:p>831518000</text:p>
          </table:table-cell>
          <table:table-cell office:value-type="float" office:value="3034.57" calcext:value-type="float">
            <text:p>3034.57</text:p>
          </table:table-cell>
          <table:table-cell office:value-type="float" office:value="836205000" calcext:value-type="float">
            <text:p>836205000</text:p>
          </table:table-cell>
          <table:table-cell office:value-type="float" office:value="2735.78" calcext:value-type="float">
            <text:p>2735.78</text:p>
          </table:table-cell>
          <table:table-cell office:value-type="float" office:value="832076000" calcext:value-type="float">
            <text:p>832076000</text:p>
          </table:table-cell>
          <table:table-cell office:value-type="float" office:value="2795.75" calcext:value-type="float">
            <text:p>2795.75</text:p>
          </table:table-cell>
          <table:table-cell office:value-type="float" office:value="831898000" calcext:value-type="float">
            <text:p>831898000</text:p>
          </table:table-cell>
          <table:table-cell table:number-columns-repeated="5"/>
          <table:table-cell office:value-type="float" office:value="3123.76" calcext:value-type="float">
            <text:p>3123.76</text:p>
          </table:table-cell>
          <table:table-cell office:value-type="float" office:value="831518000" calcext:value-type="float">
            <text:p>831518000</text:p>
          </table:table-cell>
          <table:table-cell office:value-type="float" office:value="3034.57" calcext:value-type="float">
            <text:p>3034.57</text:p>
          </table:table-cell>
          <table:table-cell office:value-type="float" office:value="836205000" calcext:value-type="float">
            <text:p>836205000</text:p>
          </table:table-cell>
          <table:table-cell office:value-type="float" office:value="2735.78" calcext:value-type="float">
            <text:p>2735.78</text:p>
          </table:table-cell>
          <table:table-cell office:value-type="float" office:value="832076000" calcext:value-type="float">
            <text:p>832076000</text:p>
          </table:table-cell>
          <table:table-cell office:value-type="float" office:value="2795.75" calcext:value-type="float">
            <text:p>2795.75</text:p>
          </table:table-cell>
          <table:table-cell office:value-type="float" office:value="831898000" calcext:value-type="float">
            <text:p>831898000</text:p>
          </table:table-cell>
          <table:table-cell table:number-columns-repeated="2"/>
        </table:table-row>
        <table:table-row table:style-name="ro1">
          <table:table-cell office:value-type="float" office:value="3154.73" calcext:value-type="float">
            <text:p>3154.73</text:p>
          </table:table-cell>
          <table:table-cell office:value-type="float" office:value="831518000" calcext:value-type="float">
            <text:p>831518000</text:p>
          </table:table-cell>
          <table:table-cell office:value-type="float" office:value="3064.5" calcext:value-type="float">
            <text:p>3064.5</text:p>
          </table:table-cell>
          <table:table-cell office:value-type="float" office:value="836205000" calcext:value-type="float">
            <text:p>836205000</text:p>
          </table:table-cell>
          <table:table-cell office:value-type="float" office:value="2812.07" calcext:value-type="float">
            <text:p>2812.07</text:p>
          </table:table-cell>
          <table:table-cell office:value-type="float" office:value="832155000" calcext:value-type="float">
            <text:p>832155000</text:p>
          </table:table-cell>
          <table:table-cell office:value-type="float" office:value="2863.84" calcext:value-type="float">
            <text:p>2863.84</text:p>
          </table:table-cell>
          <table:table-cell office:value-type="float" office:value="831885000" calcext:value-type="float">
            <text:p>831885000</text:p>
          </table:table-cell>
          <table:table-cell table:number-columns-repeated="5"/>
          <table:table-cell office:value-type="float" office:value="3154.73" calcext:value-type="float">
            <text:p>3154.73</text:p>
          </table:table-cell>
          <table:table-cell office:value-type="float" office:value="831518000" calcext:value-type="float">
            <text:p>831518000</text:p>
          </table:table-cell>
          <table:table-cell office:value-type="float" office:value="3064.5" calcext:value-type="float">
            <text:p>3064.5</text:p>
          </table:table-cell>
          <table:table-cell office:value-type="float" office:value="836205000" calcext:value-type="float">
            <text:p>836205000</text:p>
          </table:table-cell>
          <table:table-cell office:value-type="float" office:value="2812.07" calcext:value-type="float">
            <text:p>2812.07</text:p>
          </table:table-cell>
          <table:table-cell office:value-type="float" office:value="832155000" calcext:value-type="float">
            <text:p>832155000</text:p>
          </table:table-cell>
          <table:table-cell office:value-type="float" office:value="2863.84" calcext:value-type="float">
            <text:p>2863.84</text:p>
          </table:table-cell>
          <table:table-cell office:value-type="float" office:value="831885000" calcext:value-type="float">
            <text:p>831885000</text:p>
          </table:table-cell>
          <table:table-cell table:number-columns-repeated="2"/>
        </table:table-row>
        <table:table-row table:style-name="ro1">
          <table:table-cell office:value-type="float" office:value="3184.46" calcext:value-type="float">
            <text:p>3184.46</text:p>
          </table:table-cell>
          <table:table-cell office:value-type="float" office:value="831518000" calcext:value-type="float">
            <text:p>831518000</text:p>
          </table:table-cell>
          <table:table-cell office:value-type="float" office:value="3093.35" calcext:value-type="float">
            <text:p>3093.35</text:p>
          </table:table-cell>
          <table:table-cell office:value-type="float" office:value="836205000" calcext:value-type="float">
            <text:p>836205000</text:p>
          </table:table-cell>
          <table:table-cell office:value-type="float" office:value="2878.31" calcext:value-type="float">
            <text:p>2878.31</text:p>
          </table:table-cell>
          <table:table-cell office:value-type="float" office:value="832088000" calcext:value-type="float">
            <text:p>832088000</text:p>
          </table:table-cell>
          <table:table-cell office:value-type="float" office:value="2909.07" calcext:value-type="float">
            <text:p>2909.07</text:p>
          </table:table-cell>
          <table:table-cell office:value-type="float" office:value="831881000" calcext:value-type="float">
            <text:p>831881000</text:p>
          </table:table-cell>
          <table:table-cell table:number-columns-repeated="5"/>
          <table:table-cell office:value-type="float" office:value="3184.46" calcext:value-type="float">
            <text:p>3184.46</text:p>
          </table:table-cell>
          <table:table-cell office:value-type="float" office:value="831518000" calcext:value-type="float">
            <text:p>831518000</text:p>
          </table:table-cell>
          <table:table-cell office:value-type="float" office:value="3093.35" calcext:value-type="float">
            <text:p>3093.35</text:p>
          </table:table-cell>
          <table:table-cell office:value-type="float" office:value="836205000" calcext:value-type="float">
            <text:p>836205000</text:p>
          </table:table-cell>
          <table:table-cell office:value-type="float" office:value="2878.31" calcext:value-type="float">
            <text:p>2878.31</text:p>
          </table:table-cell>
          <table:table-cell office:value-type="float" office:value="832088000" calcext:value-type="float">
            <text:p>832088000</text:p>
          </table:table-cell>
          <table:table-cell office:value-type="float" office:value="2909.07" calcext:value-type="float">
            <text:p>2909.07</text:p>
          </table:table-cell>
          <table:table-cell office:value-type="float" office:value="831881000" calcext:value-type="float">
            <text:p>831881000</text:p>
          </table:table-cell>
          <table:table-cell table:number-columns-repeated="2"/>
        </table:table-row>
        <table:table-row table:style-name="ro1">
          <table:table-cell office:value-type="float" office:value="3213.06" calcext:value-type="float">
            <text:p>3213.06</text:p>
          </table:table-cell>
          <table:table-cell office:value-type="float" office:value="831518000" calcext:value-type="float">
            <text:p>831518000</text:p>
          </table:table-cell>
          <table:table-cell office:value-type="float" office:value="3124.13" calcext:value-type="float">
            <text:p>3124.13</text:p>
          </table:table-cell>
          <table:table-cell office:value-type="float" office:value="836205000" calcext:value-type="float">
            <text:p>836205000</text:p>
          </table:table-cell>
          <table:table-cell office:value-type="float" office:value="2924.62" calcext:value-type="float">
            <text:p>2924.62</text:p>
          </table:table-cell>
          <table:table-cell office:value-type="float" office:value="832049000" calcext:value-type="float">
            <text:p>832049000</text:p>
          </table:table-cell>
          <table:table-cell office:value-type="float" office:value="2961.24" calcext:value-type="float">
            <text:p>2961.24</text:p>
          </table:table-cell>
          <table:table-cell office:value-type="float" office:value="831872000" calcext:value-type="float">
            <text:p>831872000</text:p>
          </table:table-cell>
          <table:table-cell table:number-columns-repeated="5"/>
          <table:table-cell office:value-type="float" office:value="3213.06" calcext:value-type="float">
            <text:p>3213.06</text:p>
          </table:table-cell>
          <table:table-cell office:value-type="float" office:value="831518000" calcext:value-type="float">
            <text:p>831518000</text:p>
          </table:table-cell>
          <table:table-cell office:value-type="float" office:value="3124.13" calcext:value-type="float">
            <text:p>3124.13</text:p>
          </table:table-cell>
          <table:table-cell office:value-type="float" office:value="836205000" calcext:value-type="float">
            <text:p>836205000</text:p>
          </table:table-cell>
          <table:table-cell office:value-type="float" office:value="2924.62" calcext:value-type="float">
            <text:p>2924.62</text:p>
          </table:table-cell>
          <table:table-cell office:value-type="float" office:value="832049000" calcext:value-type="float">
            <text:p>832049000</text:p>
          </table:table-cell>
          <table:table-cell office:value-type="float" office:value="2961.24" calcext:value-type="float">
            <text:p>2961.24</text:p>
          </table:table-cell>
          <table:table-cell office:value-type="float" office:value="831872000" calcext:value-type="float">
            <text:p>831872000</text:p>
          </table:table-cell>
          <table:table-cell table:number-columns-repeated="2"/>
        </table:table-row>
        <table:table-row table:style-name="ro1">
          <table:table-cell office:value-type="float" office:value="3243.39" calcext:value-type="float">
            <text:p>3243.39</text:p>
          </table:table-cell>
          <table:table-cell office:value-type="float" office:value="831518000" calcext:value-type="float">
            <text:p>831518000</text:p>
          </table:table-cell>
          <table:table-cell office:value-type="float" office:value="3151.64" calcext:value-type="float">
            <text:p>3151.64</text:p>
          </table:table-cell>
          <table:table-cell office:value-type="float" office:value="836205000" calcext:value-type="float">
            <text:p>836205000</text:p>
          </table:table-cell>
          <table:table-cell office:value-type="float" office:value="2977.42" calcext:value-type="float">
            <text:p>2977.42</text:p>
          </table:table-cell>
          <table:table-cell office:value-type="float" office:value="832074000" calcext:value-type="float">
            <text:p>832074000</text:p>
          </table:table-cell>
          <table:table-cell office:value-type="float" office:value="3008.72" calcext:value-type="float">
            <text:p>3008.72</text:p>
          </table:table-cell>
          <table:table-cell office:value-type="float" office:value="831876000" calcext:value-type="float">
            <text:p>831876000</text:p>
          </table:table-cell>
          <table:table-cell table:number-columns-repeated="5"/>
          <table:table-cell office:value-type="float" office:value="3243.39" calcext:value-type="float">
            <text:p>3243.39</text:p>
          </table:table-cell>
          <table:table-cell office:value-type="float" office:value="831518000" calcext:value-type="float">
            <text:p>831518000</text:p>
          </table:table-cell>
          <table:table-cell office:value-type="float" office:value="3151.64" calcext:value-type="float">
            <text:p>3151.64</text:p>
          </table:table-cell>
          <table:table-cell office:value-type="float" office:value="836205000" calcext:value-type="float">
            <text:p>836205000</text:p>
          </table:table-cell>
          <table:table-cell office:value-type="float" office:value="2977.42" calcext:value-type="float">
            <text:p>2977.42</text:p>
          </table:table-cell>
          <table:table-cell office:value-type="float" office:value="832074000" calcext:value-type="float">
            <text:p>832074000</text:p>
          </table:table-cell>
          <table:table-cell office:value-type="float" office:value="3008.72" calcext:value-type="float">
            <text:p>3008.72</text:p>
          </table:table-cell>
          <table:table-cell office:value-type="float" office:value="831876000" calcext:value-type="float">
            <text:p>831876000</text:p>
          </table:table-cell>
          <table:table-cell table:number-columns-repeated="2"/>
        </table:table-row>
        <table:table-row table:style-name="ro1">
          <table:table-cell office:value-type="float" office:value="3274.43" calcext:value-type="float">
            <text:p>3274.43</text:p>
          </table:table-cell>
          <table:table-cell office:value-type="float" office:value="831518000" calcext:value-type="float">
            <text:p>831518000</text:p>
          </table:table-cell>
          <table:table-cell office:value-type="float" office:value="3179.57" calcext:value-type="float">
            <text:p>3179.57</text:p>
          </table:table-cell>
          <table:table-cell office:value-type="float" office:value="836205000" calcext:value-type="float">
            <text:p>836205000</text:p>
          </table:table-cell>
          <table:table-cell office:value-type="float" office:value="3016.44" calcext:value-type="float">
            <text:p>3016.44</text:p>
          </table:table-cell>
          <table:table-cell office:value-type="float" office:value="831977000" calcext:value-type="float">
            <text:p>831977000</text:p>
          </table:table-cell>
          <table:table-cell office:value-type="float" office:value="3036.84" calcext:value-type="float">
            <text:p>3036.84</text:p>
          </table:table-cell>
          <table:table-cell office:value-type="float" office:value="831880000" calcext:value-type="float">
            <text:p>831880000</text:p>
          </table:table-cell>
          <table:table-cell table:number-columns-repeated="5"/>
          <table:table-cell office:value-type="float" office:value="3274.43" calcext:value-type="float">
            <text:p>3274.43</text:p>
          </table:table-cell>
          <table:table-cell office:value-type="float" office:value="831518000" calcext:value-type="float">
            <text:p>831518000</text:p>
          </table:table-cell>
          <table:table-cell office:value-type="float" office:value="3179.57" calcext:value-type="float">
            <text:p>3179.57</text:p>
          </table:table-cell>
          <table:table-cell office:value-type="float" office:value="836205000" calcext:value-type="float">
            <text:p>836205000</text:p>
          </table:table-cell>
          <table:table-cell office:value-type="float" office:value="3016.44" calcext:value-type="float">
            <text:p>3016.44</text:p>
          </table:table-cell>
          <table:table-cell office:value-type="float" office:value="831977000" calcext:value-type="float">
            <text:p>831977000</text:p>
          </table:table-cell>
          <table:table-cell office:value-type="float" office:value="3036.84" calcext:value-type="float">
            <text:p>3036.84</text:p>
          </table:table-cell>
          <table:table-cell office:value-type="float" office:value="831880000" calcext:value-type="float">
            <text:p>831880000</text:p>
          </table:table-cell>
          <table:table-cell table:number-columns-repeated="2"/>
        </table:table-row>
        <table:table-row table:style-name="ro1">
          <table:table-cell office:value-type="float" office:value="3304.39" calcext:value-type="float">
            <text:p>3304.39</text:p>
          </table:table-cell>
          <table:table-cell office:value-type="float" office:value="831518000" calcext:value-type="float">
            <text:p>831518000</text:p>
          </table:table-cell>
          <table:table-cell office:value-type="float" office:value="3206.48" calcext:value-type="float">
            <text:p>3206.48</text:p>
          </table:table-cell>
          <table:table-cell office:value-type="float" office:value="836205000" calcext:value-type="float">
            <text:p>836205000</text:p>
          </table:table-cell>
          <table:table-cell office:value-type="float" office:value="3045.47" calcext:value-type="float">
            <text:p>3045.47</text:p>
          </table:table-cell>
          <table:table-cell office:value-type="float" office:value="832085000" calcext:value-type="float">
            <text:p>832085000</text:p>
          </table:table-cell>
          <table:table-cell office:value-type="float" office:value="3064.24" calcext:value-type="float">
            <text:p>3064.24</text:p>
          </table:table-cell>
          <table:table-cell office:value-type="float" office:value="831883000" calcext:value-type="float">
            <text:p>831883000</text:p>
          </table:table-cell>
          <table:table-cell table:number-columns-repeated="5"/>
          <table:table-cell office:value-type="float" office:value="3304.39" calcext:value-type="float">
            <text:p>3304.39</text:p>
          </table:table-cell>
          <table:table-cell office:value-type="float" office:value="831518000" calcext:value-type="float">
            <text:p>831518000</text:p>
          </table:table-cell>
          <table:table-cell office:value-type="float" office:value="3206.48" calcext:value-type="float">
            <text:p>3206.48</text:p>
          </table:table-cell>
          <table:table-cell office:value-type="float" office:value="836205000" calcext:value-type="float">
            <text:p>836205000</text:p>
          </table:table-cell>
          <table:table-cell office:value-type="float" office:value="3045.47" calcext:value-type="float">
            <text:p>3045.47</text:p>
          </table:table-cell>
          <table:table-cell office:value-type="float" office:value="832085000" calcext:value-type="float">
            <text:p>832085000</text:p>
          </table:table-cell>
          <table:table-cell office:value-type="float" office:value="3064.24" calcext:value-type="float">
            <text:p>3064.24</text:p>
          </table:table-cell>
          <table:table-cell office:value-type="float" office:value="831883000" calcext:value-type="float">
            <text:p>831883000</text:p>
          </table:table-cell>
          <table:table-cell table:number-columns-repeated="2"/>
        </table:table-row>
        <table:table-row table:style-name="ro1">
          <table:table-cell office:value-type="float" office:value="3333.62" calcext:value-type="float">
            <text:p>3333.62</text:p>
          </table:table-cell>
          <table:table-cell office:value-type="float" office:value="831518000" calcext:value-type="float">
            <text:p>831518000</text:p>
          </table:table-cell>
          <table:table-cell office:value-type="float" office:value="3232.23" calcext:value-type="float">
            <text:p>3232.23</text:p>
          </table:table-cell>
          <table:table-cell office:value-type="float" office:value="836205000" calcext:value-type="float">
            <text:p>836205000</text:p>
          </table:table-cell>
          <table:table-cell office:value-type="float" office:value="3075.21" calcext:value-type="float">
            <text:p>3075.21</text:p>
          </table:table-cell>
          <table:table-cell office:value-type="float" office:value="832076000" calcext:value-type="float">
            <text:p>832076000</text:p>
          </table:table-cell>
          <table:table-cell office:value-type="float" office:value="3092.9" calcext:value-type="float">
            <text:p>3092.9</text:p>
          </table:table-cell>
          <table:table-cell office:value-type="float" office:value="831850000" calcext:value-type="float">
            <text:p>831850000</text:p>
          </table:table-cell>
          <table:table-cell table:number-columns-repeated="5"/>
          <table:table-cell office:value-type="float" office:value="3333.62" calcext:value-type="float">
            <text:p>3333.62</text:p>
          </table:table-cell>
          <table:table-cell office:value-type="float" office:value="831518000" calcext:value-type="float">
            <text:p>831518000</text:p>
          </table:table-cell>
          <table:table-cell office:value-type="float" office:value="3232.23" calcext:value-type="float">
            <text:p>3232.23</text:p>
          </table:table-cell>
          <table:table-cell office:value-type="float" office:value="836205000" calcext:value-type="float">
            <text:p>836205000</text:p>
          </table:table-cell>
          <table:table-cell office:value-type="float" office:value="3075.21" calcext:value-type="float">
            <text:p>3075.21</text:p>
          </table:table-cell>
          <table:table-cell office:value-type="float" office:value="832076000" calcext:value-type="float">
            <text:p>832076000</text:p>
          </table:table-cell>
          <table:table-cell office:value-type="float" office:value="3092.9" calcext:value-type="float">
            <text:p>3092.9</text:p>
          </table:table-cell>
          <table:table-cell office:value-type="float" office:value="831850000" calcext:value-type="float">
            <text:p>831850000</text:p>
          </table:table-cell>
          <table:table-cell table:number-columns-repeated="2"/>
        </table:table-row>
        <table:table-row table:style-name="ro1">
          <table:table-cell office:value-type="float" office:value="3377.68" calcext:value-type="float">
            <text:p>3377.68</text:p>
          </table:table-cell>
          <table:table-cell office:value-type="float" office:value="831518000" calcext:value-type="float">
            <text:p>831518000</text:p>
          </table:table-cell>
          <table:table-cell office:value-type="float" office:value="3259.11" calcext:value-type="float">
            <text:p>3259.11</text:p>
          </table:table-cell>
          <table:table-cell office:value-type="float" office:value="836205000" calcext:value-type="float">
            <text:p>836205000</text:p>
          </table:table-cell>
          <table:table-cell office:value-type="float" office:value="3103.39" calcext:value-type="float">
            <text:p>3103.39</text:p>
          </table:table-cell>
          <table:table-cell office:value-type="float" office:value="831810000" calcext:value-type="float">
            <text:p>831810000</text:p>
          </table:table-cell>
          <table:table-cell office:value-type="float" office:value="3121.55" calcext:value-type="float">
            <text:p>3121.55</text:p>
          </table:table-cell>
          <table:table-cell office:value-type="float" office:value="831877000" calcext:value-type="float">
            <text:p>831877000</text:p>
          </table:table-cell>
          <table:table-cell table:number-columns-repeated="5"/>
          <table:table-cell office:value-type="float" office:value="3377.68" calcext:value-type="float">
            <text:p>3377.68</text:p>
          </table:table-cell>
          <table:table-cell office:value-type="float" office:value="831518000" calcext:value-type="float">
            <text:p>831518000</text:p>
          </table:table-cell>
          <table:table-cell office:value-type="float" office:value="3259.11" calcext:value-type="float">
            <text:p>3259.11</text:p>
          </table:table-cell>
          <table:table-cell office:value-type="float" office:value="836205000" calcext:value-type="float">
            <text:p>836205000</text:p>
          </table:table-cell>
          <table:table-cell office:value-type="float" office:value="3103.39" calcext:value-type="float">
            <text:p>3103.39</text:p>
          </table:table-cell>
          <table:table-cell office:value-type="float" office:value="831810000" calcext:value-type="float">
            <text:p>831810000</text:p>
          </table:table-cell>
          <table:table-cell office:value-type="float" office:value="3121.55" calcext:value-type="float">
            <text:p>3121.55</text:p>
          </table:table-cell>
          <table:table-cell office:value-type="float" office:value="831877000" calcext:value-type="float">
            <text:p>831877000</text:p>
          </table:table-cell>
          <table:table-cell table:number-columns-repeated="2"/>
        </table:table-row>
        <table:table-row table:style-name="ro1">
          <table:table-cell office:value-type="float" office:value="3425.2" calcext:value-type="float">
            <text:p>3425.2</text:p>
          </table:table-cell>
          <table:table-cell office:value-type="float" office:value="831518000" calcext:value-type="float">
            <text:p>831518000</text:p>
          </table:table-cell>
          <table:table-cell office:value-type="float" office:value="3287.58" calcext:value-type="float">
            <text:p>3287.58</text:p>
          </table:table-cell>
          <table:table-cell office:value-type="float" office:value="836205000" calcext:value-type="float">
            <text:p>836205000</text:p>
          </table:table-cell>
          <table:table-cell office:value-type="float" office:value="3132.6" calcext:value-type="float">
            <text:p>3132.6</text:p>
          </table:table-cell>
          <table:table-cell office:value-type="float" office:value="831923000" calcext:value-type="float">
            <text:p>831923000</text:p>
          </table:table-cell>
          <table:table-cell office:value-type="float" office:value="3148.08" calcext:value-type="float">
            <text:p>3148.08</text:p>
          </table:table-cell>
          <table:table-cell office:value-type="float" office:value="831864000" calcext:value-type="float">
            <text:p>831864000</text:p>
          </table:table-cell>
          <table:table-cell table:number-columns-repeated="5"/>
          <table:table-cell office:value-type="float" office:value="3425.2" calcext:value-type="float">
            <text:p>3425.2</text:p>
          </table:table-cell>
          <table:table-cell office:value-type="float" office:value="831518000" calcext:value-type="float">
            <text:p>831518000</text:p>
          </table:table-cell>
          <table:table-cell office:value-type="float" office:value="3287.58" calcext:value-type="float">
            <text:p>3287.58</text:p>
          </table:table-cell>
          <table:table-cell office:value-type="float" office:value="836205000" calcext:value-type="float">
            <text:p>836205000</text:p>
          </table:table-cell>
          <table:table-cell office:value-type="float" office:value="3132.6" calcext:value-type="float">
            <text:p>3132.6</text:p>
          </table:table-cell>
          <table:table-cell office:value-type="float" office:value="831923000" calcext:value-type="float">
            <text:p>831923000</text:p>
          </table:table-cell>
          <table:table-cell office:value-type="float" office:value="3148.08" calcext:value-type="float">
            <text:p>3148.08</text:p>
          </table:table-cell>
          <table:table-cell office:value-type="float" office:value="831864000" calcext:value-type="float">
            <text:p>831864000</text:p>
          </table:table-cell>
          <table:table-cell table:number-columns-repeated="2"/>
        </table:table-row>
        <table:table-row table:style-name="ro1">
          <table:table-cell office:value-type="float" office:value="3475.55" calcext:value-type="float">
            <text:p>3475.55</text:p>
          </table:table-cell>
          <table:table-cell office:value-type="float" office:value="831518000" calcext:value-type="float">
            <text:p>831518000</text:p>
          </table:table-cell>
          <table:table-cell office:value-type="float" office:value="3315.78" calcext:value-type="float">
            <text:p>3315.78</text:p>
          </table:table-cell>
          <table:table-cell office:value-type="float" office:value="836205000" calcext:value-type="float">
            <text:p>836205000</text:p>
          </table:table-cell>
          <table:table-cell office:value-type="float" office:value="3158.53" calcext:value-type="float">
            <text:p>3158.53</text:p>
          </table:table-cell>
          <table:table-cell office:value-type="float" office:value="831977000" calcext:value-type="float">
            <text:p>831977000</text:p>
          </table:table-cell>
          <table:table-cell office:value-type="float" office:value="3176.3" calcext:value-type="float">
            <text:p>3176.3</text:p>
          </table:table-cell>
          <table:table-cell office:value-type="float" office:value="831883000" calcext:value-type="float">
            <text:p>831883000</text:p>
          </table:table-cell>
          <table:table-cell table:number-columns-repeated="5"/>
          <table:table-cell office:value-type="float" office:value="3475.55" calcext:value-type="float">
            <text:p>3475.55</text:p>
          </table:table-cell>
          <table:table-cell office:value-type="float" office:value="831518000" calcext:value-type="float">
            <text:p>831518000</text:p>
          </table:table-cell>
          <table:table-cell office:value-type="float" office:value="3315.78" calcext:value-type="float">
            <text:p>3315.78</text:p>
          </table:table-cell>
          <table:table-cell office:value-type="float" office:value="836205000" calcext:value-type="float">
            <text:p>836205000</text:p>
          </table:table-cell>
          <table:table-cell office:value-type="float" office:value="3158.53" calcext:value-type="float">
            <text:p>3158.53</text:p>
          </table:table-cell>
          <table:table-cell office:value-type="float" office:value="831977000" calcext:value-type="float">
            <text:p>831977000</text:p>
          </table:table-cell>
          <table:table-cell office:value-type="float" office:value="3176.3" calcext:value-type="float">
            <text:p>3176.3</text:p>
          </table:table-cell>
          <table:table-cell office:value-type="float" office:value="831883000" calcext:value-type="float">
            <text:p>831883000</text:p>
          </table:table-cell>
          <table:table-cell table:number-columns-repeated="2"/>
        </table:table-row>
        <table:table-row table:style-name="ro1">
          <table:table-cell office:value-type="float" office:value="3535.84" calcext:value-type="float">
            <text:p>3535.84</text:p>
          </table:table-cell>
          <table:table-cell office:value-type="float" office:value="831518000" calcext:value-type="float">
            <text:p>831518000</text:p>
          </table:table-cell>
          <table:table-cell office:value-type="float" office:value="3348" calcext:value-type="float">
            <text:p>3348</text:p>
          </table:table-cell>
          <table:table-cell office:value-type="float" office:value="836205000" calcext:value-type="float">
            <text:p>836205000</text:p>
          </table:table-cell>
          <table:table-cell office:value-type="float" office:value="3187.14" calcext:value-type="float">
            <text:p>3187.14</text:p>
          </table:table-cell>
          <table:table-cell office:value-type="float" office:value="832029000" calcext:value-type="float">
            <text:p>832029000</text:p>
          </table:table-cell>
          <table:table-cell office:value-type="float" office:value="3204.06" calcext:value-type="float">
            <text:p>3204.06</text:p>
          </table:table-cell>
          <table:table-cell office:value-type="float" office:value="831870000" calcext:value-type="float">
            <text:p>831870000</text:p>
          </table:table-cell>
          <table:table-cell table:number-columns-repeated="5"/>
          <table:table-cell office:value-type="float" office:value="3535.84" calcext:value-type="float">
            <text:p>3535.84</text:p>
          </table:table-cell>
          <table:table-cell office:value-type="float" office:value="831518000" calcext:value-type="float">
            <text:p>831518000</text:p>
          </table:table-cell>
          <table:table-cell office:value-type="float" office:value="3348" calcext:value-type="float">
            <text:p>3348</text:p>
          </table:table-cell>
          <table:table-cell office:value-type="float" office:value="836205000" calcext:value-type="float">
            <text:p>836205000</text:p>
          </table:table-cell>
          <table:table-cell office:value-type="float" office:value="3187.14" calcext:value-type="float">
            <text:p>3187.14</text:p>
          </table:table-cell>
          <table:table-cell office:value-type="float" office:value="832029000" calcext:value-type="float">
            <text:p>832029000</text:p>
          </table:table-cell>
          <table:table-cell office:value-type="float" office:value="3204.06" calcext:value-type="float">
            <text:p>3204.06</text:p>
          </table:table-cell>
          <table:table-cell office:value-type="float" office:value="831870000" calcext:value-type="float">
            <text:p>831870000</text:p>
          </table:table-cell>
          <table:table-cell table:number-columns-repeated="2"/>
        </table:table-row>
        <table:table-row table:style-name="ro1">
          <table:table-cell office:value-type="float" office:value="3584.17" calcext:value-type="float">
            <text:p>3584.17</text:p>
          </table:table-cell>
          <table:table-cell office:value-type="float" office:value="831518000" calcext:value-type="float">
            <text:p>831518000</text:p>
          </table:table-cell>
          <table:table-cell office:value-type="float" office:value="3392.03" calcext:value-type="float">
            <text:p>3392.03</text:p>
          </table:table-cell>
          <table:table-cell office:value-type="float" office:value="836205000" calcext:value-type="float">
            <text:p>836205000</text:p>
          </table:table-cell>
          <table:table-cell office:value-type="float" office:value="3215.18" calcext:value-type="float">
            <text:p>3215.18</text:p>
          </table:table-cell>
          <table:table-cell office:value-type="float" office:value="832129000" calcext:value-type="float">
            <text:p>832129000</text:p>
          </table:table-cell>
          <table:table-cell office:value-type="float" office:value="3232.63" calcext:value-type="float">
            <text:p>3232.63</text:p>
          </table:table-cell>
          <table:table-cell office:value-type="float" office:value="831906000" calcext:value-type="float">
            <text:p>831906000</text:p>
          </table:table-cell>
          <table:table-cell table:number-columns-repeated="5"/>
          <table:table-cell office:value-type="float" office:value="3584.17" calcext:value-type="float">
            <text:p>3584.17</text:p>
          </table:table-cell>
          <table:table-cell office:value-type="float" office:value="831518000" calcext:value-type="float">
            <text:p>831518000</text:p>
          </table:table-cell>
          <table:table-cell office:value-type="float" office:value="3392.03" calcext:value-type="float">
            <text:p>3392.03</text:p>
          </table:table-cell>
          <table:table-cell office:value-type="float" office:value="836205000" calcext:value-type="float">
            <text:p>836205000</text:p>
          </table:table-cell>
          <table:table-cell office:value-type="float" office:value="3215.18" calcext:value-type="float">
            <text:p>3215.18</text:p>
          </table:table-cell>
          <table:table-cell office:value-type="float" office:value="832129000" calcext:value-type="float">
            <text:p>832129000</text:p>
          </table:table-cell>
          <table:table-cell office:value-type="float" office:value="3232.63" calcext:value-type="float">
            <text:p>3232.63</text:p>
          </table:table-cell>
          <table:table-cell office:value-type="float" office:value="831906000" calcext:value-type="float">
            <text:p>831906000</text:p>
          </table:table-cell>
          <table:table-cell table:number-columns-repeated="2"/>
        </table:table-row>
        <table:table-row table:style-name="ro1">
          <table:table-cell office:value-type="float" office:value="3628.26" calcext:value-type="float">
            <text:p>3628.26</text:p>
          </table:table-cell>
          <table:table-cell office:value-type="float" office:value="831518000" calcext:value-type="float">
            <text:p>831518000</text:p>
          </table:table-cell>
          <table:table-cell office:value-type="float" office:value="3442.82" calcext:value-type="float">
            <text:p>3442.82</text:p>
          </table:table-cell>
          <table:table-cell office:value-type="float" office:value="836205000" calcext:value-type="float">
            <text:p>836205000</text:p>
          </table:table-cell>
          <table:table-cell office:value-type="float" office:value="3242.65" calcext:value-type="float">
            <text:p>3242.65</text:p>
          </table:table-cell>
          <table:table-cell office:value-type="float" office:value="832141000" calcext:value-type="float">
            <text:p>832141000</text:p>
          </table:table-cell>
          <table:table-cell office:value-type="float" office:value="3259.53" calcext:value-type="float">
            <text:p>3259.53</text:p>
          </table:table-cell>
          <table:table-cell office:value-type="float" office:value="831887000" calcext:value-type="float">
            <text:p>831887000</text:p>
          </table:table-cell>
          <table:table-cell table:number-columns-repeated="5"/>
          <table:table-cell office:value-type="float" office:value="3628.26" calcext:value-type="float">
            <text:p>3628.26</text:p>
          </table:table-cell>
          <table:table-cell office:value-type="float" office:value="831518000" calcext:value-type="float">
            <text:p>831518000</text:p>
          </table:table-cell>
          <table:table-cell office:value-type="float" office:value="3442.82" calcext:value-type="float">
            <text:p>3442.82</text:p>
          </table:table-cell>
          <table:table-cell office:value-type="float" office:value="836205000" calcext:value-type="float">
            <text:p>836205000</text:p>
          </table:table-cell>
          <table:table-cell office:value-type="float" office:value="3242.65" calcext:value-type="float">
            <text:p>3242.65</text:p>
          </table:table-cell>
          <table:table-cell office:value-type="float" office:value="832141000" calcext:value-type="float">
            <text:p>832141000</text:p>
          </table:table-cell>
          <table:table-cell office:value-type="float" office:value="3259.53" calcext:value-type="float">
            <text:p>3259.53</text:p>
          </table:table-cell>
          <table:table-cell office:value-type="float" office:value="831887000" calcext:value-type="float">
            <text:p>831887000</text:p>
          </table:table-cell>
          <table:table-cell table:number-columns-repeated="2"/>
        </table:table-row>
        <table:table-row table:style-name="ro1">
          <table:table-cell office:value-type="float" office:value="3671.69" calcext:value-type="float">
            <text:p>3671.69</text:p>
          </table:table-cell>
          <table:table-cell office:value-type="float" office:value="831518000" calcext:value-type="float">
            <text:p>831518000</text:p>
          </table:table-cell>
          <table:table-cell office:value-type="float" office:value="3497.1" calcext:value-type="float">
            <text:p>3497.1</text:p>
          </table:table-cell>
          <table:table-cell office:value-type="float" office:value="836205000" calcext:value-type="float">
            <text:p>836205000</text:p>
          </table:table-cell>
          <table:table-cell office:value-type="float" office:value="3270.55" calcext:value-type="float">
            <text:p>3270.55</text:p>
          </table:table-cell>
          <table:table-cell office:value-type="float" office:value="831933000" calcext:value-type="float">
            <text:p>831933000</text:p>
          </table:table-cell>
          <table:table-cell office:value-type="float" office:value="3285.04" calcext:value-type="float">
            <text:p>3285.04</text:p>
          </table:table-cell>
          <table:table-cell office:value-type="float" office:value="831869000" calcext:value-type="float">
            <text:p>831869000</text:p>
          </table:table-cell>
          <table:table-cell table:number-columns-repeated="5"/>
          <table:table-cell office:value-type="float" office:value="3671.69" calcext:value-type="float">
            <text:p>3671.69</text:p>
          </table:table-cell>
          <table:table-cell office:value-type="float" office:value="831518000" calcext:value-type="float">
            <text:p>831518000</text:p>
          </table:table-cell>
          <table:table-cell office:value-type="float" office:value="3497.1" calcext:value-type="float">
            <text:p>3497.1</text:p>
          </table:table-cell>
          <table:table-cell office:value-type="float" office:value="836205000" calcext:value-type="float">
            <text:p>836205000</text:p>
          </table:table-cell>
          <table:table-cell office:value-type="float" office:value="3270.55" calcext:value-type="float">
            <text:p>3270.55</text:p>
          </table:table-cell>
          <table:table-cell office:value-type="float" office:value="831933000" calcext:value-type="float">
            <text:p>831933000</text:p>
          </table:table-cell>
          <table:table-cell office:value-type="float" office:value="3285.04" calcext:value-type="float">
            <text:p>3285.04</text:p>
          </table:table-cell>
          <table:table-cell office:value-type="float" office:value="831869000" calcext:value-type="float">
            <text:p>831869000</text:p>
          </table:table-cell>
          <table:table-cell table:number-columns-repeated="2"/>
        </table:table-row>
        <table:table-row table:style-name="ro1">
          <table:table-cell office:value-type="float" office:value="3676.62" calcext:value-type="float">
            <text:p>3676.62</text:p>
          </table:table-cell>
          <table:table-cell office:value-type="float" office:value="831518000" calcext:value-type="float">
            <text:p>831518000</text:p>
          </table:table-cell>
          <table:table-cell office:value-type="float" office:value="3554.9" calcext:value-type="float">
            <text:p>3554.9</text:p>
          </table:table-cell>
          <table:table-cell office:value-type="float" office:value="836205000" calcext:value-type="float">
            <text:p>836205000</text:p>
          </table:table-cell>
          <table:table-cell office:value-type="float" office:value="3297.32" calcext:value-type="float">
            <text:p>3297.32</text:p>
          </table:table-cell>
          <table:table-cell office:value-type="float" office:value="832000000" calcext:value-type="float">
            <text:p>832000000</text:p>
          </table:table-cell>
          <table:table-cell office:value-type="float" office:value="3312.86" calcext:value-type="float">
            <text:p>3312.86</text:p>
          </table:table-cell>
          <table:table-cell office:value-type="float" office:value="831913000" calcext:value-type="float">
            <text:p>831913000</text:p>
          </table:table-cell>
          <table:table-cell table:number-columns-repeated="5"/>
          <table:table-cell office:value-type="float" office:value="3676.62" calcext:value-type="float">
            <text:p>3676.62</text:p>
          </table:table-cell>
          <table:table-cell office:value-type="float" office:value="831518000" calcext:value-type="float">
            <text:p>831518000</text:p>
          </table:table-cell>
          <table:table-cell office:value-type="float" office:value="3554.9" calcext:value-type="float">
            <text:p>3554.9</text:p>
          </table:table-cell>
          <table:table-cell office:value-type="float" office:value="836205000" calcext:value-type="float">
            <text:p>836205000</text:p>
          </table:table-cell>
          <table:table-cell office:value-type="float" office:value="3297.32" calcext:value-type="float">
            <text:p>3297.32</text:p>
          </table:table-cell>
          <table:table-cell office:value-type="float" office:value="832000000" calcext:value-type="float">
            <text:p>832000000</text:p>
          </table:table-cell>
          <table:table-cell office:value-type="float" office:value="3312.86" calcext:value-type="float">
            <text:p>3312.86</text:p>
          </table:table-cell>
          <table:table-cell office:value-type="float" office:value="831913000" calcext:value-type="float">
            <text:p>831913000</text:p>
          </table:table-cell>
          <table:table-cell table:number-columns-repeated="2"/>
        </table:table-row>
        <table:table-row table:style-name="ro1">
          <table:table-cell office:value-type="float" office:value="3681.56" calcext:value-type="float">
            <text:p>3681.56</text:p>
          </table:table-cell>
          <table:table-cell office:value-type="float" office:value="831518000" calcext:value-type="float">
            <text:p>831518000</text:p>
          </table:table-cell>
          <table:table-cell office:value-type="float" office:value="3590.9" calcext:value-type="float">
            <text:p>3590.9</text:p>
          </table:table-cell>
          <table:table-cell office:value-type="float" office:value="836205000" calcext:value-type="float">
            <text:p>836205000</text:p>
          </table:table-cell>
          <table:table-cell office:value-type="float" office:value="3324.28" calcext:value-type="float">
            <text:p>3324.28</text:p>
          </table:table-cell>
          <table:table-cell office:value-type="float" office:value="832355000" calcext:value-type="float">
            <text:p>832355000</text:p>
          </table:table-cell>
          <table:table-cell office:value-type="float" office:value="3340.55" calcext:value-type="float">
            <text:p>3340.55</text:p>
          </table:table-cell>
          <table:table-cell office:value-type="float" office:value="831886000" calcext:value-type="float">
            <text:p>831886000</text:p>
          </table:table-cell>
          <table:table-cell table:number-columns-repeated="5"/>
          <table:table-cell office:value-type="float" office:value="3681.56" calcext:value-type="float">
            <text:p>3681.56</text:p>
          </table:table-cell>
          <table:table-cell office:value-type="float" office:value="831518000" calcext:value-type="float">
            <text:p>831518000</text:p>
          </table:table-cell>
          <table:table-cell office:value-type="float" office:value="3590.9" calcext:value-type="float">
            <text:p>3590.9</text:p>
          </table:table-cell>
          <table:table-cell office:value-type="float" office:value="836205000" calcext:value-type="float">
            <text:p>836205000</text:p>
          </table:table-cell>
          <table:table-cell office:value-type="float" office:value="3324.28" calcext:value-type="float">
            <text:p>3324.28</text:p>
          </table:table-cell>
          <table:table-cell office:value-type="float" office:value="832355000" calcext:value-type="float">
            <text:p>832355000</text:p>
          </table:table-cell>
          <table:table-cell office:value-type="float" office:value="3340.55" calcext:value-type="float">
            <text:p>3340.55</text:p>
          </table:table-cell>
          <table:table-cell office:value-type="float" office:value="831886000" calcext:value-type="float">
            <text:p>831886000</text:p>
          </table:table-cell>
          <table:table-cell table:number-columns-repeated="2"/>
        </table:table-row>
        <table:table-row table:style-name="ro1">
          <table:table-cell office:value-type="float" office:value="3977.82" calcext:value-type="float">
            <text:p>3977.82</text:p>
          </table:table-cell>
          <table:table-cell office:value-type="float" office:value="838045000" calcext:value-type="float">
            <text:p>838045000</text:p>
          </table:table-cell>
          <table:table-cell office:value-type="float" office:value="3977.82" calcext:value-type="float">
            <text:p>3977.82</text:p>
          </table:table-cell>
          <table:table-cell office:value-type="float" office:value="838045000" calcext:value-type="float">
            <text:p>838045000</text:p>
          </table:table-cell>
          <table:table-cell office:value-type="float" office:value="3977.82" calcext:value-type="float">
            <text:p>3977.82</text:p>
          </table:table-cell>
          <table:table-cell office:value-type="float" office:value="838045000" calcext:value-type="float">
            <text:p>838045000</text:p>
          </table:table-cell>
          <table:table-cell office:value-type="float" office:value="3977.82" calcext:value-type="float">
            <text:p>3977.82</text:p>
          </table:table-cell>
          <table:table-cell office:value-type="float" office:value="838045000" calcext:value-type="float">
            <text:p>838045000</text:p>
          </table:table-cell>
          <table:table-cell table:number-columns-repeated="5"/>
          <table:table-cell office:value-type="float" office:value="3977.82" calcext:value-type="float">
            <text:p>3977.82</text:p>
          </table:table-cell>
          <table:table-cell office:value-type="float" office:value="838045000" calcext:value-type="float">
            <text:p>838045000</text:p>
          </table:table-cell>
          <table:table-cell office:value-type="float" office:value="3977.82" calcext:value-type="float">
            <text:p>3977.82</text:p>
          </table:table-cell>
          <table:table-cell office:value-type="float" office:value="838045000" calcext:value-type="float">
            <text:p>838045000</text:p>
          </table:table-cell>
          <table:table-cell office:value-type="float" office:value="3977.82" calcext:value-type="float">
            <text:p>3977.82</text:p>
          </table:table-cell>
          <table:table-cell office:value-type="float" office:value="838045000" calcext:value-type="float">
            <text:p>838045000</text:p>
          </table:table-cell>
          <table:table-cell office:value-type="float" office:value="3977.82" calcext:value-type="float">
            <text:p>3977.82</text:p>
          </table:table-cell>
          <table:table-cell office:value-type="float" office:value="838045000" calcext:value-type="float">
            <text:p>838045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 style:data-style-name="N2" text:time-value="22:29:54.2771519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1T11:09:33.670285332</dc:date>
    <meta:editing-duration>PT1H5M47S</meta:editing-duration>
    <meta:editing-cycles>7</meta:editing-cycles>
    <meta:generator>LibreOffice/5.1.6.2$Linux_X86_64 LibreOffice_project/10m0$Build-2</meta:generator>
    <meta:document-statistic meta:table-count="1" meta:cell-count="14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8150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642cm" svg:height="17.187cm" xlink:href=".." xlink:type="simple" chart:class="chart:scatter" chart:style-name="ch1">
        <chart:title svg:x="11.555cm" svg:y="0.479cm" chart:style-name="ch2">
          <text:p>zuck_small - time plot</text:p>
        </chart:title>
        <chart:plot-area chart:style-name="ch3" table:cell-range-address="TIME_0.A4:TIME_0.B84 TIME_0.D4:TIME_0.D84 TIME_0.F4:TIME_0.F84 TIME_0.H4:TIME_0.H84 TIME_0.J4:TIME_0.J84" svg:x="1.563cm" svg:y="1.601cm" svg:width="25.527cm" svg:height="14.262cm">
          <chartooo:coordinate-region svg:x="3.481cm" svg:y="1.8cm" svg:width="23.237cm" svg:height="13.416cm"/>
          <chart:axis chart:dimension="x" chart:name="primary-x" chart:style-name="ch4">
            <chart:title svg:x="13.184cm" svg:y="16.206cm" chart:style-name="ch5">
              <text:p>CPU Time [sec]</text:p>
            </chart:title>
          </chart:axis>
          <chart:axis chart:dimension="y" chart:name="primary-y" chart:style-name="ch6">
            <chart:title svg:x="0.451cm" svg:y="9.914cm" chart:style-name="ch7">
              <text:p>Objective Value</text:p>
            </chart:title>
            <chart:grid chart:style-name="ch8" chart:class="major"/>
          </chart:axis>
          <chart:series chart:style-name="ch9" chart:values-cell-range-address="TIME_0.B4:TIME_0.B84" chart:class="chart:scatter">
            <chart:domain table:cell-range-address="TIME_0.A4:TIME_0.A84"/>
            <chart:data-point chart:repeated="81"/>
          </chart:series>
          <chart:series chart:style-name="ch10" chart:values-cell-range-address="TIME_0.D4:TIME_0.D84" chart:class="chart:scatter">
            <chart:domain table:cell-range-address="TIME_0.C4:TIME_0.C84"/>
            <chart:data-point chart:repeated="81"/>
          </chart:series>
          <chart:series chart:style-name="ch11" chart:values-cell-range-address="TIME_0.F4:TIME_0.F84" chart:class="chart:scatter">
            <chart:domain table:cell-range-address="TIME_0.E4:TIME_0.E84"/>
            <chart:data-point chart:repeated="81"/>
          </chart:series>
          <chart:series chart:style-name="ch12" chart:values-cell-range-address="TIME_0.H4:TIME_0.H84" chart:class="chart:scatter">
            <chart:domain table:cell-range-address="TIME_0.G4:TIME_0.G84"/>
            <chart:data-point chart:repeated="81"/>
          </chart:series>
          <chart:series chart:style-name="ch13" chart:values-cell-range-address="TIME_0.J4:TIME_0.J84" chart:class="chart:scatter">
            <chart:domain table:cell-range-address="TIME_0.I4:TIME_0.I84"/>
            <chart:data-point chart:repeated="8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096">
                <text:p>27.096</text:p>
                <draw:g>
                  <svg:desc>TIME_0.A4:TIME_0.A84</svg:desc>
                </draw:g>
              </table:table-cell>
              <table:table-cell office:value-type="float" office:value="824558000">
                <text:p>824558000</text:p>
                <draw:g>
                  <svg:desc>TIME_0.B4:TIME_0.B84</svg:desc>
                </draw:g>
              </table:table-cell>
              <table:table-cell office:value-type="float" office:value="26.584">
                <text:p>26.584</text:p>
                <draw:g>
                  <svg:desc>TIME_0.C4:TIME_0.C84</svg:desc>
                </draw:g>
              </table:table-cell>
              <table:table-cell office:value-type="float" office:value="826206000">
                <text:p>826206000</text:p>
                <draw:g>
                  <svg:desc>TIME_0.D4:TIME_0.D84</svg:desc>
                </draw:g>
              </table:table-cell>
              <table:table-cell office:value-type="float" office:value="27.584">
                <text:p>27.584</text:p>
                <draw:g>
                  <svg:desc>TIME_0.E4:TIME_0.E84</svg:desc>
                </draw:g>
              </table:table-cell>
              <table:table-cell office:value-type="float" office:value="819579000">
                <text:p>819579000</text:p>
                <draw:g>
                  <svg:desc>TIME_0.F4:TIME_0.F84</svg:desc>
                </draw:g>
              </table:table-cell>
              <table:table-cell office:value-type="float" office:value="29.092">
                <text:p>29.092</text:p>
                <draw:g>
                  <svg:desc>TIME_0.G4:TIME_0.G84</svg:desc>
                </draw:g>
              </table:table-cell>
              <table:table-cell office:value-type="float" office:value="821449000">
                <text:p>821449000</text:p>
                <draw:g>
                  <svg:desc>TIME_0.H4:TIME_0.H84</svg:desc>
                </draw:g>
              </table:table-cell>
              <table:table-cell office:value-type="float" office:value="3977.82">
                <text:p>3977.82</text:p>
                <draw:g>
                  <svg:desc>TIME_0.I4:TIME_0.I84</svg:desc>
                </draw:g>
              </table:table-cell>
              <table:table-cell office:value-type="float" office:value="838045000">
                <text:p>838045000</text:p>
                <draw:g>
                  <svg:desc>TIME_0.J4:TIME_0.J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.208">
                <text:p>60.208</text:p>
              </table:table-cell>
              <table:table-cell office:value-type="float" office:value="825639000">
                <text:p>825639000</text:p>
              </table:table-cell>
              <table:table-cell office:value-type="float" office:value="59.6">
                <text:p>59.6</text:p>
              </table:table-cell>
              <table:table-cell office:value-type="float" office:value="825745000">
                <text:p>825745000</text:p>
              </table:table-cell>
              <table:table-cell office:value-type="float" office:value="58.072">
                <text:p>58.072</text:p>
              </table:table-cell>
              <table:table-cell office:value-type="float" office:value="819605000">
                <text:p>819605000</text:p>
              </table:table-cell>
              <table:table-cell office:value-type="float" office:value="60.492">
                <text:p>60.492</text:p>
              </table:table-cell>
              <table:table-cell office:value-type="float" office:value="820883000">
                <text:p>820883000</text:p>
              </table:table-cell>
              <table:table-cell office:value-type="float" office:value="4003.09">
                <text:p>4003.09</text:p>
              </table:table-cell>
              <table:table-cell office:value-type="float" office:value="838045000">
                <text:p>838045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9.66">
                <text:p>89.66</text:p>
              </table:table-cell>
              <table:table-cell office:value-type="float" office:value="825888000">
                <text:p>825888000</text:p>
              </table:table-cell>
              <table:table-cell office:value-type="float" office:value="88.252">
                <text:p>88.252</text:p>
              </table:table-cell>
              <table:table-cell office:value-type="float" office:value="826824000">
                <text:p>826824000</text:p>
              </table:table-cell>
              <table:table-cell office:value-type="float" office:value="85.808">
                <text:p>85.808</text:p>
              </table:table-cell>
              <table:table-cell office:value-type="float" office:value="819743000">
                <text:p>819743000</text:p>
              </table:table-cell>
              <table:table-cell office:value-type="float" office:value="89.692">
                <text:p>89.692</text:p>
              </table:table-cell>
              <table:table-cell office:value-type="float" office:value="821433000">
                <text:p>821433000</text:p>
              </table:table-cell>
              <table:table-cell office:value-type="float" office:value="4003.88">
                <text:p>4003.88</text:p>
              </table:table-cell>
              <table:table-cell office:value-type="float" office:value="838045000">
                <text:p>838045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.912">
                <text:p>125.912</text:p>
              </table:table-cell>
              <table:table-cell office:value-type="float" office:value="825623000">
                <text:p>825623000</text:p>
              </table:table-cell>
              <table:table-cell office:value-type="float" office:value="121.372">
                <text:p>121.372</text:p>
              </table:table-cell>
              <table:table-cell office:value-type="float" office:value="826577000">
                <text:p>826577000</text:p>
              </table:table-cell>
              <table:table-cell office:value-type="float" office:value="117.828">
                <text:p>117.828</text:p>
              </table:table-cell>
              <table:table-cell office:value-type="float" office:value="818801000">
                <text:p>818801000</text:p>
              </table:table-cell>
              <table:table-cell office:value-type="float" office:value="123.428">
                <text:p>123.428</text:p>
              </table:table-cell>
              <table:table-cell office:value-type="float" office:value="820396000">
                <text:p>820396000</text:p>
              </table:table-cell>
              <table:table-cell office:value-type="float" office:value="4003.88">
                <text:p>4003.88</text:p>
              </table:table-cell>
              <table:table-cell office:value-type="float" office:value="838045000">
                <text:p>838045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7.884">
                <text:p>157.884</text:p>
              </table:table-cell>
              <table:table-cell office:value-type="float" office:value="825976000">
                <text:p>825976000</text:p>
              </table:table-cell>
              <table:table-cell office:value-type="float" office:value="153.624">
                <text:p>153.624</text:p>
              </table:table-cell>
              <table:table-cell office:value-type="float" office:value="826206000">
                <text:p>826206000</text:p>
              </table:table-cell>
              <table:table-cell office:value-type="float" office:value="150.692">
                <text:p>150.692</text:p>
              </table:table-cell>
              <table:table-cell office:value-type="float" office:value="821080000">
                <text:p>821080000</text:p>
              </table:table-cell>
              <table:table-cell office:value-type="float" office:value="154.972">
                <text:p>154.972</text:p>
              </table:table-cell>
              <table:table-cell office:value-type="float" office:value="821081000">
                <text:p>821081000</text:p>
              </table:table-cell>
              <table:table-cell office:value-type="float" office:value="4003.88">
                <text:p>4003.88</text:p>
              </table:table-cell>
              <table:table-cell office:value-type="float" office:value="838045000">
                <text:p>838045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6.152">
                <text:p>186.152</text:p>
              </table:table-cell>
              <table:table-cell office:value-type="float" office:value="825387000">
                <text:p>825387000</text:p>
              </table:table-cell>
              <table:table-cell office:value-type="float" office:value="181.332">
                <text:p>181.332</text:p>
              </table:table-cell>
              <table:table-cell office:value-type="float" office:value="826117000">
                <text:p>826117000</text:p>
              </table:table-cell>
              <table:table-cell office:value-type="float" office:value="177.556">
                <text:p>177.556</text:p>
              </table:table-cell>
              <table:table-cell office:value-type="float" office:value="820483000">
                <text:p>820483000</text:p>
              </table:table-cell>
              <table:table-cell office:value-type="float" office:value="183.852">
                <text:p>183.852</text:p>
              </table:table-cell>
              <table:table-cell office:value-type="float" office:value="821532000">
                <text:p>821532000</text:p>
              </table:table-cell>
              <table:table-cell office:value-type="float" office:value="4004.15">
                <text:p>4004.15</text:p>
              </table:table-cell>
              <table:table-cell office:value-type="float" office:value="838045000">
                <text:p>838045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6.684">
                <text:p>216.684</text:p>
              </table:table-cell>
              <table:table-cell office:value-type="float" office:value="825343000">
                <text:p>825343000</text:p>
              </table:table-cell>
              <table:table-cell office:value-type="float" office:value="213.348">
                <text:p>213.348</text:p>
              </table:table-cell>
              <table:table-cell office:value-type="float" office:value="826937000">
                <text:p>826937000</text:p>
              </table:table-cell>
              <table:table-cell office:value-type="float" office:value="210.016">
                <text:p>210.016</text:p>
              </table:table-cell>
              <table:table-cell office:value-type="float" office:value="820115000">
                <text:p>820115000</text:p>
              </table:table-cell>
              <table:table-cell office:value-type="float" office:value="213.24">
                <text:p>213.24</text:p>
              </table:table-cell>
              <table:table-cell office:value-type="float" office:value="821200000">
                <text:p>821200000</text:p>
              </table:table-cell>
              <table:table-cell office:value-type="float" office:value="4028.1">
                <text:p>4028.1</text:p>
              </table:table-cell>
              <table:table-cell office:value-type="float" office:value="838045000">
                <text:p>838045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9.096">
                <text:p>249.096</text:p>
              </table:table-cell>
              <table:table-cell office:value-type="float" office:value="825271000">
                <text:p>825271000</text:p>
              </table:table-cell>
              <table:table-cell office:value-type="float" office:value="242.832">
                <text:p>242.832</text:p>
              </table:table-cell>
              <table:table-cell office:value-type="float" office:value="825807000">
                <text:p>825807000</text:p>
              </table:table-cell>
              <table:table-cell office:value-type="float" office:value="240.128">
                <text:p>240.128</text:p>
              </table:table-cell>
              <table:table-cell office:value-type="float" office:value="819285000">
                <text:p>819285000</text:p>
              </table:table-cell>
              <table:table-cell office:value-type="float" office:value="243.116">
                <text:p>243.116</text:p>
              </table:table-cell>
              <table:table-cell office:value-type="float" office:value="821791000">
                <text:p>821791000</text:p>
              </table:table-cell>
              <table:table-cell office:value-type="float" office:value="4028.99">
                <text:p>4028.99</text:p>
              </table:table-cell>
              <table:table-cell office:value-type="float" office:value="838045000">
                <text:p>838045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0.132">
                <text:p>280.132</text:p>
              </table:table-cell>
              <table:table-cell office:value-type="float" office:value="825795000">
                <text:p>825795000</text:p>
              </table:table-cell>
              <table:table-cell office:value-type="float" office:value="271.116">
                <text:p>271.116</text:p>
              </table:table-cell>
              <table:table-cell office:value-type="float" office:value="826672000">
                <text:p>826672000</text:p>
              </table:table-cell>
              <table:table-cell office:value-type="float" office:value="268.98">
                <text:p>268.98</text:p>
              </table:table-cell>
              <table:table-cell office:value-type="float" office:value="819642000">
                <text:p>819642000</text:p>
              </table:table-cell>
              <table:table-cell office:value-type="float" office:value="269.12">
                <text:p>269.12</text:p>
              </table:table-cell>
              <table:table-cell office:value-type="float" office:value="821627000">
                <text:p>821627000</text:p>
              </table:table-cell>
              <table:table-cell office:value-type="float" office:value="4029.28">
                <text:p>4029.28</text:p>
              </table:table-cell>
              <table:table-cell office:value-type="float" office:value="838045000">
                <text:p>838045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9.136">
                <text:p>309.136</text:p>
              </table:table-cell>
              <table:table-cell office:value-type="float" office:value="825581000">
                <text:p>825581000</text:p>
              </table:table-cell>
              <table:table-cell office:value-type="float" office:value="298.148">
                <text:p>298.148</text:p>
              </table:table-cell>
              <table:table-cell office:value-type="float" office:value="826203000">
                <text:p>826203000</text:p>
              </table:table-cell>
              <table:table-cell office:value-type="float" office:value="301.888">
                <text:p>301.888</text:p>
              </table:table-cell>
              <table:table-cell office:value-type="float" office:value="820053000">
                <text:p>820053000</text:p>
              </table:table-cell>
              <table:table-cell office:value-type="float" office:value="301.588">
                <text:p>301.588</text:p>
              </table:table-cell>
              <table:table-cell office:value-type="float" office:value="821964000">
                <text:p>821964000</text:p>
              </table:table-cell>
              <table:table-cell office:value-type="float" office:value="4030.56">
                <text:p>4030.56</text:p>
              </table:table-cell>
              <table:table-cell office:value-type="float" office:value="838045000">
                <text:p>838045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0.62">
                <text:p>340.62</text:p>
              </table:table-cell>
              <table:table-cell office:value-type="float" office:value="825520000">
                <text:p>825520000</text:p>
              </table:table-cell>
              <table:table-cell office:value-type="float" office:value="331.452">
                <text:p>331.452</text:p>
              </table:table-cell>
              <table:table-cell office:value-type="float" office:value="826465000">
                <text:p>826465000</text:p>
              </table:table-cell>
              <table:table-cell office:value-type="float" office:value="331.356">
                <text:p>331.356</text:p>
              </table:table-cell>
              <table:table-cell office:value-type="float" office:value="820101000">
                <text:p>820101000</text:p>
              </table:table-cell>
              <table:table-cell office:value-type="float" office:value="331.908">
                <text:p>331.908</text:p>
              </table:table-cell>
              <table:table-cell office:value-type="float" office:value="819971000">
                <text:p>819971000</text:p>
              </table:table-cell>
              <table:table-cell office:value-type="float" office:value="4052.96">
                <text:p>4052.96</text:p>
              </table:table-cell>
              <table:table-cell office:value-type="float" office:value="838045000">
                <text:p>838045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2.224">
                <text:p>372.224</text:p>
              </table:table-cell>
              <table:table-cell office:value-type="float" office:value="825392000">
                <text:p>825392000</text:p>
              </table:table-cell>
              <table:table-cell office:value-type="float" office:value="362.796">
                <text:p>362.796</text:p>
              </table:table-cell>
              <table:table-cell office:value-type="float" office:value="826384000">
                <text:p>826384000</text:p>
              </table:table-cell>
              <table:table-cell office:value-type="float" office:value="362.716">
                <text:p>362.716</text:p>
              </table:table-cell>
              <table:table-cell office:value-type="float" office:value="820308000">
                <text:p>820308000</text:p>
              </table:table-cell>
              <table:table-cell office:value-type="float" office:value="363.248">
                <text:p>363.248</text:p>
              </table:table-cell>
              <table:table-cell office:value-type="float" office:value="820115000">
                <text:p>820115000</text:p>
              </table:table-cell>
              <table:table-cell office:value-type="float" office:value="4054.97">
                <text:p>4054.97</text:p>
              </table:table-cell>
              <table:table-cell office:value-type="float" office:value="838045000">
                <text:p>838045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4.776">
                <text:p>404.776</text:p>
              </table:table-cell>
              <table:table-cell office:value-type="float" office:value="826584000">
                <text:p>826584000</text:p>
              </table:table-cell>
              <table:table-cell office:value-type="float" office:value="388.396">
                <text:p>388.396</text:p>
              </table:table-cell>
              <table:table-cell office:value-type="float" office:value="826062000">
                <text:p>826062000</text:p>
              </table:table-cell>
              <table:table-cell office:value-type="float" office:value="389.08">
                <text:p>389.08</text:p>
              </table:table-cell>
              <table:table-cell office:value-type="float" office:value="819489000">
                <text:p>819489000</text:p>
              </table:table-cell>
              <table:table-cell office:value-type="float" office:value="390.044">
                <text:p>390.044</text:p>
              </table:table-cell>
              <table:table-cell office:value-type="float" office:value="821112000">
                <text:p>821112000</text:p>
              </table:table-cell>
              <table:table-cell office:value-type="float" office:value="4055.58">
                <text:p>4055.58</text:p>
              </table:table-cell>
              <table:table-cell office:value-type="float" office:value="838045000">
                <text:p>838045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0.28">
                <text:p>440.28</text:p>
              </table:table-cell>
              <table:table-cell office:value-type="float" office:value="825844000">
                <text:p>825844000</text:p>
              </table:table-cell>
              <table:table-cell office:value-type="float" office:value="420.18">
                <text:p>420.18</text:p>
              </table:table-cell>
              <table:table-cell office:value-type="float" office:value="826445000">
                <text:p>826445000</text:p>
              </table:table-cell>
              <table:table-cell office:value-type="float" office:value="420.212">
                <text:p>420.212</text:p>
              </table:table-cell>
              <table:table-cell office:value-type="float" office:value="819340000">
                <text:p>819340000</text:p>
              </table:table-cell>
              <table:table-cell office:value-type="float" office:value="424.628">
                <text:p>424.628</text:p>
              </table:table-cell>
              <table:table-cell office:value-type="float" office:value="820912000">
                <text:p>820912000</text:p>
              </table:table-cell>
              <table:table-cell office:value-type="float" office:value="4057.44">
                <text:p>4057.44</text:p>
              </table:table-cell>
              <table:table-cell office:value-type="float" office:value="838045000">
                <text:p>838045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4.132">
                <text:p>474.132</text:p>
              </table:table-cell>
              <table:table-cell office:value-type="float" office:value="825606000">
                <text:p>825606000</text:p>
              </table:table-cell>
              <table:table-cell office:value-type="float" office:value="451.272">
                <text:p>451.272</text:p>
              </table:table-cell>
              <table:table-cell office:value-type="float" office:value="826288000">
                <text:p>826288000</text:p>
              </table:table-cell>
              <table:table-cell office:value-type="float" office:value="449.788">
                <text:p>449.788</text:p>
              </table:table-cell>
              <table:table-cell office:value-type="float" office:value="819330000">
                <text:p>819330000</text:p>
              </table:table-cell>
              <table:table-cell office:value-type="float" office:value="453.804">
                <text:p>453.804</text:p>
              </table:table-cell>
              <table:table-cell office:value-type="float" office:value="821346000">
                <text:p>821346000</text:p>
              </table:table-cell>
              <table:table-cell office:value-type="float" office:value="4078.06">
                <text:p>4078.06</text:p>
              </table:table-cell>
              <table:table-cell office:value-type="float" office:value="838045000">
                <text:p>838045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7.316">
                <text:p>507.316</text:p>
              </table:table-cell>
              <table:table-cell office:value-type="float" office:value="826033000">
                <text:p>826033000</text:p>
              </table:table-cell>
              <table:table-cell office:value-type="float" office:value="486.036">
                <text:p>486.036</text:p>
              </table:table-cell>
              <table:table-cell office:value-type="float" office:value="826121000">
                <text:p>826121000</text:p>
              </table:table-cell>
              <table:table-cell office:value-type="float" office:value="478.66">
                <text:p>478.66</text:p>
              </table:table-cell>
              <table:table-cell office:value-type="float" office:value="819888000">
                <text:p>819888000</text:p>
              </table:table-cell>
              <table:table-cell office:value-type="float" office:value="484.064">
                <text:p>484.064</text:p>
              </table:table-cell>
              <table:table-cell office:value-type="float" office:value="821030000">
                <text:p>821030000</text:p>
              </table:table-cell>
              <table:table-cell office:value-type="float" office:value="4081.07">
                <text:p>4081.07</text:p>
              </table:table-cell>
              <table:table-cell office:value-type="float" office:value="838045000">
                <text:p>838045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7.556">
                <text:p>537.556</text:p>
              </table:table-cell>
              <table:table-cell office:value-type="float" office:value="825191000">
                <text:p>825191000</text:p>
              </table:table-cell>
              <table:table-cell office:value-type="float" office:value="519.828">
                <text:p>519.828</text:p>
              </table:table-cell>
              <table:table-cell office:value-type="float" office:value="826414000">
                <text:p>826414000</text:p>
              </table:table-cell>
              <table:table-cell office:value-type="float" office:value="509.496">
                <text:p>509.496</text:p>
              </table:table-cell>
              <table:table-cell office:value-type="float" office:value="819850000">
                <text:p>819850000</text:p>
              </table:table-cell>
              <table:table-cell office:value-type="float" office:value="516.252">
                <text:p>516.252</text:p>
              </table:table-cell>
              <table:table-cell office:value-type="float" office:value="822049000">
                <text:p>822049000</text:p>
              </table:table-cell>
              <table:table-cell office:value-type="float" office:value="4081.52">
                <text:p>4081.52</text:p>
              </table:table-cell>
              <table:table-cell office:value-type="float" office:value="838045000">
                <text:p>838045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5.552">
                <text:p>565.552</text:p>
              </table:table-cell>
              <table:table-cell office:value-type="float" office:value="826021000">
                <text:p>826021000</text:p>
              </table:table-cell>
              <table:table-cell office:value-type="float" office:value="546.784">
                <text:p>546.784</text:p>
              </table:table-cell>
              <table:table-cell office:value-type="float" office:value="825939000">
                <text:p>825939000</text:p>
              </table:table-cell>
              <table:table-cell office:value-type="float" office:value="536.556">
                <text:p>536.556</text:p>
              </table:table-cell>
              <table:table-cell office:value-type="float" office:value="819662000">
                <text:p>819662000</text:p>
              </table:table-cell>
              <table:table-cell office:value-type="float" office:value="542.512">
                <text:p>542.512</text:p>
              </table:table-cell>
              <table:table-cell office:value-type="float" office:value="821390000">
                <text:p>821390000</text:p>
              </table:table-cell>
              <table:table-cell office:value-type="float" office:value="4086.5">
                <text:p>4086.5</text:p>
              </table:table-cell>
              <table:table-cell office:value-type="float" office:value="838045000">
                <text:p>838045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3.932">
                <text:p>593.932</text:p>
              </table:table-cell>
              <table:table-cell office:value-type="float" office:value="825143000">
                <text:p>825143000</text:p>
              </table:table-cell>
              <table:table-cell office:value-type="float" office:value="574.268">
                <text:p>574.268</text:p>
              </table:table-cell>
              <table:table-cell office:value-type="float" office:value="826403000">
                <text:p>826403000</text:p>
              </table:table-cell>
              <table:table-cell office:value-type="float" office:value="564.316">
                <text:p>564.316</text:p>
              </table:table-cell>
              <table:table-cell office:value-type="float" office:value="820475000">
                <text:p>820475000</text:p>
              </table:table-cell>
              <table:table-cell office:value-type="float" office:value="568.768">
                <text:p>568.768</text:p>
              </table:table-cell>
              <table:table-cell office:value-type="float" office:value="820908000">
                <text:p>820908000</text:p>
              </table:table-cell>
              <table:table-cell office:value-type="float" office:value="4106.52">
                <text:p>4106.52</text:p>
              </table:table-cell>
              <table:table-cell office:value-type="float" office:value="838045000">
                <text:p>838045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6.752">
                <text:p>646.752</text:p>
              </table:table-cell>
              <table:table-cell office:value-type="float" office:value="826116000">
                <text:p>826116000</text:p>
              </table:table-cell>
              <table:table-cell office:value-type="float" office:value="601.34">
                <text:p>601.34</text:p>
              </table:table-cell>
              <table:table-cell office:value-type="float" office:value="826051000">
                <text:p>826051000</text:p>
              </table:table-cell>
              <table:table-cell office:value-type="float" office:value="591.244">
                <text:p>591.244</text:p>
              </table:table-cell>
              <table:table-cell office:value-type="float" office:value="819850000">
                <text:p>819850000</text:p>
              </table:table-cell>
              <table:table-cell office:value-type="float" office:value="594.84">
                <text:p>594.84</text:p>
              </table:table-cell>
              <table:table-cell office:value-type="float" office:value="820324000">
                <text:p>820324000</text:p>
              </table:table-cell>
              <table:table-cell office:value-type="float" office:value="4108.56">
                <text:p>4108.56</text:p>
              </table:table-cell>
              <table:table-cell office:value-type="float" office:value="838045000">
                <text:p>838045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47.55">
                <text:p>1047.55</text:p>
              </table:table-cell>
              <table:table-cell office:value-type="float" office:value="826926000">
                <text:p>826926000</text:p>
              </table:table-cell>
              <table:table-cell office:value-type="float" office:value="1027.28">
                <text:p>1027.28</text:p>
              </table:table-cell>
              <table:table-cell office:value-type="float" office:value="831701000">
                <text:p>831701000</text:p>
              </table:table-cell>
              <table:table-cell office:value-type="float" office:value="1018.09">
                <text:p>1018.09</text:p>
              </table:table-cell>
              <table:table-cell office:value-type="float" office:value="821500000">
                <text:p>821500000</text:p>
              </table:table-cell>
              <table:table-cell office:value-type="float" office:value="1019.89">
                <text:p>1019.89</text:p>
              </table:table-cell>
              <table:table-cell office:value-type="float" office:value="825382000">
                <text:p>825382000</text:p>
              </table:table-cell>
              <table:table-cell office:value-type="float" office:value="4108.65">
                <text:p>4108.65</text:p>
              </table:table-cell>
              <table:table-cell office:value-type="float" office:value="838045000">
                <text:p>838045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76.66">
                <text:p>1076.66</text:p>
              </table:table-cell>
              <table:table-cell office:value-type="float" office:value="826811000">
                <text:p>826811000</text:p>
              </table:table-cell>
              <table:table-cell office:value-type="float" office:value="1058.28">
                <text:p>1058.28</text:p>
              </table:table-cell>
              <table:table-cell office:value-type="float" office:value="831702000">
                <text:p>831702000</text:p>
              </table:table-cell>
              <table:table-cell office:value-type="float" office:value="1045.06">
                <text:p>1045.06</text:p>
              </table:table-cell>
              <table:table-cell office:value-type="float" office:value="822084000">
                <text:p>822084000</text:p>
              </table:table-cell>
              <table:table-cell office:value-type="float" office:value="1046.88">
                <text:p>1046.88</text:p>
              </table:table-cell>
              <table:table-cell office:value-type="float" office:value="825527000">
                <text:p>825527000</text:p>
              </table:table-cell>
              <table:table-cell office:value-type="float" office:value="4109.9">
                <text:p>4109.9</text:p>
              </table:table-cell>
              <table:table-cell office:value-type="float" office:value="838045000">
                <text:p>838045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4.39">
                <text:p>1104.39</text:p>
              </table:table-cell>
              <table:table-cell office:value-type="float" office:value="826486000">
                <text:p>826486000</text:p>
              </table:table-cell>
              <table:table-cell office:value-type="float" office:value="1087.55">
                <text:p>1087.55</text:p>
              </table:table-cell>
              <table:table-cell office:value-type="float" office:value="831700000">
                <text:p>831700000</text:p>
              </table:table-cell>
              <table:table-cell office:value-type="float" office:value="1072.86">
                <text:p>1072.86</text:p>
              </table:table-cell>
              <table:table-cell office:value-type="float" office:value="821011000">
                <text:p>821011000</text:p>
              </table:table-cell>
              <table:table-cell office:value-type="float" office:value="1073.34">
                <text:p>1073.34</text:p>
              </table:table-cell>
              <table:table-cell office:value-type="float" office:value="825851000">
                <text:p>825851000</text:p>
              </table:table-cell>
              <table:table-cell office:value-type="float" office:value="4400">
                <text:p>4400</text:p>
              </table:table-cell>
              <table:table-cell office:value-type="float" office:value="838045000">
                <text:p>838045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30.63">
                <text:p>1130.63</text:p>
              </table:table-cell>
              <table:table-cell office:value-type="float" office:value="826284000">
                <text:p>826284000</text:p>
              </table:table-cell>
              <table:table-cell office:value-type="float" office:value="1117.28">
                <text:p>1117.28</text:p>
              </table:table-cell>
              <table:table-cell office:value-type="float" office:value="831712000">
                <text:p>831712000</text:p>
              </table:table-cell>
              <table:table-cell office:value-type="float" office:value="1100.77">
                <text:p>1100.77</text:p>
              </table:table-cell>
              <table:table-cell office:value-type="float" office:value="821864000">
                <text:p>821864000</text:p>
              </table:table-cell>
              <table:table-cell office:value-type="float" office:value="1101.94">
                <text:p>1101.94</text:p>
              </table:table-cell>
              <table:table-cell office:value-type="float" office:value="825265000">
                <text:p>82526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57.98">
                <text:p>1157.98</text:p>
              </table:table-cell>
              <table:table-cell office:value-type="float" office:value="826368000">
                <text:p>826368000</text:p>
              </table:table-cell>
              <table:table-cell office:value-type="float" office:value="1146.14">
                <text:p>1146.14</text:p>
              </table:table-cell>
              <table:table-cell office:value-type="float" office:value="831701000">
                <text:p>831701000</text:p>
              </table:table-cell>
              <table:table-cell office:value-type="float" office:value="1127.07">
                <text:p>1127.07</text:p>
              </table:table-cell>
              <table:table-cell office:value-type="float" office:value="822343000">
                <text:p>822343000</text:p>
              </table:table-cell>
              <table:table-cell office:value-type="float" office:value="1127.23">
                <text:p>1127.23</text:p>
              </table:table-cell>
              <table:table-cell office:value-type="float" office:value="825924000">
                <text:p>82592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85.49">
                <text:p>1185.49</text:p>
              </table:table-cell>
              <table:table-cell office:value-type="float" office:value="827113000">
                <text:p>827113000</text:p>
              </table:table-cell>
              <table:table-cell office:value-type="float" office:value="1176.57">
                <text:p>1176.57</text:p>
              </table:table-cell>
              <table:table-cell office:value-type="float" office:value="831701000">
                <text:p>831701000</text:p>
              </table:table-cell>
              <table:table-cell office:value-type="float" office:value="1153.16">
                <text:p>1153.16</text:p>
              </table:table-cell>
              <table:table-cell office:value-type="float" office:value="822120000">
                <text:p>822120000</text:p>
              </table:table-cell>
              <table:table-cell office:value-type="float" office:value="1152.52">
                <text:p>1152.52</text:p>
              </table:table-cell>
              <table:table-cell office:value-type="float" office:value="825546000">
                <text:p>82554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13.92">
                <text:p>1213.92</text:p>
              </table:table-cell>
              <table:table-cell office:value-type="float" office:value="827330000">
                <text:p>827330000</text:p>
              </table:table-cell>
              <table:table-cell office:value-type="float" office:value="1206.54">
                <text:p>1206.54</text:p>
              </table:table-cell>
              <table:table-cell office:value-type="float" office:value="831701000">
                <text:p>831701000</text:p>
              </table:table-cell>
              <table:table-cell office:value-type="float" office:value="1181.19">
                <text:p>1181.19</text:p>
              </table:table-cell>
              <table:table-cell office:value-type="float" office:value="821677000">
                <text:p>821677000</text:p>
              </table:table-cell>
              <table:table-cell office:value-type="float" office:value="1179.3">
                <text:p>1179.3</text:p>
              </table:table-cell>
              <table:table-cell office:value-type="float" office:value="825678000">
                <text:p>82567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41.57">
                <text:p>1241.57</text:p>
              </table:table-cell>
              <table:table-cell office:value-type="float" office:value="826617000">
                <text:p>826617000</text:p>
              </table:table-cell>
              <table:table-cell office:value-type="float" office:value="1235.14">
                <text:p>1235.14</text:p>
              </table:table-cell>
              <table:table-cell office:value-type="float" office:value="831702000">
                <text:p>831702000</text:p>
              </table:table-cell>
              <table:table-cell office:value-type="float" office:value="1206.84">
                <text:p>1206.84</text:p>
              </table:table-cell>
              <table:table-cell office:value-type="float" office:value="822137000">
                <text:p>822137000</text:p>
              </table:table-cell>
              <table:table-cell office:value-type="float" office:value="1205.42">
                <text:p>1205.42</text:p>
              </table:table-cell>
              <table:table-cell office:value-type="float" office:value="826863000">
                <text:p>82686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69.86">
                <text:p>1269.86</text:p>
              </table:table-cell>
              <table:table-cell office:value-type="float" office:value="826852000">
                <text:p>826852000</text:p>
              </table:table-cell>
              <table:table-cell office:value-type="float" office:value="1263.89">
                <text:p>1263.89</text:p>
              </table:table-cell>
              <table:table-cell office:value-type="float" office:value="831703000">
                <text:p>831703000</text:p>
              </table:table-cell>
              <table:table-cell office:value-type="float" office:value="1232.39">
                <text:p>1232.39</text:p>
              </table:table-cell>
              <table:table-cell office:value-type="float" office:value="822313000">
                <text:p>822313000</text:p>
              </table:table-cell>
              <table:table-cell office:value-type="float" office:value="1230.49">
                <text:p>1230.49</text:p>
              </table:table-cell>
              <table:table-cell office:value-type="float" office:value="825123000">
                <text:p>82512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97.13">
                <text:p>1297.13</text:p>
              </table:table-cell>
              <table:table-cell office:value-type="float" office:value="826756000">
                <text:p>826756000</text:p>
              </table:table-cell>
              <table:table-cell office:value-type="float" office:value="1293.33">
                <text:p>1293.33</text:p>
              </table:table-cell>
              <table:table-cell office:value-type="float" office:value="831702000">
                <text:p>831702000</text:p>
              </table:table-cell>
              <table:table-cell office:value-type="float" office:value="1258.99">
                <text:p>1258.99</text:p>
              </table:table-cell>
              <table:table-cell office:value-type="float" office:value="821278000">
                <text:p>821278000</text:p>
              </table:table-cell>
              <table:table-cell office:value-type="float" office:value="1254.86">
                <text:p>1254.86</text:p>
              </table:table-cell>
              <table:table-cell office:value-type="float" office:value="824582000">
                <text:p>82458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24.12">
                <text:p>1324.12</text:p>
              </table:table-cell>
              <table:table-cell office:value-type="float" office:value="825864000">
                <text:p>825864000</text:p>
              </table:table-cell>
              <table:table-cell office:value-type="float" office:value="1322.98">
                <text:p>1322.98</text:p>
              </table:table-cell>
              <table:table-cell office:value-type="float" office:value="831702000">
                <text:p>831702000</text:p>
              </table:table-cell>
              <table:table-cell office:value-type="float" office:value="1285.29">
                <text:p>1285.29</text:p>
              </table:table-cell>
              <table:table-cell office:value-type="float" office:value="822493000">
                <text:p>822493000</text:p>
              </table:table-cell>
              <table:table-cell office:value-type="float" office:value="1281.08">
                <text:p>1281.08</text:p>
              </table:table-cell>
              <table:table-cell office:value-type="float" office:value="825483000">
                <text:p>82548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51.04">
                <text:p>1351.04</text:p>
              </table:table-cell>
              <table:table-cell office:value-type="float" office:value="826138000">
                <text:p>826138000</text:p>
              </table:table-cell>
              <table:table-cell office:value-type="float" office:value="1352.1">
                <text:p>1352.1</text:p>
              </table:table-cell>
              <table:table-cell office:value-type="float" office:value="831702000">
                <text:p>831702000</text:p>
              </table:table-cell>
              <table:table-cell office:value-type="float" office:value="1311.73">
                <text:p>1311.73</text:p>
              </table:table-cell>
              <table:table-cell office:value-type="float" office:value="821793000">
                <text:p>821793000</text:p>
              </table:table-cell>
              <table:table-cell office:value-type="float" office:value="1308.04">
                <text:p>1308.04</text:p>
              </table:table-cell>
              <table:table-cell office:value-type="float" office:value="825444000">
                <text:p>82544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78.54">
                <text:p>1378.54</text:p>
              </table:table-cell>
              <table:table-cell office:value-type="float" office:value="826548000">
                <text:p>826548000</text:p>
              </table:table-cell>
              <table:table-cell office:value-type="float" office:value="1380.92">
                <text:p>1380.92</text:p>
              </table:table-cell>
              <table:table-cell office:value-type="float" office:value="831701000">
                <text:p>831701000</text:p>
              </table:table-cell>
              <table:table-cell office:value-type="float" office:value="1338.73">
                <text:p>1338.73</text:p>
              </table:table-cell>
              <table:table-cell office:value-type="float" office:value="822183000">
                <text:p>822183000</text:p>
              </table:table-cell>
              <table:table-cell office:value-type="float" office:value="1334.04">
                <text:p>1334.04</text:p>
              </table:table-cell>
              <table:table-cell office:value-type="float" office:value="825998000">
                <text:p>82599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06.75">
                <text:p>1406.75</text:p>
              </table:table-cell>
              <table:table-cell office:value-type="float" office:value="826769000">
                <text:p>826769000</text:p>
              </table:table-cell>
              <table:table-cell office:value-type="float" office:value="1410.07">
                <text:p>1410.07</text:p>
              </table:table-cell>
              <table:table-cell office:value-type="float" office:value="831700000">
                <text:p>831700000</text:p>
              </table:table-cell>
              <table:table-cell office:value-type="float" office:value="1365.22">
                <text:p>1365.22</text:p>
              </table:table-cell>
              <table:table-cell office:value-type="float" office:value="821676000">
                <text:p>821676000</text:p>
              </table:table-cell>
              <table:table-cell office:value-type="float" office:value="1359.74">
                <text:p>1359.74</text:p>
              </table:table-cell>
              <table:table-cell office:value-type="float" office:value="825862000">
                <text:p>82586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34.22">
                <text:p>1434.22</text:p>
              </table:table-cell>
              <table:table-cell office:value-type="float" office:value="826877000">
                <text:p>826877000</text:p>
              </table:table-cell>
              <table:table-cell office:value-type="float" office:value="1439.01">
                <text:p>1439.01</text:p>
              </table:table-cell>
              <table:table-cell office:value-type="float" office:value="831702000">
                <text:p>831702000</text:p>
              </table:table-cell>
              <table:table-cell office:value-type="float" office:value="1391.45">
                <text:p>1391.45</text:p>
              </table:table-cell>
              <table:table-cell office:value-type="float" office:value="821718000">
                <text:p>821718000</text:p>
              </table:table-cell>
              <table:table-cell office:value-type="float" office:value="1385.58">
                <text:p>1385.58</text:p>
              </table:table-cell>
              <table:table-cell office:value-type="float" office:value="826838000">
                <text:p>82683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63.6">
                <text:p>1463.6</text:p>
              </table:table-cell>
              <table:table-cell office:value-type="float" office:value="826393000">
                <text:p>826393000</text:p>
              </table:table-cell>
              <table:table-cell office:value-type="float" office:value="1469.46">
                <text:p>1469.46</text:p>
              </table:table-cell>
              <table:table-cell office:value-type="float" office:value="831702000">
                <text:p>831702000</text:p>
              </table:table-cell>
              <table:table-cell office:value-type="float" office:value="1417.31">
                <text:p>1417.31</text:p>
              </table:table-cell>
              <table:table-cell office:value-type="float" office:value="822297000">
                <text:p>822297000</text:p>
              </table:table-cell>
              <table:table-cell office:value-type="float" office:value="1411.94">
                <text:p>1411.94</text:p>
              </table:table-cell>
              <table:table-cell office:value-type="float" office:value="825758000">
                <text:p>82575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93.92">
                <text:p>1493.92</text:p>
              </table:table-cell>
              <table:table-cell office:value-type="float" office:value="825718000">
                <text:p>825718000</text:p>
              </table:table-cell>
              <table:table-cell office:value-type="float" office:value="1500.39">
                <text:p>1500.39</text:p>
              </table:table-cell>
              <table:table-cell office:value-type="float" office:value="831701000">
                <text:p>831701000</text:p>
              </table:table-cell>
              <table:table-cell office:value-type="float" office:value="1444.13">
                <text:p>1444.13</text:p>
              </table:table-cell>
              <table:table-cell office:value-type="float" office:value="822620000">
                <text:p>822620000</text:p>
              </table:table-cell>
              <table:table-cell office:value-type="float" office:value="1437.94">
                <text:p>1437.94</text:p>
              </table:table-cell>
              <table:table-cell office:value-type="float" office:value="826029000">
                <text:p>82602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21.43">
                <text:p>1521.43</text:p>
              </table:table-cell>
              <table:table-cell office:value-type="float" office:value="826562000">
                <text:p>826562000</text:p>
              </table:table-cell>
              <table:table-cell office:value-type="float" office:value="1532.19">
                <text:p>1532.19</text:p>
              </table:table-cell>
              <table:table-cell office:value-type="float" office:value="831701000">
                <text:p>831701000</text:p>
              </table:table-cell>
              <table:table-cell office:value-type="float" office:value="1472.14">
                <text:p>1472.14</text:p>
              </table:table-cell>
              <table:table-cell office:value-type="float" office:value="821925000">
                <text:p>821925000</text:p>
              </table:table-cell>
              <table:table-cell office:value-type="float" office:value="1464.97">
                <text:p>1464.97</text:p>
              </table:table-cell>
              <table:table-cell office:value-type="float" office:value="826241000">
                <text:p>82624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67.21">
                <text:p>1567.21</text:p>
              </table:table-cell>
              <table:table-cell office:value-type="float" office:value="826560000">
                <text:p>826560000</text:p>
              </table:table-cell>
              <table:table-cell office:value-type="float" office:value="1579.47">
                <text:p>1579.47</text:p>
              </table:table-cell>
              <table:table-cell office:value-type="float" office:value="831702000">
                <text:p>831702000</text:p>
              </table:table-cell>
              <table:table-cell office:value-type="float" office:value="1497.8">
                <text:p>1497.8</text:p>
              </table:table-cell>
              <table:table-cell office:value-type="float" office:value="821598000">
                <text:p>821598000</text:p>
              </table:table-cell>
              <table:table-cell office:value-type="float" office:value="1493.02">
                <text:p>1493.02</text:p>
              </table:table-cell>
              <table:table-cell office:value-type="float" office:value="825397000">
                <text:p>82539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09.8">
                <text:p>1609.8</text:p>
              </table:table-cell>
              <table:table-cell office:value-type="float" office:value="827565000">
                <text:p>827565000</text:p>
              </table:table-cell>
              <table:table-cell office:value-type="float" office:value="1650.55">
                <text:p>1650.55</text:p>
              </table:table-cell>
              <table:table-cell office:value-type="float" office:value="831701000">
                <text:p>831701000</text:p>
              </table:table-cell>
              <table:table-cell office:value-type="float" office:value="1523.12">
                <text:p>1523.12</text:p>
              </table:table-cell>
              <table:table-cell office:value-type="float" office:value="822642000">
                <text:p>822642000</text:p>
              </table:table-cell>
              <table:table-cell office:value-type="float" office:value="1518.57">
                <text:p>1518.57</text:p>
              </table:table-cell>
              <table:table-cell office:value-type="float" office:value="825693000">
                <text:p>82569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27.08">
                <text:p>2027.08</text:p>
              </table:table-cell>
              <table:table-cell office:value-type="float" office:value="829258000">
                <text:p>829258000</text:p>
              </table:table-cell>
              <table:table-cell office:value-type="float" office:value="1785.39">
                <text:p>1785.39</text:p>
              </table:table-cell>
              <table:table-cell office:value-type="float" office:value="832639000">
                <text:p>832639000</text:p>
              </table:table-cell>
              <table:table-cell office:value-type="float" office:value="1955.65">
                <text:p>1955.65</text:p>
              </table:table-cell>
              <table:table-cell office:value-type="float" office:value="831193000">
                <text:p>831193000</text:p>
              </table:table-cell>
              <table:table-cell office:value-type="float" office:value="1959.66">
                <text:p>1959.66</text:p>
              </table:table-cell>
              <table:table-cell office:value-type="float" office:value="831749000">
                <text:p>83174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4.64">
                <text:p>2054.64</text:p>
              </table:table-cell>
              <table:table-cell office:value-type="float" office:value="828324000">
                <text:p>828324000</text:p>
              </table:table-cell>
              <table:table-cell office:value-type="float" office:value="1901.3">
                <text:p>1901.3</text:p>
              </table:table-cell>
              <table:table-cell office:value-type="float" office:value="832570000">
                <text:p>832570000</text:p>
              </table:table-cell>
              <table:table-cell office:value-type="float" office:value="1997.94">
                <text:p>1997.94</text:p>
              </table:table-cell>
              <table:table-cell office:value-type="float" office:value="831193000">
                <text:p>831193000</text:p>
              </table:table-cell>
              <table:table-cell office:value-type="float" office:value="2002.04">
                <text:p>2002.04</text:p>
              </table:table-cell>
              <table:table-cell office:value-type="float" office:value="831747000">
                <text:p>83174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81.58">
                <text:p>2081.58</text:p>
              </table:table-cell>
              <table:table-cell office:value-type="float" office:value="827889000">
                <text:p>827889000</text:p>
              </table:table-cell>
              <table:table-cell office:value-type="float" office:value="1961.86">
                <text:p>1961.86</text:p>
              </table:table-cell>
              <table:table-cell office:value-type="float" office:value="832618000">
                <text:p>832618000</text:p>
              </table:table-cell>
              <table:table-cell office:value-type="float" office:value="2025.44">
                <text:p>2025.44</text:p>
              </table:table-cell>
              <table:table-cell office:value-type="float" office:value="831193000">
                <text:p>831193000</text:p>
              </table:table-cell>
              <table:table-cell office:value-type="float" office:value="2029.05">
                <text:p>2029.05</text:p>
              </table:table-cell>
              <table:table-cell office:value-type="float" office:value="831748000">
                <text:p>83174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10.28">
                <text:p>2110.28</text:p>
              </table:table-cell>
              <table:table-cell office:value-type="float" office:value="828657000">
                <text:p>828657000</text:p>
              </table:table-cell>
              <table:table-cell office:value-type="float" office:value="2005.72">
                <text:p>2005.72</text:p>
              </table:table-cell>
              <table:table-cell office:value-type="float" office:value="832504000">
                <text:p>832504000</text:p>
              </table:table-cell>
              <table:table-cell office:value-type="float" office:value="2052.38">
                <text:p>2052.38</text:p>
              </table:table-cell>
              <table:table-cell office:value-type="float" office:value="831193000">
                <text:p>831193000</text:p>
              </table:table-cell>
              <table:table-cell office:value-type="float" office:value="2056.34">
                <text:p>2056.34</text:p>
              </table:table-cell>
              <table:table-cell office:value-type="float" office:value="831748000">
                <text:p>83174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38.41">
                <text:p>2138.41</text:p>
              </table:table-cell>
              <table:table-cell office:value-type="float" office:value="828289000">
                <text:p>828289000</text:p>
              </table:table-cell>
              <table:table-cell office:value-type="float" office:value="2035.38">
                <text:p>2035.38</text:p>
              </table:table-cell>
              <table:table-cell office:value-type="float" office:value="832444000">
                <text:p>832444000</text:p>
              </table:table-cell>
              <table:table-cell office:value-type="float" office:value="2079.44">
                <text:p>2079.44</text:p>
              </table:table-cell>
              <table:table-cell office:value-type="float" office:value="831193000">
                <text:p>831193000</text:p>
              </table:table-cell>
              <table:table-cell office:value-type="float" office:value="2083.56">
                <text:p>2083.56</text:p>
              </table:table-cell>
              <table:table-cell office:value-type="float" office:value="831749000">
                <text:p>83174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68.6">
                <text:p>2168.6</text:p>
              </table:table-cell>
              <table:table-cell office:value-type="float" office:value="828576000">
                <text:p>828576000</text:p>
              </table:table-cell>
              <table:table-cell office:value-type="float" office:value="2065.27">
                <text:p>2065.27</text:p>
              </table:table-cell>
              <table:table-cell office:value-type="float" office:value="832672000">
                <text:p>832672000</text:p>
              </table:table-cell>
              <table:table-cell office:value-type="float" office:value="2106.64">
                <text:p>2106.64</text:p>
              </table:table-cell>
              <table:table-cell office:value-type="float" office:value="831193000">
                <text:p>831193000</text:p>
              </table:table-cell>
              <table:table-cell office:value-type="float" office:value="2110.7">
                <text:p>2110.7</text:p>
              </table:table-cell>
              <table:table-cell office:value-type="float" office:value="831747000">
                <text:p>83174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98.66">
                <text:p>2198.66</text:p>
              </table:table-cell>
              <table:table-cell office:value-type="float" office:value="827885000">
                <text:p>827885000</text:p>
              </table:table-cell>
              <table:table-cell office:value-type="float" office:value="2095.32">
                <text:p>2095.32</text:p>
              </table:table-cell>
              <table:table-cell office:value-type="float" office:value="833008000">
                <text:p>833008000</text:p>
              </table:table-cell>
              <table:table-cell office:value-type="float" office:value="2133.66">
                <text:p>2133.66</text:p>
              </table:table-cell>
              <table:table-cell office:value-type="float" office:value="831193000">
                <text:p>831193000</text:p>
              </table:table-cell>
              <table:table-cell office:value-type="float" office:value="2137.75">
                <text:p>2137.75</text:p>
              </table:table-cell>
              <table:table-cell office:value-type="float" office:value="831747000">
                <text:p>83174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27.28">
                <text:p>2227.28</text:p>
              </table:table-cell>
              <table:table-cell office:value-type="float" office:value="828410000">
                <text:p>828410000</text:p>
              </table:table-cell>
              <table:table-cell office:value-type="float" office:value="2125.15">
                <text:p>2125.15</text:p>
              </table:table-cell>
              <table:table-cell office:value-type="float" office:value="832487000">
                <text:p>832487000</text:p>
              </table:table-cell>
              <table:table-cell office:value-type="float" office:value="2161.61">
                <text:p>2161.61</text:p>
              </table:table-cell>
              <table:table-cell office:value-type="float" office:value="831193000">
                <text:p>831193000</text:p>
              </table:table-cell>
              <table:table-cell office:value-type="float" office:value="2165.56">
                <text:p>2165.56</text:p>
              </table:table-cell>
              <table:table-cell office:value-type="float" office:value="831748000">
                <text:p>83174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55.53">
                <text:p>2255.53</text:p>
              </table:table-cell>
              <table:table-cell office:value-type="float" office:value="827755000">
                <text:p>827755000</text:p>
              </table:table-cell>
              <table:table-cell office:value-type="float" office:value="2155.21">
                <text:p>2155.21</text:p>
              </table:table-cell>
              <table:table-cell office:value-type="float" office:value="832714000">
                <text:p>832714000</text:p>
              </table:table-cell>
              <table:table-cell office:value-type="float" office:value="2189.87">
                <text:p>2189.87</text:p>
              </table:table-cell>
              <table:table-cell office:value-type="float" office:value="831193000">
                <text:p>831193000</text:p>
              </table:table-cell>
              <table:table-cell office:value-type="float" office:value="2193.54">
                <text:p>2193.54</text:p>
              </table:table-cell>
              <table:table-cell office:value-type="float" office:value="831745000">
                <text:p>83174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83.75">
                <text:p>2283.75</text:p>
              </table:table-cell>
              <table:table-cell office:value-type="float" office:value="828611000">
                <text:p>828611000</text:p>
              </table:table-cell>
              <table:table-cell office:value-type="float" office:value="2185.04">
                <text:p>2185.04</text:p>
              </table:table-cell>
              <table:table-cell office:value-type="float" office:value="832553000">
                <text:p>832553000</text:p>
              </table:table-cell>
              <table:table-cell office:value-type="float" office:value="2218.65">
                <text:p>2218.65</text:p>
              </table:table-cell>
              <table:table-cell office:value-type="float" office:value="831193000">
                <text:p>831193000</text:p>
              </table:table-cell>
              <table:table-cell office:value-type="float" office:value="2222.77">
                <text:p>2222.77</text:p>
              </table:table-cell>
              <table:table-cell office:value-type="float" office:value="831747000">
                <text:p>83174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12.49">
                <text:p>2312.49</text:p>
              </table:table-cell>
              <table:table-cell office:value-type="float" office:value="828608000">
                <text:p>828608000</text:p>
              </table:table-cell>
              <table:table-cell office:value-type="float" office:value="2216.14">
                <text:p>2216.14</text:p>
              </table:table-cell>
              <table:table-cell office:value-type="float" office:value="832714000">
                <text:p>832714000</text:p>
              </table:table-cell>
              <table:table-cell office:value-type="float" office:value="2244.64">
                <text:p>2244.64</text:p>
              </table:table-cell>
              <table:table-cell office:value-type="float" office:value="831193000">
                <text:p>831193000</text:p>
              </table:table-cell>
              <table:table-cell office:value-type="float" office:value="2251.26">
                <text:p>2251.26</text:p>
              </table:table-cell>
              <table:table-cell office:value-type="float" office:value="831748000">
                <text:p>83174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40.18">
                <text:p>2340.18</text:p>
              </table:table-cell>
              <table:table-cell office:value-type="float" office:value="827997000">
                <text:p>827997000</text:p>
              </table:table-cell>
              <table:table-cell office:value-type="float" office:value="2246.2">
                <text:p>2246.2</text:p>
              </table:table-cell>
              <table:table-cell office:value-type="float" office:value="832332000">
                <text:p>832332000</text:p>
              </table:table-cell>
              <table:table-cell office:value-type="float" office:value="2272.24">
                <text:p>2272.24</text:p>
              </table:table-cell>
              <table:table-cell office:value-type="float" office:value="831193000">
                <text:p>831193000</text:p>
              </table:table-cell>
              <table:table-cell office:value-type="float" office:value="2279.44">
                <text:p>2279.44</text:p>
              </table:table-cell>
              <table:table-cell office:value-type="float" office:value="831745000">
                <text:p>83174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367.95">
                <text:p>2367.95</text:p>
              </table:table-cell>
              <table:table-cell office:value-type="float" office:value="828196000">
                <text:p>828196000</text:p>
              </table:table-cell>
              <table:table-cell office:value-type="float" office:value="2276.02">
                <text:p>2276.02</text:p>
              </table:table-cell>
              <table:table-cell office:value-type="float" office:value="832666000">
                <text:p>832666000</text:p>
              </table:table-cell>
              <table:table-cell office:value-type="float" office:value="2298.44">
                <text:p>2298.44</text:p>
              </table:table-cell>
              <table:table-cell office:value-type="float" office:value="831193000">
                <text:p>831193000</text:p>
              </table:table-cell>
              <table:table-cell office:value-type="float" office:value="2307.19">
                <text:p>2307.19</text:p>
              </table:table-cell>
              <table:table-cell office:value-type="float" office:value="831744000">
                <text:p>83174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96.22">
                <text:p>2396.22</text:p>
              </table:table-cell>
              <table:table-cell office:value-type="float" office:value="828184000">
                <text:p>828184000</text:p>
              </table:table-cell>
              <table:table-cell office:value-type="float" office:value="2305.68">
                <text:p>2305.68</text:p>
              </table:table-cell>
              <table:table-cell office:value-type="float" office:value="832386000">
                <text:p>832386000</text:p>
              </table:table-cell>
              <table:table-cell office:value-type="float" office:value="2324.86">
                <text:p>2324.86</text:p>
              </table:table-cell>
              <table:table-cell office:value-type="float" office:value="831193000">
                <text:p>831193000</text:p>
              </table:table-cell>
              <table:table-cell office:value-type="float" office:value="2334.6">
                <text:p>2334.6</text:p>
              </table:table-cell>
              <table:table-cell office:value-type="float" office:value="831749000">
                <text:p>83174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24.68">
                <text:p>2424.68</text:p>
              </table:table-cell>
              <table:table-cell office:value-type="float" office:value="827849000">
                <text:p>827849000</text:p>
              </table:table-cell>
              <table:table-cell office:value-type="float" office:value="2335.37">
                <text:p>2335.37</text:p>
              </table:table-cell>
              <table:table-cell office:value-type="float" office:value="832690000">
                <text:p>832690000</text:p>
              </table:table-cell>
              <table:table-cell office:value-type="float" office:value="2351.78">
                <text:p>2351.78</text:p>
              </table:table-cell>
              <table:table-cell office:value-type="float" office:value="831193000">
                <text:p>831193000</text:p>
              </table:table-cell>
              <table:table-cell office:value-type="float" office:value="2362.52">
                <text:p>2362.52</text:p>
              </table:table-cell>
              <table:table-cell office:value-type="float" office:value="831749000">
                <text:p>83174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52.74">
                <text:p>2452.74</text:p>
              </table:table-cell>
              <table:table-cell office:value-type="float" office:value="827381000">
                <text:p>827381000</text:p>
              </table:table-cell>
              <table:table-cell office:value-type="float" office:value="2364.31">
                <text:p>2364.31</text:p>
              </table:table-cell>
              <table:table-cell office:value-type="float" office:value="832517000">
                <text:p>832517000</text:p>
              </table:table-cell>
              <table:table-cell office:value-type="float" office:value="2378.26">
                <text:p>2378.26</text:p>
              </table:table-cell>
              <table:table-cell office:value-type="float" office:value="831193000">
                <text:p>831193000</text:p>
              </table:table-cell>
              <table:table-cell office:value-type="float" office:value="2390.18">
                <text:p>2390.18</text:p>
              </table:table-cell>
              <table:table-cell office:value-type="float" office:value="831748000">
                <text:p>83174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81.5">
                <text:p>2481.5</text:p>
              </table:table-cell>
              <table:table-cell office:value-type="float" office:value="828432000">
                <text:p>828432000</text:p>
              </table:table-cell>
              <table:table-cell office:value-type="float" office:value="2394.49">
                <text:p>2394.49</text:p>
              </table:table-cell>
              <table:table-cell office:value-type="float" office:value="832357000">
                <text:p>832357000</text:p>
              </table:table-cell>
              <table:table-cell office:value-type="float" office:value="2404.85">
                <text:p>2404.85</text:p>
              </table:table-cell>
              <table:table-cell office:value-type="float" office:value="831193000">
                <text:p>831193000</text:p>
              </table:table-cell>
              <table:table-cell office:value-type="float" office:value="2417.96">
                <text:p>2417.96</text:p>
              </table:table-cell>
              <table:table-cell office:value-type="float" office:value="831747000">
                <text:p>83174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13.23">
                <text:p>2513.23</text:p>
              </table:table-cell>
              <table:table-cell office:value-type="float" office:value="827874000">
                <text:p>827874000</text:p>
              </table:table-cell>
              <table:table-cell office:value-type="float" office:value="2423.9">
                <text:p>2423.9</text:p>
              </table:table-cell>
              <table:table-cell office:value-type="float" office:value="832486000">
                <text:p>832486000</text:p>
              </table:table-cell>
              <table:table-cell office:value-type="float" office:value="2431.78">
                <text:p>2431.78</text:p>
              </table:table-cell>
              <table:table-cell office:value-type="float" office:value="831193000">
                <text:p>831193000</text:p>
              </table:table-cell>
              <table:table-cell office:value-type="float" office:value="2445.64">
                <text:p>2445.64</text:p>
              </table:table-cell>
              <table:table-cell office:value-type="float" office:value="831747000">
                <text:p>83174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60.56">
                <text:p>2560.56</text:p>
              </table:table-cell>
              <table:table-cell office:value-type="float" office:value="828290000">
                <text:p>828290000</text:p>
              </table:table-cell>
              <table:table-cell office:value-type="float" office:value="2453.93">
                <text:p>2453.93</text:p>
              </table:table-cell>
              <table:table-cell office:value-type="float" office:value="832634000">
                <text:p>832634000</text:p>
              </table:table-cell>
              <table:table-cell office:value-type="float" office:value="2458.35">
                <text:p>2458.35</text:p>
              </table:table-cell>
              <table:table-cell office:value-type="float" office:value="831193000">
                <text:p>831193000</text:p>
              </table:table-cell>
              <table:table-cell office:value-type="float" office:value="2474.55">
                <text:p>2474.55</text:p>
              </table:table-cell>
              <table:table-cell office:value-type="float" office:value="831744000">
                <text:p>83174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10.88">
                <text:p>2610.88</text:p>
              </table:table-cell>
              <table:table-cell office:value-type="float" office:value="828376000">
                <text:p>828376000</text:p>
              </table:table-cell>
              <table:table-cell office:value-type="float" office:value="2484.56">
                <text:p>2484.56</text:p>
              </table:table-cell>
              <table:table-cell office:value-type="float" office:value="832444000">
                <text:p>832444000</text:p>
              </table:table-cell>
              <table:table-cell office:value-type="float" office:value="2486.61">
                <text:p>2486.61</text:p>
              </table:table-cell>
              <table:table-cell office:value-type="float" office:value="831193000">
                <text:p>831193000</text:p>
              </table:table-cell>
              <table:table-cell office:value-type="float" office:value="2507.76">
                <text:p>2507.76</text:p>
              </table:table-cell>
              <table:table-cell office:value-type="float" office:value="831748000">
                <text:p>83174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26.35">
                <text:p>3026.35</text:p>
              </table:table-cell>
              <table:table-cell office:value-type="float" office:value="831518000">
                <text:p>831518000</text:p>
              </table:table-cell>
              <table:table-cell office:value-type="float" office:value="2905.19">
                <text:p>2905.19</text:p>
              </table:table-cell>
              <table:table-cell office:value-type="float" office:value="836205000">
                <text:p>836205000</text:p>
              </table:table-cell>
              <table:table-cell office:value-type="float" office:value="2551.28">
                <text:p>2551.28</text:p>
              </table:table-cell>
              <table:table-cell office:value-type="float" office:value="832000000">
                <text:p>832000000</text:p>
              </table:table-cell>
              <table:table-cell office:value-type="float" office:value="2583.39">
                <text:p>2583.39</text:p>
              </table:table-cell>
              <table:table-cell office:value-type="float" office:value="831890000">
                <text:p>83189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8.96">
                <text:p>3058.96</text:p>
              </table:table-cell>
              <table:table-cell office:value-type="float" office:value="831518000">
                <text:p>831518000</text:p>
              </table:table-cell>
              <table:table-cell office:value-type="float" office:value="2951.65">
                <text:p>2951.65</text:p>
              </table:table-cell>
              <table:table-cell office:value-type="float" office:value="836205000">
                <text:p>836205000</text:p>
              </table:table-cell>
              <table:table-cell office:value-type="float" office:value="2600.36">
                <text:p>2600.36</text:p>
              </table:table-cell>
              <table:table-cell office:value-type="float" office:value="832152000">
                <text:p>832152000</text:p>
              </table:table-cell>
              <table:table-cell office:value-type="float" office:value="2642.05">
                <text:p>2642.05</text:p>
              </table:table-cell>
              <table:table-cell office:value-type="float" office:value="831888000">
                <text:p>83188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91.02">
                <text:p>3091.02</text:p>
              </table:table-cell>
              <table:table-cell office:value-type="float" office:value="831518000">
                <text:p>831518000</text:p>
              </table:table-cell>
              <table:table-cell office:value-type="float" office:value="3005.06">
                <text:p>3005.06</text:p>
              </table:table-cell>
              <table:table-cell office:value-type="float" office:value="836205000">
                <text:p>836205000</text:p>
              </table:table-cell>
              <table:table-cell office:value-type="float" office:value="2667.58">
                <text:p>2667.58</text:p>
              </table:table-cell>
              <table:table-cell office:value-type="float" office:value="831975000">
                <text:p>831975000</text:p>
              </table:table-cell>
              <table:table-cell office:value-type="float" office:value="2717.88">
                <text:p>2717.88</text:p>
              </table:table-cell>
              <table:table-cell office:value-type="float" office:value="831895000">
                <text:p>83189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23.76">
                <text:p>3123.76</text:p>
              </table:table-cell>
              <table:table-cell office:value-type="float" office:value="831518000">
                <text:p>831518000</text:p>
              </table:table-cell>
              <table:table-cell office:value-type="float" office:value="3034.57">
                <text:p>3034.57</text:p>
              </table:table-cell>
              <table:table-cell office:value-type="float" office:value="836205000">
                <text:p>836205000</text:p>
              </table:table-cell>
              <table:table-cell office:value-type="float" office:value="2735.78">
                <text:p>2735.78</text:p>
              </table:table-cell>
              <table:table-cell office:value-type="float" office:value="832076000">
                <text:p>832076000</text:p>
              </table:table-cell>
              <table:table-cell office:value-type="float" office:value="2795.75">
                <text:p>2795.75</text:p>
              </table:table-cell>
              <table:table-cell office:value-type="float" office:value="831898000">
                <text:p>831898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54.73">
                <text:p>3154.73</text:p>
              </table:table-cell>
              <table:table-cell office:value-type="float" office:value="831518000">
                <text:p>831518000</text:p>
              </table:table-cell>
              <table:table-cell office:value-type="float" office:value="3064.5">
                <text:p>3064.5</text:p>
              </table:table-cell>
              <table:table-cell office:value-type="float" office:value="836205000">
                <text:p>836205000</text:p>
              </table:table-cell>
              <table:table-cell office:value-type="float" office:value="2812.07">
                <text:p>2812.07</text:p>
              </table:table-cell>
              <table:table-cell office:value-type="float" office:value="832155000">
                <text:p>832155000</text:p>
              </table:table-cell>
              <table:table-cell office:value-type="float" office:value="2863.84">
                <text:p>2863.84</text:p>
              </table:table-cell>
              <table:table-cell office:value-type="float" office:value="831885000">
                <text:p>83188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84.46">
                <text:p>3184.46</text:p>
              </table:table-cell>
              <table:table-cell office:value-type="float" office:value="831518000">
                <text:p>831518000</text:p>
              </table:table-cell>
              <table:table-cell office:value-type="float" office:value="3093.35">
                <text:p>3093.35</text:p>
              </table:table-cell>
              <table:table-cell office:value-type="float" office:value="836205000">
                <text:p>836205000</text:p>
              </table:table-cell>
              <table:table-cell office:value-type="float" office:value="2878.31">
                <text:p>2878.31</text:p>
              </table:table-cell>
              <table:table-cell office:value-type="float" office:value="832088000">
                <text:p>832088000</text:p>
              </table:table-cell>
              <table:table-cell office:value-type="float" office:value="2909.07">
                <text:p>2909.07</text:p>
              </table:table-cell>
              <table:table-cell office:value-type="float" office:value="831881000">
                <text:p>83188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13.06">
                <text:p>3213.06</text:p>
              </table:table-cell>
              <table:table-cell office:value-type="float" office:value="831518000">
                <text:p>831518000</text:p>
              </table:table-cell>
              <table:table-cell office:value-type="float" office:value="3124.13">
                <text:p>3124.13</text:p>
              </table:table-cell>
              <table:table-cell office:value-type="float" office:value="836205000">
                <text:p>836205000</text:p>
              </table:table-cell>
              <table:table-cell office:value-type="float" office:value="2924.62">
                <text:p>2924.62</text:p>
              </table:table-cell>
              <table:table-cell office:value-type="float" office:value="832049000">
                <text:p>832049000</text:p>
              </table:table-cell>
              <table:table-cell office:value-type="float" office:value="2961.24">
                <text:p>2961.24</text:p>
              </table:table-cell>
              <table:table-cell office:value-type="float" office:value="831872000">
                <text:p>83187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243.39">
                <text:p>3243.39</text:p>
              </table:table-cell>
              <table:table-cell office:value-type="float" office:value="831518000">
                <text:p>831518000</text:p>
              </table:table-cell>
              <table:table-cell office:value-type="float" office:value="3151.64">
                <text:p>3151.64</text:p>
              </table:table-cell>
              <table:table-cell office:value-type="float" office:value="836205000">
                <text:p>836205000</text:p>
              </table:table-cell>
              <table:table-cell office:value-type="float" office:value="2977.42">
                <text:p>2977.42</text:p>
              </table:table-cell>
              <table:table-cell office:value-type="float" office:value="832074000">
                <text:p>832074000</text:p>
              </table:table-cell>
              <table:table-cell office:value-type="float" office:value="3008.72">
                <text:p>3008.72</text:p>
              </table:table-cell>
              <table:table-cell office:value-type="float" office:value="831876000">
                <text:p>83187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274.43">
                <text:p>3274.43</text:p>
              </table:table-cell>
              <table:table-cell office:value-type="float" office:value="831518000">
                <text:p>831518000</text:p>
              </table:table-cell>
              <table:table-cell office:value-type="float" office:value="3179.57">
                <text:p>3179.57</text:p>
              </table:table-cell>
              <table:table-cell office:value-type="float" office:value="836205000">
                <text:p>836205000</text:p>
              </table:table-cell>
              <table:table-cell office:value-type="float" office:value="3016.44">
                <text:p>3016.44</text:p>
              </table:table-cell>
              <table:table-cell office:value-type="float" office:value="831977000">
                <text:p>831977000</text:p>
              </table:table-cell>
              <table:table-cell office:value-type="float" office:value="3036.84">
                <text:p>3036.84</text:p>
              </table:table-cell>
              <table:table-cell office:value-type="float" office:value="831880000">
                <text:p>83188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04.39">
                <text:p>3304.39</text:p>
              </table:table-cell>
              <table:table-cell office:value-type="float" office:value="831518000">
                <text:p>831518000</text:p>
              </table:table-cell>
              <table:table-cell office:value-type="float" office:value="3206.48">
                <text:p>3206.48</text:p>
              </table:table-cell>
              <table:table-cell office:value-type="float" office:value="836205000">
                <text:p>836205000</text:p>
              </table:table-cell>
              <table:table-cell office:value-type="float" office:value="3045.47">
                <text:p>3045.47</text:p>
              </table:table-cell>
              <table:table-cell office:value-type="float" office:value="832085000">
                <text:p>832085000</text:p>
              </table:table-cell>
              <table:table-cell office:value-type="float" office:value="3064.24">
                <text:p>3064.24</text:p>
              </table:table-cell>
              <table:table-cell office:value-type="float" office:value="831883000">
                <text:p>83188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33.62">
                <text:p>3333.62</text:p>
              </table:table-cell>
              <table:table-cell office:value-type="float" office:value="831518000">
                <text:p>831518000</text:p>
              </table:table-cell>
              <table:table-cell office:value-type="float" office:value="3232.23">
                <text:p>3232.23</text:p>
              </table:table-cell>
              <table:table-cell office:value-type="float" office:value="836205000">
                <text:p>836205000</text:p>
              </table:table-cell>
              <table:table-cell office:value-type="float" office:value="3075.21">
                <text:p>3075.21</text:p>
              </table:table-cell>
              <table:table-cell office:value-type="float" office:value="832076000">
                <text:p>832076000</text:p>
              </table:table-cell>
              <table:table-cell office:value-type="float" office:value="3092.9">
                <text:p>3092.9</text:p>
              </table:table-cell>
              <table:table-cell office:value-type="float" office:value="831850000">
                <text:p>8318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77.68">
                <text:p>3377.68</text:p>
              </table:table-cell>
              <table:table-cell office:value-type="float" office:value="831518000">
                <text:p>831518000</text:p>
              </table:table-cell>
              <table:table-cell office:value-type="float" office:value="3259.11">
                <text:p>3259.11</text:p>
              </table:table-cell>
              <table:table-cell office:value-type="float" office:value="836205000">
                <text:p>836205000</text:p>
              </table:table-cell>
              <table:table-cell office:value-type="float" office:value="3103.39">
                <text:p>3103.39</text:p>
              </table:table-cell>
              <table:table-cell office:value-type="float" office:value="831810000">
                <text:p>831810000</text:p>
              </table:table-cell>
              <table:table-cell office:value-type="float" office:value="3121.55">
                <text:p>3121.55</text:p>
              </table:table-cell>
              <table:table-cell office:value-type="float" office:value="831877000">
                <text:p>83187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25.2">
                <text:p>3425.2</text:p>
              </table:table-cell>
              <table:table-cell office:value-type="float" office:value="831518000">
                <text:p>831518000</text:p>
              </table:table-cell>
              <table:table-cell office:value-type="float" office:value="3287.58">
                <text:p>3287.58</text:p>
              </table:table-cell>
              <table:table-cell office:value-type="float" office:value="836205000">
                <text:p>836205000</text:p>
              </table:table-cell>
              <table:table-cell office:value-type="float" office:value="3132.6">
                <text:p>3132.6</text:p>
              </table:table-cell>
              <table:table-cell office:value-type="float" office:value="831923000">
                <text:p>831923000</text:p>
              </table:table-cell>
              <table:table-cell office:value-type="float" office:value="3148.08">
                <text:p>3148.08</text:p>
              </table:table-cell>
              <table:table-cell office:value-type="float" office:value="831864000">
                <text:p>83186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75.55">
                <text:p>3475.55</text:p>
              </table:table-cell>
              <table:table-cell office:value-type="float" office:value="831518000">
                <text:p>831518000</text:p>
              </table:table-cell>
              <table:table-cell office:value-type="float" office:value="3315.78">
                <text:p>3315.78</text:p>
              </table:table-cell>
              <table:table-cell office:value-type="float" office:value="836205000">
                <text:p>836205000</text:p>
              </table:table-cell>
              <table:table-cell office:value-type="float" office:value="3158.53">
                <text:p>3158.53</text:p>
              </table:table-cell>
              <table:table-cell office:value-type="float" office:value="831977000">
                <text:p>831977000</text:p>
              </table:table-cell>
              <table:table-cell office:value-type="float" office:value="3176.3">
                <text:p>3176.3</text:p>
              </table:table-cell>
              <table:table-cell office:value-type="float" office:value="831883000">
                <text:p>83188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35.84">
                <text:p>3535.84</text:p>
              </table:table-cell>
              <table:table-cell office:value-type="float" office:value="831518000">
                <text:p>831518000</text:p>
              </table:table-cell>
              <table:table-cell office:value-type="float" office:value="3348">
                <text:p>3348</text:p>
              </table:table-cell>
              <table:table-cell office:value-type="float" office:value="836205000">
                <text:p>836205000</text:p>
              </table:table-cell>
              <table:table-cell office:value-type="float" office:value="3187.14">
                <text:p>3187.14</text:p>
              </table:table-cell>
              <table:table-cell office:value-type="float" office:value="832029000">
                <text:p>832029000</text:p>
              </table:table-cell>
              <table:table-cell office:value-type="float" office:value="3204.06">
                <text:p>3204.06</text:p>
              </table:table-cell>
              <table:table-cell office:value-type="float" office:value="831870000">
                <text:p>83187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84.17">
                <text:p>3584.17</text:p>
              </table:table-cell>
              <table:table-cell office:value-type="float" office:value="831518000">
                <text:p>831518000</text:p>
              </table:table-cell>
              <table:table-cell office:value-type="float" office:value="3392.03">
                <text:p>3392.03</text:p>
              </table:table-cell>
              <table:table-cell office:value-type="float" office:value="836205000">
                <text:p>836205000</text:p>
              </table:table-cell>
              <table:table-cell office:value-type="float" office:value="3215.18">
                <text:p>3215.18</text:p>
              </table:table-cell>
              <table:table-cell office:value-type="float" office:value="832129000">
                <text:p>832129000</text:p>
              </table:table-cell>
              <table:table-cell office:value-type="float" office:value="3232.63">
                <text:p>3232.63</text:p>
              </table:table-cell>
              <table:table-cell office:value-type="float" office:value="831906000">
                <text:p>83190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628.26">
                <text:p>3628.26</text:p>
              </table:table-cell>
              <table:table-cell office:value-type="float" office:value="831518000">
                <text:p>831518000</text:p>
              </table:table-cell>
              <table:table-cell office:value-type="float" office:value="3442.82">
                <text:p>3442.82</text:p>
              </table:table-cell>
              <table:table-cell office:value-type="float" office:value="836205000">
                <text:p>836205000</text:p>
              </table:table-cell>
              <table:table-cell office:value-type="float" office:value="3242.65">
                <text:p>3242.65</text:p>
              </table:table-cell>
              <table:table-cell office:value-type="float" office:value="832141000">
                <text:p>832141000</text:p>
              </table:table-cell>
              <table:table-cell office:value-type="float" office:value="3259.53">
                <text:p>3259.53</text:p>
              </table:table-cell>
              <table:table-cell office:value-type="float" office:value="831887000">
                <text:p>83188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71.69">
                <text:p>3671.69</text:p>
              </table:table-cell>
              <table:table-cell office:value-type="float" office:value="831518000">
                <text:p>831518000</text:p>
              </table:table-cell>
              <table:table-cell office:value-type="float" office:value="3497.1">
                <text:p>3497.1</text:p>
              </table:table-cell>
              <table:table-cell office:value-type="float" office:value="836205000">
                <text:p>836205000</text:p>
              </table:table-cell>
              <table:table-cell office:value-type="float" office:value="3270.55">
                <text:p>3270.55</text:p>
              </table:table-cell>
              <table:table-cell office:value-type="float" office:value="831933000">
                <text:p>831933000</text:p>
              </table:table-cell>
              <table:table-cell office:value-type="float" office:value="3285.04">
                <text:p>3285.04</text:p>
              </table:table-cell>
              <table:table-cell office:value-type="float" office:value="831869000">
                <text:p>831869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676.62">
                <text:p>3676.62</text:p>
              </table:table-cell>
              <table:table-cell office:value-type="float" office:value="831518000">
                <text:p>831518000</text:p>
              </table:table-cell>
              <table:table-cell office:value-type="float" office:value="3554.9">
                <text:p>3554.9</text:p>
              </table:table-cell>
              <table:table-cell office:value-type="float" office:value="836205000">
                <text:p>836205000</text:p>
              </table:table-cell>
              <table:table-cell office:value-type="float" office:value="3297.32">
                <text:p>3297.32</text:p>
              </table:table-cell>
              <table:table-cell office:value-type="float" office:value="832000000">
                <text:p>832000000</text:p>
              </table:table-cell>
              <table:table-cell office:value-type="float" office:value="3312.86">
                <text:p>3312.86</text:p>
              </table:table-cell>
              <table:table-cell office:value-type="float" office:value="831913000">
                <text:p>83191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681.56">
                <text:p>3681.56</text:p>
              </table:table-cell>
              <table:table-cell office:value-type="float" office:value="831518000">
                <text:p>831518000</text:p>
              </table:table-cell>
              <table:table-cell office:value-type="float" office:value="3590.9">
                <text:p>3590.9</text:p>
              </table:table-cell>
              <table:table-cell office:value-type="float" office:value="836205000">
                <text:p>836205000</text:p>
              </table:table-cell>
              <table:table-cell office:value-type="float" office:value="3324.28">
                <text:p>3324.28</text:p>
              </table:table-cell>
              <table:table-cell office:value-type="float" office:value="832355000">
                <text:p>832355000</text:p>
              </table:table-cell>
              <table:table-cell office:value-type="float" office:value="3340.55">
                <text:p>3340.55</text:p>
              </table:table-cell>
              <table:table-cell office:value-type="float" office:value="831886000">
                <text:p>831886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77.82">
                <text:p>3977.82</text:p>
              </table:table-cell>
              <table:table-cell office:value-type="float" office:value="838045000">
                <text:p>838045000</text:p>
              </table:table-cell>
              <table:table-cell office:value-type="float" office:value="3977.82">
                <text:p>3977.82</text:p>
              </table:table-cell>
              <table:table-cell office:value-type="float" office:value="838045000">
                <text:p>838045000</text:p>
              </table:table-cell>
              <table:table-cell office:value-type="float" office:value="3977.82">
                <text:p>3977.82</text:p>
              </table:table-cell>
              <table:table-cell office:value-type="float" office:value="838045000">
                <text:p>838045000</text:p>
              </table:table-cell>
              <table:table-cell office:value-type="float" office:value="3977.82">
                <text:p>3977.82</text:p>
              </table:table-cell>
              <table:table-cell office:value-type="float" office:value="838045000">
                <text:p>83804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